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2.2634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title</text:p>
          </table:table-cell>
          <table:table-cell office:value-type="string">
            <text:p>total</text:p>
          </table:table-cell>
          <table:table-cell office:value-type="string">
            <text:p>budget</text:p>
          </table:table-cell>
          <table:table-cell office:value-type="string">
            <text:p>studio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Jurassic Park</text:p>
          </table:table-cell>
          <table:table-cell office:value-type="float" office:value="395.622">
            <text:p>395.622</text:p>
          </table:table-cell>
          <table:table-cell office:value-type="float" office:value="63">
            <text:p>63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Mrs. Doubtfire</text:p>
          </table:table-cell>
          <table:table-cell office:value-type="float" office:value="219.195">
            <text:p>219.195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Fugitive</text:p>
          </table:table-cell>
          <table:table-cell office:value-type="float" office:value="183.753">
            <text:p>183.753</text:p>
          </table:table-cell>
          <table:table-cell office:value-type="float" office:value="44">
            <text:p>44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Firm</text:p>
          </table:table-cell>
          <table:table-cell office:value-type="float" office:value="158.348">
            <text:p>158.348</text:p>
          </table:table-cell>
          <table:table-cell office:value-type="float" office:value="42">
            <text:p>42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Sleepless in Seattle</text:p>
          </table:table-cell>
          <table:table-cell office:value-type="float" office:value="126.671">
            <text:p>126.671</text:p>
          </table:table-cell>
          <table:table-cell office:value-type="float" office:value="21">
            <text:p>21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Indecent Proposal</text:p>
          </table:table-cell>
          <table:table-cell office:value-type="float" office:value="106.614">
            <text:p>106.614</text:p>
          </table:table-cell>
          <table:table-cell office:value-type="float" office:value="38">
            <text:p>3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In the Line of Fire</text:p>
          </table:table-cell>
          <table:table-cell office:value-type="float" office:value="102.3">
            <text:p>102.3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Pelican Brief</text:p>
          </table:table-cell>
          <table:table-cell office:value-type="float" office:value="100.768">
            <text:p>100.768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Schindler's List</text:p>
          </table:table-cell>
          <table:table-cell office:value-type="float" office:value="96.067">
            <text:p>96.067</text:p>
          </table:table-cell>
          <table:table-cell office:value-type="float" office:value="25">
            <text:p>2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Cliffhanger</text:p>
          </table:table-cell>
          <table:table-cell office:value-type="float" office:value="84.049">
            <text:p>84.049</text:p>
          </table:table-cell>
          <table:table-cell office:value-type="float" office:value="65">
            <text:p>65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ree Willy</text:p>
          </table:table-cell>
          <table:table-cell office:value-type="float" office:value="77.7">
            <text:p>77.7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Philadelphia</text:p>
          </table:table-cell>
          <table:table-cell office:value-type="float" office:value="77.45">
            <text:p>77.45</text:p>
          </table:table-cell>
          <table:table-cell office:value-type="float" office:value="26">
            <text:p>26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Groundhog Day</text:p>
          </table:table-cell>
          <table:table-cell office:value-type="float" office:value="70.91">
            <text:p>70.91</text:p>
          </table:table-cell>
          <table:table-cell office:value-type="string">
            <text:p/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Grumpy Old Men</text:p>
          </table:table-cell>
          <table:table-cell office:value-type="float" office:value="70.17">
            <text:p>70.17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Cool Runnings</text:p>
          </table:table-cell>
          <table:table-cell office:value-type="float" office:value="68.86">
            <text:p>68.86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Dave</text:p>
          </table:table-cell>
          <table:table-cell office:value-type="float" office:value="63.27">
            <text:p>63.27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Rising Sun</text:p>
          </table:table-cell>
          <table:table-cell office:value-type="float" office:value="63.18">
            <text:p>63.18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Demolition Man</text:p>
          </table:table-cell>
          <table:table-cell office:value-type="float" office:value="58.06">
            <text:p>58.06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Sister Act 2</text:p>
          </table:table-cell>
          <table:table-cell office:value-type="float" office:value="57.32">
            <text:p>57.32</text:p>
          </table:table-cell>
          <table:table-cell office:value-type="string">
            <text:p/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ombstone</text:p>
          </table:table-cell>
          <table:table-cell office:value-type="float" office:value="56.51">
            <text:p>56.51</text:p>
          </table:table-cell>
          <table:table-cell office:value-type="string">
            <text:p/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3 Musketeers</text:p>
          </table:table-cell>
          <table:table-cell office:value-type="float" office:value="53.9">
            <text:p>53.9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Rookie of the Year</text:p>
          </table:table-cell>
          <table:table-cell office:value-type="float" office:value="53.62">
            <text:p>53.62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Beethoven's 2nd</text:p>
          </table:table-cell>
          <table:table-cell office:value-type="float" office:value="53.35">
            <text:p>53.35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Dennis the Menace</text:p>
          </table:table-cell>
          <table:table-cell office:value-type="float" office:value="51.27">
            <text:p>51.27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Sommersby</text:p>
          </table:table-cell>
          <table:table-cell office:value-type="float" office:value="50.08">
            <text:p>50.08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ast Action Hero</text:p>
          </table:table-cell>
          <table:table-cell office:value-type="float" office:value="50.02">
            <text:p>50.02</text:p>
          </table:table-cell>
          <table:table-cell office:value-type="float" office:value="60">
            <text:p>6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Addams Family 2</text:p>
          </table:table-cell>
          <table:table-cell office:value-type="float" office:value="48.86">
            <text:p>48.86</text:p>
          </table:table-cell>
          <table:table-cell office:value-type="string">
            <text:p/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Wayne's World 2</text:p>
          </table:table-cell>
          <table:table-cell office:value-type="float" office:value="48.2">
            <text:p>48.2</text:p>
          </table:table-cell>
          <table:table-cell office:value-type="string">
            <text:p/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alice</text:p>
          </table:table-cell>
          <table:table-cell office:value-type="float" office:value="46.41">
            <text:p>46.41</text:p>
          </table:table-cell>
          <table:table-cell office:value-type="string">
            <text:p/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ade In America</text:p>
          </table:table-cell>
          <table:table-cell office:value-type="float" office:value="44.94">
            <text:p>44.94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Good Son</text:p>
          </table:table-cell>
          <table:table-cell office:value-type="float" office:value="44.79">
            <text:p>44.79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Beverly Hillbillies</text:p>
          </table:table-cell>
          <table:table-cell office:value-type="float" office:value="44.03">
            <text:p>44.03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Ninja Turtles 3</text:p>
          </table:table-cell>
          <table:table-cell office:value-type="float" office:value="42.27">
            <text:p>42.27</text:p>
          </table:table-cell>
          <table:table-cell office:value-type="float" office:value="13.5">
            <text:p>13.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omeward Bound</text:p>
          </table:table-cell>
          <table:table-cell office:value-type="float" office:value="41.83">
            <text:p>41.83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alling Down</text:p>
          </table:table-cell>
          <table:table-cell office:value-type="float" office:value="40.9">
            <text:p>40.9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The Piano</text:p>
          </table:table-cell>
          <table:table-cell office:value-type="float" office:value="40.16">
            <text:p>40.16</text:p>
          </table:table-cell>
          <table:table-cell office:value-type="float" office:value="7">
            <text:p>7</text:p>
          </table:table-cell>
          <table:table-cell office:value-type="string">
            <text:p>Miramax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Hocus Pocus</text:p>
          </table:table-cell>
          <table:table-cell office:value-type="float" office:value="39.52">
            <text:p>39.52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What's Love Got...</text:p>
          </table:table-cell>
          <table:table-cell office:value-type="float" office:value="39.1">
            <text:p>39.1</text:p>
          </table:table-cell>
          <table:table-cell office:value-type="string">
            <text:p/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ot Shots 2</text:p>
          </table:table-cell>
          <table:table-cell office:value-type="float" office:value="38.92">
            <text:p>38.92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Carlito's Way</text:p>
          </table:table-cell>
          <table:table-cell office:value-type="float" office:value="36.95">
            <text:p>36.95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Alive</text:p>
          </table:table-cell>
          <table:table-cell office:value-type="float" office:value="36.73">
            <text:p>36.73</text:p>
          </table:table-cell>
          <table:table-cell office:value-type="float" office:value="32">
            <text:p>32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Son in Law</text:p>
          </table:table-cell>
          <table:table-cell office:value-type="float" office:value="36.45">
            <text:p>36.45</text:p>
          </table:table-cell>
          <table:table-cell office:value-type="string">
            <text:p/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Sliver</text:p>
          </table:table-cell>
          <table:table-cell office:value-type="float" office:value="36.3">
            <text:p>36.3</text:p>
          </table:table-cell>
          <table:table-cell office:value-type="string">
            <text:p/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n in Tights</text:p>
          </table:table-cell>
          <table:table-cell office:value-type="float" office:value="35.74">
            <text:p>35.74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Dragon: Bruce Lee</text:p>
          </table:table-cell>
          <table:table-cell office:value-type="float" office:value="35.11">
            <text:p>35.11</text:p>
          </table:table-cell>
          <table:table-cell office:value-type="float" office:value="14">
            <text:p>14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Joy Luck Club</text:p>
          </table:table-cell>
          <table:table-cell office:value-type="float" office:value="32.9">
            <text:p>32.9</text:p>
          </table:table-cell>
          <table:table-cell office:value-type="string">
            <text:p/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Hard Target</text:p>
          </table:table-cell>
          <table:table-cell office:value-type="float" office:value="32.59">
            <text:p>32.59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Sandlot</text:p>
          </table:table-cell>
          <table:table-cell office:value-type="float" office:value="32.43">
            <text:p>32.43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The Age of Innocence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Point of No Return</text:p>
          </table:table-cell>
          <table:table-cell office:value-type="float" office:value="30.04">
            <text:p>30.04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Loaded Weapon 1</text:p>
          </table:table-cell>
          <table:table-cell office:value-type="float" office:value="27.98">
            <text:p>27.98</text:p>
          </table:table-cell>
          <table:table-cell office:value-type="float" office:value="13">
            <text:p>13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enace II Society</text:p>
          </table:table-cell>
          <table:table-cell office:value-type="float" office:value="27.9">
            <text:p>27.9</text:p>
          </table:table-cell>
          <table:table-cell office:value-type="float" office:value="3.5">
            <text:p>3.5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string">
            <text:p>My Life</text:p>
          </table:table-cell>
          <table:table-cell office:value-type="float" office:value="27.48">
            <text:p>27.48</text:p>
          </table:table-cell>
          <table:table-cell office:value-type="string">
            <text:p/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Poetic Justice</text:p>
          </table:table-cell>
          <table:table-cell office:value-type="float" office:value="27.45">
            <text:p>27.45</text:p>
          </table:table-cell>
          <table:table-cell office:value-type="float" office:value="14">
            <text:p>14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In the Name of the Father</text:p>
          </table:table-cell>
          <table:table-cell office:value-type="float" office:value="25.01">
            <text:p>25.01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orrest Gump</text:p>
          </table:table-cell>
          <table:table-cell office:value-type="float" office:value="329.694">
            <text:p>329.694</text:p>
          </table:table-cell>
          <table:table-cell office:value-type="float" office:value="55">
            <text:p>5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Lion King</text:p>
          </table:table-cell>
          <table:table-cell office:value-type="float" office:value="328.378">
            <text:p>328.378</text:p>
          </table:table-cell>
          <table:table-cell office:value-type="float" office:value="79.3">
            <text:p>79.3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rue Lies</text:p>
          </table:table-cell>
          <table:table-cell office:value-type="float" office:value="146.282">
            <text:p>146.282</text:p>
          </table:table-cell>
          <table:table-cell office:value-type="float" office:value="100">
            <text:p>10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Santa Clause</text:p>
          </table:table-cell>
          <table:table-cell office:value-type="float" office:value="144.631">
            <text:p>144.631</text:p>
          </table:table-cell>
          <table:table-cell office:value-type="float" office:value="22">
            <text:p>22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Flintstones</text:p>
          </table:table-cell>
          <table:table-cell office:value-type="float" office:value="130.513">
            <text:p>130.513</text:p>
          </table:table-cell>
          <table:table-cell office:value-type="float" office:value="45">
            <text:p>4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Dumb &amp; Dumber</text:p>
          </table:table-cell>
          <table:table-cell office:value-type="float" office:value="125.464">
            <text:p>125.464</text:p>
          </table:table-cell>
          <table:table-cell office:value-type="float" office:value="16">
            <text:p>16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Clear and Present Danger</text:p>
          </table:table-cell>
          <table:table-cell office:value-type="float" office:value="121.985">
            <text:p>121.985</text:p>
          </table:table-cell>
          <table:table-cell office:value-type="float" office:value="65">
            <text:p>6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Speed</text:p>
          </table:table-cell>
          <table:table-cell office:value-type="float" office:value="121.248">
            <text:p>121.248</text:p>
          </table:table-cell>
          <table:table-cell office:value-type="float" office:value="28">
            <text:p>28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Mask</text:p>
          </table:table-cell>
          <table:table-cell office:value-type="float" office:value="119.92">
            <text:p>119.92</text:p>
          </table:table-cell>
          <table:table-cell office:value-type="float" office:value="18">
            <text:p>18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Pulp Fiction</text:p>
          </table:table-cell>
          <table:table-cell office:value-type="float" office:value="107.9">
            <text:p>107.9</text:p>
          </table:table-cell>
          <table:table-cell office:value-type="float" office:value="8">
            <text:p>8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Interview with the Vampire</text:p>
          </table:table-cell>
          <table:table-cell office:value-type="float" office:value="105.27">
            <text:p>105.27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averick</text:p>
          </table:table-cell>
          <table:table-cell office:value-type="float" office:value="101.6">
            <text:p>101.6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Client</text:p>
          </table:table-cell>
          <table:table-cell office:value-type="float" office:value="92.12">
            <text:p>92.12</text:p>
          </table:table-cell>
          <table:table-cell office:value-type="float" office:value="45">
            <text:p>4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Disclosure</text:p>
          </table:table-cell>
          <table:table-cell office:value-type="float" office:value="83.02">
            <text:p>83.02</text:p>
          </table:table-cell>
          <table:table-cell office:value-type="float" office:value="32">
            <text:p>32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Star Trek: Generations</text:p>
          </table:table-cell>
          <table:table-cell office:value-type="float" office:value="75.67">
            <text:p>75.67</text:p>
          </table:table-cell>
          <table:table-cell office:value-type="float" office:value="35">
            <text:p>35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Ace Ventura</text:p>
          </table:table-cell>
          <table:table-cell office:value-type="float" office:value="72.22">
            <text:p>72.22</text:p>
          </table:table-cell>
          <table:table-cell office:value-type="float" office:value="12">
            <text:p>12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Stargate</text:p>
          </table:table-cell>
          <table:table-cell office:value-type="float" office:value="71.57">
            <text:p>71.57</text:p>
          </table:table-cell>
          <table:table-cell office:value-type="float" office:value="55">
            <text:p>5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Wolf</text:p>
          </table:table-cell>
          <table:table-cell office:value-type="float" office:value="65.01">
            <text:p>65.01</text:p>
          </table:table-cell>
          <table:table-cell office:value-type="float" office:value="70">
            <text:p>7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Specialist</text:p>
          </table:table-cell>
          <table:table-cell office:value-type="float" office:value="57.36">
            <text:p>57.36</text:p>
          </table:table-cell>
          <table:table-cell office:value-type="float" office:value="45">
            <text:p>4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Four Weddings...</text:p>
          </table:table-cell>
          <table:table-cell office:value-type="float" office:value="52.7">
            <text:p>52.7</text:p>
          </table:table-cell>
          <table:table-cell office:value-type="float" office:value="6">
            <text:p>6</text:p>
          </table:table-cell>
          <table:table-cell office:value-type="string">
            <text:p>PolyGram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Little Rascals</text:p>
          </table:table-cell>
          <table:table-cell office:value-type="float" office:value="52.13">
            <text:p>52.13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Naked Gun 3</text:p>
          </table:table-cell>
          <table:table-cell office:value-type="float" office:value="51.13">
            <text:p>51.13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The Crow</text:p>
          </table:table-cell>
          <table:table-cell office:value-type="float" office:value="50.69">
            <text:p>50.69</text:p>
          </table:table-cell>
          <table:table-cell office:value-type="float" office:value="15">
            <text:p>15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Natural Born Killers</text:p>
          </table:table-cell>
          <table:table-cell office:value-type="float" office:value="50.28">
            <text:p>50.28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Angels in the Outfield</text:p>
          </table:table-cell>
          <table:table-cell office:value-type="float" office:value="50.24">
            <text:p>50.24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Little Women</text:p>
          </table:table-cell>
          <table:table-cell office:value-type="float" office:value="50.08">
            <text:p>50.08</text:p>
          </table:table-cell>
          <table:table-cell office:value-type="string">
            <text:p/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When a Man Loves...</text:p>
          </table:table-cell>
          <table:table-cell office:value-type="float" office:value="50.02">
            <text:p>50.02</text:p>
          </table:table-cell>
          <table:table-cell office:value-type="string">
            <text:p/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River Wild</text:p>
          </table:table-cell>
          <table:table-cell office:value-type="float" office:value="46.82">
            <text:p>46.82</text:p>
          </table:table-cell>
          <table:table-cell office:value-type="float" office:value="45">
            <text:p>4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D2: The Mighty Ducks</text:p>
          </table:table-cell>
          <table:table-cell office:value-type="float" office:value="45.61">
            <text:p>45.61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Timecop</text:p>
          </table:table-cell>
          <table:table-cell office:value-type="float" office:value="44.85">
            <text:p>44.85</text:p>
          </table:table-cell>
          <table:table-cell office:value-type="float" office:value="27">
            <text:p>27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Jungle Book (1994)</text:p>
          </table:table-cell>
          <table:table-cell office:value-type="float" office:value="44.34">
            <text:p>44.34</text:p>
          </table:table-cell>
          <table:table-cell office:value-type="float" office:value="27">
            <text:p>27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City Slickers II</text:p>
          </table:table-cell>
          <table:table-cell office:value-type="float" office:value="43.52">
            <text:p>43.52</text:p>
          </table:table-cell>
          <table:table-cell office:value-type="string">
            <text:p/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Beverly Hills Cop 3</text:p>
          </table:table-cell>
          <table:table-cell office:value-type="float" office:value="42.62">
            <text:p>42.62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Paper</text:p>
          </table:table-cell>
          <table:table-cell office:value-type="float" office:value="38.82">
            <text:p>38.82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On Deadly Ground</text:p>
          </table:table-cell>
          <table:table-cell office:value-type="float" office:value="38.59">
            <text:p>38.59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It Could Happen to You</text:p>
          </table:table-cell>
          <table:table-cell office:value-type="float" office:value="37.94">
            <text:p>37.94</text:p>
          </table:table-cell>
          <table:table-cell office:value-type="string">
            <text:p/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Junior</text:p>
          </table:table-cell>
          <table:table-cell office:value-type="float" office:value="36.76">
            <text:p>36.76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Nell</text:p>
          </table:table-cell>
          <table:table-cell office:value-type="float" office:value="33.68">
            <text:p>33.68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Street Fighter</text:p>
          </table:table-cell>
          <table:table-cell office:value-type="float" office:value="33.42">
            <text:p>33.42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Shadow</text:p>
          </table:table-cell>
          <table:table-cell office:value-type="float" office:value="32.06">
            <text:p>32.06</text:p>
          </table:table-cell>
          <table:table-cell office:value-type="float" office:value="40">
            <text:p>4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I Love Trouble</text:p>
          </table:table-cell>
          <table:table-cell office:value-type="float" office:value="30.81">
            <text:p>30.81</text:p>
          </table:table-cell>
          <table:table-cell office:value-type="string">
            <text:p/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ajor League 2</text:p>
          </table:table-cell>
          <table:table-cell office:value-type="float" office:value="30.63">
            <text:p>30.63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Blank Check</text:p>
          </table:table-cell>
          <table:table-cell office:value-type="float" office:value="30.58">
            <text:p>30.58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Blown Away</text:p>
          </table:table-cell>
          <table:table-cell office:value-type="float" office:value="30.16">
            <text:p>30.16</text:p>
          </table:table-cell>
          <table:table-cell office:value-type="string">
            <text:p/>
          </table:table-cell>
          <table:table-cell office:value-type="string">
            <text:p>MGM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In the Army Now</text:p>
          </table:table-cell>
          <table:table-cell office:value-type="float" office:value="28.86">
            <text:p>28.86</text:p>
          </table:table-cell>
          <table:table-cell office:value-type="string">
            <text:p/>
          </table:table-cell>
          <table:table-cell office:value-type="string">
            <text:p>Buena Vista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The Shawshank Redemption</text:p>
          </table:table-cell>
          <table:table-cell office:value-type="float" office:value="28.34">
            <text:p>28.34</text:p>
          </table:table-cell>
          <table:table-cell office:value-type="float" office:value="25">
            <text:p>2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Guarding Tess</text:p>
          </table:table-cell>
          <table:table-cell office:value-type="float" office:value="27.05">
            <text:p>27.05</text:p>
          </table:table-cell>
          <table:table-cell office:value-type="string">
            <text:p/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Quiz Show</text:p>
          </table:table-cell>
          <table:table-cell office:value-type="float" office:value="24.82">
            <text:p>24.82</text:p>
          </table:table-cell>
          <table:table-cell office:value-type="string">
            <text:p/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Renaissance Man</text:p>
          </table:table-cell>
          <table:table-cell office:value-type="float" office:value="24.33">
            <text:p>24.33</text:p>
          </table:table-cell>
          <table:table-cell office:value-type="float" office:value="40">
            <text:p>4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Professional</text:p>
          </table:table-cell>
          <table:table-cell office:value-type="float" office:value="19.25">
            <text:p>19.25</text:p>
          </table:table-cell>
          <table:table-cell office:value-type="float" office:value="20">
            <text:p>2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Blink</text:p>
          </table:table-cell>
          <table:table-cell office:value-type="float" office:value="16.7">
            <text:p>16.7</text:p>
          </table:table-cell>
          <table:table-cell office:value-type="float" office:value="11">
            <text:p>11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Baby's Day Out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The Getaway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The Pagemaster</text:p>
          </table:table-cell>
          <table:table-cell office:value-type="float" office:value="13.67">
            <text:p>13.67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string">
            <text:p>Bullets over Broadway</text:p>
          </table:table-cell>
          <table:table-cell office:value-type="float" office:value="13.38">
            <text:p>13.38</text:p>
          </table:table-cell>
          <table:table-cell office:value-type="float" office:value="20">
            <text:p>20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atman Forever</text:p>
          </table:table-cell>
          <table:table-cell office:value-type="float" office:value="184.031">
            <text:p>184.031</text:p>
          </table:table-cell>
          <table:table-cell office:value-type="float" office:value="100">
            <text:p>1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Apollo 13</text:p>
          </table:table-cell>
          <table:table-cell office:value-type="float" office:value="173.756">
            <text:p>173.756</text:p>
          </table:table-cell>
          <table:table-cell office:value-type="float" office:value="62">
            <text:p>6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Pocahontas</text:p>
          </table:table-cell>
          <table:table-cell office:value-type="float" office:value="141.579">
            <text:p>141.579</text:p>
          </table:table-cell>
          <table:table-cell office:value-type="float" office:value="55">
            <text:p>5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Ace Ventura 2</text:p>
          </table:table-cell>
          <table:table-cell office:value-type="float" office:value="108.36">
            <text:p>108.36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GoldenEye</text:p>
          </table:table-cell>
          <table:table-cell office:value-type="float" office:value="106.636">
            <text:p>106.636</text:p>
          </table:table-cell>
          <table:table-cell office:value-type="float" office:value="80">
            <text:p>80</text:p>
          </table:table-cell>
          <table:table-cell office:value-type="string">
            <text:p>United Artists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Casper</text:p>
          </table:table-cell>
          <table:table-cell office:value-type="float" office:value="100.28">
            <text:p>100.28</text:p>
          </table:table-cell>
          <table:table-cell office:value-type="float" office:value="55">
            <text:p>5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Jumanji</text:p>
          </table:table-cell>
          <table:table-cell office:value-type="float" office:value="100.192">
            <text:p>100.192</text:p>
          </table:table-cell>
          <table:table-cell office:value-type="float" office:value="65">
            <text:p>6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Seven</text:p>
          </table:table-cell>
          <table:table-cell office:value-type="float" office:value="100.125">
            <text:p>100.125</text:p>
          </table:table-cell>
          <table:table-cell office:value-type="float" office:value="30">
            <text:p>3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Die Hard 3</text:p>
          </table:table-cell>
          <table:table-cell office:value-type="float" office:value="100.012">
            <text:p>100.012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rimson Tide</text:p>
          </table:table-cell>
          <table:table-cell office:value-type="float" office:value="91.4">
            <text:p>91.4</text:p>
          </table:table-cell>
          <table:table-cell office:value-type="float" office:value="53">
            <text:p>53</text:p>
          </table:table-cell>
          <table:table-cell office:value-type="string">
            <text:p>Hollywood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Waterworld</text:p>
          </table:table-cell>
          <table:table-cell office:value-type="float" office:value="88.25">
            <text:p>88.25</text:p>
          </table:table-cell>
          <table:table-cell office:value-type="float" office:value="175">
            <text:p>17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Dangerous Minds</text:p>
          </table:table-cell>
          <table:table-cell office:value-type="float" office:value="84.92">
            <text:p>84.92</text:p>
          </table:table-cell>
          <table:table-cell office:value-type="string">
            <text:p/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While You Were Sleeping</text:p>
          </table:table-cell>
          <table:table-cell office:value-type="float" office:value="81.06">
            <text:p>81.06</text:p>
          </table:table-cell>
          <table:table-cell office:value-type="float" office:value="17">
            <text:p>17</text:p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ongo</text:p>
          </table:table-cell>
          <table:table-cell office:value-type="float" office:value="81.02">
            <text:p>81.02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ather of the Bride 2</text:p>
          </table:table-cell>
          <table:table-cell office:value-type="float" office:value="76.59">
            <text:p>76.59</text:p>
          </table:table-cell>
          <table:table-cell office:value-type="float" office:value="30">
            <text:p>30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Braveheart</text:p>
          </table:table-cell>
          <table:table-cell office:value-type="float" office:value="75.61">
            <text:p>75.61</text:p>
          </table:table-cell>
          <table:table-cell office:value-type="float" office:value="72">
            <text:p>72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Get Shorty</text:p>
          </table:table-cell>
          <table:table-cell office:value-type="float" office:value="72.1">
            <text:p>72.1</text:p>
          </table:table-cell>
          <table:table-cell office:value-type="float" office:value="30">
            <text:p>30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Grumpier Old Men</text:p>
          </table:table-cell>
          <table:table-cell office:value-type="float" office:value="71.52">
            <text:p>71.52</text:p>
          </table:table-cell>
          <table:table-cell office:value-type="float" office:value="25">
            <text:p>2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ridges of Madison...</text:p>
          </table:table-cell>
          <table:table-cell office:value-type="float" office:value="71.52">
            <text:p>71.52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Mortal Kombat</text:p>
          </table:table-cell>
          <table:table-cell office:value-type="float" office:value="70.45">
            <text:p>70.45</text:p>
          </table:table-cell>
          <table:table-cell office:value-type="float" office:value="20">
            <text:p>2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Nine Months</text:p>
          </table:table-cell>
          <table:table-cell office:value-type="float" office:value="69.69">
            <text:p>69.69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Outbreak</text:p>
          </table:table-cell>
          <table:table-cell office:value-type="float" office:value="67.66">
            <text:p>67.66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eat</text:p>
          </table:table-cell>
          <table:table-cell office:value-type="float" office:value="67.44">
            <text:p>67.44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Waiting to Exhale</text:p>
          </table:table-cell>
          <table:table-cell office:value-type="float" office:value="67.05">
            <text:p>67.05</text:p>
          </table:table-cell>
          <table:table-cell office:value-type="float" office:value="15">
            <text:p>15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Legends of the Fall</text:p>
          </table:table-cell>
          <table:table-cell office:value-type="float" office:value="66.64">
            <text:p>66.64</text:p>
          </table:table-cell>
          <table:table-cell office:value-type="float" office:value="30">
            <text:p>30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ad Boys</text:p>
          </table:table-cell>
          <table:table-cell office:value-type="float" office:value="65.81">
            <text:p>65.81</text:p>
          </table:table-cell>
          <table:table-cell office:value-type="float" office:value="23">
            <text:p>23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abe</text:p>
          </table:table-cell>
          <table:table-cell office:value-type="float" office:value="63.66">
            <text:p>63.66</text:p>
          </table:table-cell>
          <table:table-cell office:value-type="float" office:value="30">
            <text:p>3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Species</text:p>
          </table:table-cell>
          <table:table-cell office:value-type="float" office:value="60.07">
            <text:p>60.07</text:p>
          </table:table-cell>
          <table:table-cell office:value-type="float" office:value="35">
            <text:p>3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The American President</text:p>
          </table:table-cell>
          <table:table-cell office:value-type="float" office:value="60.02">
            <text:p>60.02</text:p>
          </table:table-cell>
          <table:table-cell office:value-type="float" office:value="62">
            <text:p>6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lueless</text:p>
          </table:table-cell>
          <table:table-cell office:value-type="float" office:value="56.63">
            <text:p>56.63</text:p>
          </table:table-cell>
          <table:table-cell office:value-type="float" office:value="20">
            <text:p>2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Sabrina</text:p>
          </table:table-cell>
          <table:table-cell office:value-type="float" office:value="53.67">
            <text:p>53.67</text:p>
          </table:table-cell>
          <table:table-cell office:value-type="float" office:value="58">
            <text:p>5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Something to Talk About</text:p>
          </table:table-cell>
          <table:table-cell office:value-type="float" office:value="50.87">
            <text:p>50.87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The Net</text:p>
          </table:table-cell>
          <table:table-cell office:value-type="float" office:value="50.73">
            <text:p>50.73</text:p>
          </table:table-cell>
          <table:table-cell office:value-type="float" office:value="22">
            <text:p>22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nder Siege 2</text:p>
          </table:table-cell>
          <table:table-cell office:value-type="float" office:value="50.02">
            <text:p>50.02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A Walk in the Clouds</text:p>
          </table:table-cell>
          <table:table-cell office:value-type="float" office:value="50.01">
            <text:p>50.01</text:p>
          </table:table-cell>
          <table:table-cell office:value-type="float" office:value="20">
            <text:p>2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rady Bunch Movie</text:p>
          </table:table-cell>
          <table:table-cell office:value-type="float" office:value="46.58">
            <text:p>46.58</text:p>
          </table:table-cell>
          <table:table-cell office:value-type="float" office:value="12">
            <text:p>12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Sense &amp; Sensibility</text:p>
          </table:table-cell>
          <table:table-cell office:value-type="float" office:value="43.18">
            <text:p>43.18</text:p>
          </table:table-cell>
          <table:table-cell office:value-type="float" office:value="16.5">
            <text:p>16.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asino</text:p>
          </table:table-cell>
          <table:table-cell office:value-type="float" office:value="42.51">
            <text:p>42.51</text:p>
          </table:table-cell>
          <table:table-cell office:value-type="float" office:value="52">
            <text:p>5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Nobody's Fool</text:p>
          </table:table-cell>
          <table:table-cell office:value-type="float" office:value="39.49">
            <text:p>39.49</text:p>
          </table:table-cell>
          <table:table-cell office:value-type="string">
            <text:p/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Dead Man Walking</text:p>
          </table:table-cell>
          <table:table-cell office:value-type="float" office:value="39.36">
            <text:p>39.36</text:p>
          </table:table-cell>
          <table:table-cell office:value-type="float" office:value="11">
            <text:p>11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rench Kiss</text:p>
          </table:table-cell>
          <table:table-cell office:value-type="float" office:value="38.9">
            <text:p>38.9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Higher Learning</text:p>
          </table:table-cell>
          <table:table-cell office:value-type="float" office:value="38.29">
            <text:p>38.29</text:p>
          </table:table-cell>
          <table:table-cell office:value-type="string">
            <text:p/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Power Rangers Movie</text:p>
          </table:table-cell>
          <table:table-cell office:value-type="float" office:value="37.8">
            <text:p>37.8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irst Knight</text:p>
          </table:table-cell>
          <table:table-cell office:value-type="float" office:value="37.36">
            <text:p>37.36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Just Cause</text:p>
          </table:table-cell>
          <table:table-cell office:value-type="float" office:value="36.85">
            <text:p>36.85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To Wong Foo</text:p>
          </table:table-cell>
          <table:table-cell office:value-type="float" office:value="36.47">
            <text:p>36.47</text:p>
          </table:table-cell>
          <table:table-cell office:value-type="string">
            <text:p/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Indian in Cupboard</text:p>
          </table:table-cell>
          <table:table-cell office:value-type="float" office:value="35.66">
            <text:p>35.66</text:p>
          </table:table-cell>
          <table:table-cell office:value-type="float" office:value="45">
            <text:p>4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oney Train</text:p>
          </table:table-cell>
          <table:table-cell office:value-type="float" office:value="35.43">
            <text:p>35.43</text:p>
          </table:table-cell>
          <table:table-cell office:value-type="float" office:value="68">
            <text:p>68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A Goofy Movie</text:p>
          </table:table-cell>
          <table:table-cell office:value-type="float" office:value="35.34">
            <text:p>35.34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Judge Dredd</text:p>
          </table:table-cell>
          <table:table-cell office:value-type="float" office:value="34.67">
            <text:p>34.67</text:p>
          </table:table-cell>
          <table:table-cell office:value-type="float" office:value="90">
            <text:p>90</text:p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orget Paris</text:p>
          </table:table-cell>
          <table:table-cell office:value-type="float" office:value="33.2">
            <text:p>33.2</text:p>
          </table:table-cell>
          <table:table-cell office:value-type="string">
            <text:p/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Tommy Boy</text:p>
          </table:table-cell>
          <table:table-cell office:value-type="float" office:value="32.7">
            <text:p>32.7</text:p>
          </table:table-cell>
          <table:table-cell office:value-type="string">
            <text:p/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Copycat</text:p>
          </table:table-cell>
          <table:table-cell office:value-type="float" office:value="32.05">
            <text:p>32.05</text:p>
          </table:table-cell>
          <table:table-cell office:value-type="float" office:value="20">
            <text:p>2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string">
            <text:p>Leaving Las Vegas</text:p>
          </table:table-cell>
          <table:table-cell office:value-type="float" office:value="31.98">
            <text:p>31.98</text:p>
          </table:table-cell>
          <table:table-cell office:value-type="float" office:value="4">
            <text:p>4</text:p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Rob Roy</text:p>
          </table:table-cell>
          <table:table-cell office:value-type="float" office:value="31.39">
            <text:p>31.39</text:p>
          </table:table-cell>
          <table:table-cell office:value-type="float" office:value="28">
            <text:p>28</text:p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Independence Day</text:p>
          </table:table-cell>
          <table:table-cell office:value-type="float" office:value="306.169">
            <text:p>306.169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wister</text:p>
          </table:table-cell>
          <table:table-cell office:value-type="float" office:value="241.722">
            <text:p>241.722</text:p>
          </table:table-cell>
          <table:table-cell office:value-type="float" office:value="92">
            <text:p>92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ssion: Impossible</text:p>
          </table:table-cell>
          <table:table-cell office:value-type="float" office:value="180.982">
            <text:p>180.982</text:p>
          </table:table-cell>
          <table:table-cell office:value-type="float" office:value="75">
            <text:p>75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Jerry Maguire</text:p>
          </table:table-cell>
          <table:table-cell office:value-type="float" office:value="153.621">
            <text:p>153.621</text:p>
          </table:table-cell>
          <table:table-cell office:value-type="float" office:value="50">
            <text:p>50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Ransom</text:p>
          </table:table-cell>
          <table:table-cell office:value-type="float" office:value="136.385">
            <text:p>136.385</text:p>
          </table:table-cell>
          <table:table-cell office:value-type="float" office:value="80">
            <text:p>8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101 Dalmatians (1996)</text:p>
          </table:table-cell>
          <table:table-cell office:value-type="float" office:value="135.539">
            <text:p>135.539</text:p>
          </table:table-cell>
          <table:table-cell office:value-type="float" office:value="54">
            <text:p>54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Rock</text:p>
          </table:table-cell>
          <table:table-cell office:value-type="float" office:value="134.1">
            <text:p>134.1</text:p>
          </table:table-cell>
          <table:table-cell office:value-type="float" office:value="75">
            <text:p>7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Nutty Professor</text:p>
          </table:table-cell>
          <table:table-cell office:value-type="float" office:value="128.769">
            <text:p>128.769</text:p>
          </table:table-cell>
          <table:table-cell office:value-type="float" office:value="54">
            <text:p>54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Birdcage</text:p>
          </table:table-cell>
          <table:table-cell office:value-type="float" office:value="123.987">
            <text:p>123.987</text:p>
          </table:table-cell>
          <table:table-cell office:value-type="string">
            <text:p/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A Time To Kill</text:p>
          </table:table-cell>
          <table:table-cell office:value-type="float" office:value="108.285">
            <text:p>108.285</text:p>
          </table:table-cell>
          <table:table-cell office:value-type="float" office:value="40">
            <text:p>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irst Wives Club</text:p>
          </table:table-cell>
          <table:table-cell office:value-type="float" office:value="105.31">
            <text:p>105.31</text:p>
          </table:table-cell>
          <table:table-cell office:value-type="float" office:value="26">
            <text:p>26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Phenomenon</text:p>
          </table:table-cell>
          <table:table-cell office:value-type="float" office:value="104.63">
            <text:p>104.63</text:p>
          </table:table-cell>
          <table:table-cell office:value-type="float" office:value="32">
            <text:p>32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cream</text:p>
          </table:table-cell>
          <table:table-cell office:value-type="float" office:value="103">
            <text:p>103</text:p>
          </table:table-cell>
          <table:table-cell office:value-type="float" office:value="15">
            <text:p>15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Eraser</text:p>
          </table:table-cell>
          <table:table-cell office:value-type="float" office:value="101.23">
            <text:p>101.23</text:p>
          </table:table-cell>
          <table:table-cell office:value-type="float" office:value="100">
            <text:p>1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unchback of...</text:p>
          </table:table-cell>
          <table:table-cell office:value-type="float" office:value="100.12">
            <text:p>100.12</text:p>
          </table:table-cell>
          <table:table-cell office:value-type="float" office:value="70">
            <text:p>7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chael</text:p>
          </table:table-cell>
          <table:table-cell office:value-type="float" office:value="95.35">
            <text:p>95.35</text:p>
          </table:table-cell>
          <table:table-cell office:value-type="string">
            <text:p/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tar Trek: First Contact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pace Jam</text:p>
          </table:table-cell>
          <table:table-cell office:value-type="float" office:value="90.44">
            <text:p>90.44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r. Holland's Opus</text:p>
          </table:table-cell>
          <table:table-cell office:value-type="float" office:value="82.53">
            <text:p>82.53</text:p>
          </table:table-cell>
          <table:table-cell office:value-type="string">
            <text:p/>
          </table:table-cell>
          <table:table-cell office:value-type="string">
            <text:p>Hollywood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The English Patient</text:p>
          </table:table-cell>
          <table:table-cell office:value-type="float" office:value="78.65">
            <text:p>78.65</text:p>
          </table:table-cell>
          <table:table-cell office:value-type="float" office:value="27">
            <text:p>27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roken Arrow</text:p>
          </table:table-cell>
          <table:table-cell office:value-type="float" office:value="70.77">
            <text:p>70.77</text:p>
          </table:table-cell>
          <table:table-cell office:value-type="float" office:value="65">
            <text:p>65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Beavis &amp; Butthead</text:p>
          </table:table-cell>
          <table:table-cell office:value-type="float" office:value="63.12">
            <text:p>63.12</text:p>
          </table:table-cell>
          <table:table-cell office:value-type="float" office:value="12">
            <text:p>12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Jingle All the Way</text:p>
          </table:table-cell>
          <table:table-cell office:value-type="float" office:value="60.59">
            <text:p>60.59</text:p>
          </table:table-cell>
          <table:table-cell office:value-type="float" office:value="60">
            <text:p>6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Cable Guy</text:p>
          </table:table-cell>
          <table:table-cell office:value-type="float" office:value="60.24">
            <text:p>60.24</text:p>
          </table:table-cell>
          <table:table-cell office:value-type="float" office:value="47">
            <text:p>47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Courage Under Fire</text:p>
          </table:table-cell>
          <table:table-cell office:value-type="float" office:value="59.03">
            <text:p>59.03</text:p>
          </table:table-cell>
          <table:table-cell office:value-type="float" office:value="46">
            <text:p>46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Jack</text:p>
          </table:table-cell>
          <table:table-cell office:value-type="float" office:value="58.62">
            <text:p>58.62</text:p>
          </table:table-cell>
          <table:table-cell office:value-type="float" office:value="45">
            <text:p>45</text:p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12 Monkeys</text:p>
          </table:table-cell>
          <table:table-cell office:value-type="float" office:value="57.14">
            <text:p>57.14</text:p>
          </table:table-cell>
          <table:table-cell office:value-type="float" office:value="29">
            <text:p>29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Executive Decision</text:p>
          </table:table-cell>
          <table:table-cell office:value-type="float" office:value="56.57">
            <text:p>56.57</text:p>
          </table:table-cell>
          <table:table-cell office:value-type="float" office:value="55">
            <text:p>5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Primal Fear</text:p>
          </table:table-cell>
          <table:table-cell office:value-type="float" office:value="56.12">
            <text:p>56.12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in Cup</text:p>
          </table:table-cell>
          <table:table-cell office:value-type="float" office:value="53.86">
            <text:p>53.86</text:p>
          </table:table-cell>
          <table:table-cell office:value-type="float" office:value="45">
            <text:p>4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leepers</text:p>
          </table:table-cell>
          <table:table-cell office:value-type="float" office:value="53.32">
            <text:p>53.32</text:p>
          </table:table-cell>
          <table:table-cell office:value-type="float" office:value="44">
            <text:p>44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Dragonheart</text:p>
          </table:table-cell>
          <table:table-cell office:value-type="float" office:value="51.37">
            <text:p>51.37</text:p>
          </table:table-cell>
          <table:table-cell office:value-type="float" office:value="57">
            <text:p>57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p Close &amp; Personal</text:p>
          </table:table-cell>
          <table:table-cell office:value-type="float" office:value="51.09">
            <text:p>51.09</text:p>
          </table:table-cell>
          <table:table-cell office:value-type="float" office:value="60">
            <text:p>6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Evita</text:p>
          </table:table-cell>
          <table:table-cell office:value-type="float" office:value="50.05">
            <text:p>50.05</text:p>
          </table:table-cell>
          <table:table-cell office:value-type="float" office:value="55">
            <text:p>55</text:p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he Preacher's Wife</text:p>
          </table:table-cell>
          <table:table-cell office:value-type="float" office:value="48.1">
            <text:p>48.1</text:p>
          </table:table-cell>
          <table:table-cell office:value-type="float" office:value="40">
            <text:p>40</text:p>
          </table:table-cell>
          <table:table-cell office:value-type="string">
            <text:p>Samuel Goldwyn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Romeo + Juliet</text:p>
          </table:table-cell>
          <table:table-cell office:value-type="float" office:value="46.35">
            <text:p>46.35</text:p>
          </table:table-cell>
          <table:table-cell office:value-type="float" office:value="14.5">
            <text:p>14.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One Fine Day</text:p>
          </table:table-cell>
          <table:table-cell office:value-type="float" office:value="46.17">
            <text:p>46.17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irror Has 2 Faces</text:p>
          </table:table-cell>
          <table:table-cell office:value-type="float" office:value="41.25">
            <text:p>41.25</text:p>
          </table:table-cell>
          <table:table-cell office:value-type="float" office:value="42">
            <text:p>42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Don't Be a Menace...</text:p>
          </table:table-cell>
          <table:table-cell office:value-type="float" office:value="39.26">
            <text:p>39.26</text:p>
          </table:table-cell>
          <table:table-cell office:value-type="string">
            <text:p/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appy Gilmore</text:p>
          </table:table-cell>
          <table:table-cell office:value-type="float" office:value="38.82">
            <text:p>38.82</text:p>
          </table:table-cell>
          <table:table-cell office:value-type="float" office:value="10">
            <text:p>1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Ghost &amp; the Darkness</text:p>
          </table:table-cell>
          <table:table-cell office:value-type="float" office:value="38.55">
            <text:p>38.55</text:p>
          </table:table-cell>
          <table:table-cell office:value-type="float" office:value="55">
            <text:p>5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ars Attacks!</text:p>
          </table:table-cell>
          <table:table-cell office:value-type="float" office:value="37.77">
            <text:p>37.77</text:p>
          </table:table-cell>
          <table:table-cell office:value-type="float" office:value="70">
            <text:p>7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et It Off</text:p>
          </table:table-cell>
          <table:table-cell office:value-type="float" office:value="36.05">
            <text:p>36.05</text:p>
          </table:table-cell>
          <table:table-cell office:value-type="float" office:value="9">
            <text:p>9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hine</text:p>
          </table:table-cell>
          <table:table-cell office:value-type="float" office:value="35.81">
            <text:p>35.81</text:p>
          </table:table-cell>
          <table:table-cell office:value-type="float" office:value="5.5">
            <text:p>5.5</text:p>
          </table:table-cell>
          <table:table-cell office:value-type="string">
            <text:p>Fine Li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Truth About Cats &amp; Dogs</text:p>
          </table:table-cell>
          <table:table-cell office:value-type="float" office:value="34.86">
            <text:p>34.86</text:p>
          </table:table-cell>
          <table:table-cell office:value-type="string">
            <text:p/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A Thin Line Between...</text:p>
          </table:table-cell>
          <table:table-cell office:value-type="float" office:value="34.77">
            <text:p>34.77</text:p>
          </table:table-cell>
          <table:table-cell office:value-type="float" office:value="8">
            <text:p>8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uppet Treasure Is.</text:p>
          </table:table-cell>
          <table:table-cell office:value-type="float" office:value="34.33">
            <text:p>34.33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Matilda</text:p>
          </table:table-cell>
          <table:table-cell office:value-type="float" office:value="33.46">
            <text:p>33.46</text:p>
          </table:table-cell>
          <table:table-cell office:value-type="float" office:value="36">
            <text:p>36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ong Kiss Goodnight</text:p>
          </table:table-cell>
          <table:table-cell office:value-type="float" office:value="33.45">
            <text:p>33.45</text:p>
          </table:table-cell>
          <table:table-cell office:value-type="float" office:value="65">
            <text:p>6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Striptease</text:p>
          </table:table-cell>
          <table:table-cell office:value-type="float" office:value="33.11">
            <text:p>33.11</text:p>
          </table:table-cell>
          <table:table-cell office:value-type="float" office:value="50">
            <text:p>5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Daylight</text:p>
          </table:table-cell>
          <table:table-cell office:value-type="float" office:value="32.89">
            <text:p>32.89</text:p>
          </table:table-cell>
          <table:table-cell office:value-type="float" office:value="80">
            <text:p>8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Homeward Bound II</text:p>
          </table:table-cell>
          <table:table-cell office:value-type="float" office:value="32.71">
            <text:p>32.71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lack Sheep (1996)</text:p>
          </table:table-cell>
          <table:table-cell office:value-type="float" office:value="32.38">
            <text:p>32.38</text:p>
          </table:table-cell>
          <table:table-cell office:value-type="string">
            <text:p/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Rumble in the Bronx</text:p>
          </table:table-cell>
          <table:table-cell office:value-type="float" office:value="32.28">
            <text:p>32.28</text:p>
          </table:table-cell>
          <table:table-cell office:value-type="float" office:value="7.5">
            <text:p>7.5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string">
            <text:p>Eddie</text:p>
          </table:table-cell>
          <table:table-cell office:value-type="float" office:value="31.37">
            <text:p>31.37</text:p>
          </table:table-cell>
          <table:table-cell office:value-type="float" office:value="30">
            <text:p>30</text:p>
          </table:table-cell>
          <table:table-cell office:value-type="string">
            <text:p>PolyGram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itanic</text:p>
          </table:table-cell>
          <table:table-cell office:value-type="float" office:value="658.589">
            <text:p>658.589</text:p>
          </table:table-cell>
          <table:table-cell office:value-type="float" office:value="200">
            <text:p>20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en In Black</text:p>
          </table:table-cell>
          <table:table-cell office:value-type="float" office:value="250.157">
            <text:p>250.157</text:p>
          </table:table-cell>
          <table:table-cell office:value-type="float" office:value="90">
            <text:p>9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Lost World</text:p>
          </table:table-cell>
          <table:table-cell office:value-type="float" office:value="229.087">
            <text:p>229.087</text:p>
          </table:table-cell>
          <table:table-cell office:value-type="float" office:value="73">
            <text:p>7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iar Liar</text:p>
          </table:table-cell>
          <table:table-cell office:value-type="float" office:value="181.395">
            <text:p>181.395</text:p>
          </table:table-cell>
          <table:table-cell office:value-type="float" office:value="45">
            <text:p>4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Air Force One</text:p>
          </table:table-cell>
          <table:table-cell office:value-type="float" office:value="172.888">
            <text:p>172.888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As Good As It Gets</text:p>
          </table:table-cell>
          <table:table-cell office:value-type="float" office:value="147.637">
            <text:p>147.637</text:p>
          </table:table-cell>
          <table:table-cell office:value-type="float" office:value="50">
            <text:p>50</text:p>
          </table:table-cell>
          <table:table-cell office:value-type="string">
            <text:p>TriStar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Good Will Hunting</text:p>
          </table:table-cell>
          <table:table-cell office:value-type="float" office:value="138.339">
            <text:p>138.339</text:p>
          </table:table-cell>
          <table:table-cell office:value-type="float" office:value="10">
            <text:p>10</text:p>
          </table:table-cell>
          <table:table-cell office:value-type="string">
            <text:p>Miramax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Best Friend's Wedding</text:p>
          </table:table-cell>
          <table:table-cell office:value-type="float" office:value="126.805">
            <text:p>126.805</text:p>
          </table:table-cell>
          <table:table-cell office:value-type="float" office:value="46">
            <text:p>46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omorrow Never Dies</text:p>
          </table:table-cell>
          <table:table-cell office:value-type="float" office:value="125.332">
            <text:p>125.332</text:p>
          </table:table-cell>
          <table:table-cell office:value-type="float" office:value="110">
            <text:p>110</text:p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ace/Off</text:p>
          </table:table-cell>
          <table:table-cell office:value-type="float" office:value="112.678">
            <text:p>112.678</text:p>
          </table:table-cell>
          <table:table-cell office:value-type="float" office:value="80">
            <text:p>8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atman &amp; Robin</text:p>
          </table:table-cell>
          <table:table-cell office:value-type="float" office:value="107.29">
            <text:p>107.29</text:p>
          </table:table-cell>
          <table:table-cell office:value-type="float" office:value="110">
            <text:p>11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George of the Jungle</text:p>
          </table:table-cell>
          <table:table-cell office:value-type="float" office:value="105.27">
            <text:p>105.27</text:p>
          </table:table-cell>
          <table:table-cell office:value-type="float" office:value="55">
            <text:p>5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Scream 2</text:p>
          </table:table-cell>
          <table:table-cell office:value-type="float" office:value="101.36">
            <text:p>101.36</text:p>
          </table:table-cell>
          <table:table-cell office:value-type="float" office:value="24">
            <text:p>24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Con Air</text:p>
          </table:table-cell>
          <table:table-cell office:value-type="float" office:value="101.09">
            <text:p>101.09</text:p>
          </table:table-cell>
          <table:table-cell office:value-type="float" office:value="75">
            <text:p>7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Contact</text:p>
          </table:table-cell>
          <table:table-cell office:value-type="float" office:value="100.85">
            <text:p>100.85</text:p>
          </table:table-cell>
          <table:table-cell office:value-type="float" office:value="90">
            <text:p>9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Hercules (1997)</text:p>
          </table:table-cell>
          <table:table-cell office:value-type="float" office:value="99.05">
            <text:p>99.05</text:p>
          </table:table-cell>
          <table:table-cell office:value-type="float" office:value="70">
            <text:p>7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Flubber</text:p>
          </table:table-cell>
          <table:table-cell office:value-type="float" office:value="92.97">
            <text:p>92.97</text:p>
          </table:table-cell>
          <table:table-cell office:value-type="float" office:value="80">
            <text:p>8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Conspiracy Theory</text:p>
          </table:table-cell>
          <table:table-cell office:value-type="float" office:value="76.08">
            <text:p>76.08</text:p>
          </table:table-cell>
          <table:table-cell office:value-type="float" office:value="75">
            <text:p>7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I Know What You...</text:p>
          </table:table-cell>
          <table:table-cell office:value-type="float" office:value="72.59">
            <text:p>72.59</text:p>
          </table:table-cell>
          <table:table-cell office:value-type="float" office:value="17">
            <text:p>17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Dante's Peak</text:p>
          </table:table-cell>
          <table:table-cell office:value-type="float" office:value="67.13">
            <text:p>67.13</text:p>
          </table:table-cell>
          <table:table-cell office:value-type="float" office:value="104">
            <text:p>104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Anaconda</text:p>
          </table:table-cell>
          <table:table-cell office:value-type="float" office:value="65.89">
            <text:p>65.89</text:p>
          </table:table-cell>
          <table:table-cell office:value-type="float" office:value="35">
            <text:p>3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.A. Confidential</text:p>
          </table:table-cell>
          <table:table-cell office:value-type="float" office:value="64.62">
            <text:p>64.62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In and Out</text:p>
          </table:table-cell>
          <table:table-cell office:value-type="float" office:value="63.86">
            <text:p>63.86</text:p>
          </table:table-cell>
          <table:table-cell office:value-type="float" office:value="35">
            <text:p>3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Fifth Element</text:p>
          </table:table-cell>
          <table:table-cell office:value-type="float" office:value="63.82">
            <text:p>63.82</text:p>
          </table:table-cell>
          <table:table-cell office:value-type="float" office:value="90">
            <text:p>9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Mouse Hunt</text:p>
          </table:table-cell>
          <table:table-cell office:value-type="float" office:value="61.92">
            <text:p>61.92</text:p>
          </table:table-cell>
          <table:table-cell office:value-type="float" office:value="38">
            <text:p>38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Saint</text:p>
          </table:table-cell>
          <table:table-cell office:value-type="float" office:value="61.36">
            <text:p>61.36</text:p>
          </table:table-cell>
          <table:table-cell office:value-type="float" office:value="70">
            <text:p>7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Devil's Advocate</text:p>
          </table:table-cell>
          <table:table-cell office:value-type="float" office:value="60.95">
            <text:p>60.95</text:p>
          </table:table-cell>
          <table:table-cell office:value-type="float" office:value="57">
            <text:p>5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iss the Girls</text:p>
          </table:table-cell>
          <table:table-cell office:value-type="float" office:value="60.53">
            <text:p>60.53</text:p>
          </table:table-cell>
          <table:table-cell office:value-type="float" office:value="27">
            <text:p>27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Jungle 2 Jungle</text:p>
          </table:table-cell>
          <table:table-cell office:value-type="float" office:value="59.93">
            <text:p>59.93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Anastasia</text:p>
          </table:table-cell>
          <table:table-cell office:value-type="float" office:value="58.41">
            <text:p>58.41</text:p>
          </table:table-cell>
          <table:table-cell office:value-type="float" office:value="53">
            <text:p>53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Jackal</text:p>
          </table:table-cell>
          <table:table-cell office:value-type="float" office:value="54.93">
            <text:p>54.93</text:p>
          </table:table-cell>
          <table:table-cell office:value-type="float" office:value="60">
            <text:p>6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Spawn</text:p>
          </table:table-cell>
          <table:table-cell office:value-type="float" office:value="54.87">
            <text:p>54.87</text:p>
          </table:table-cell>
          <table:table-cell office:value-type="float" office:value="40">
            <text:p>40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Starship Troopers</text:p>
          </table:table-cell>
          <table:table-cell office:value-type="float" office:value="54.81">
            <text:p>54.81</text:p>
          </table:table-cell>
          <table:table-cell office:value-type="float" office:value="95">
            <text:p>9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Austin Powers</text:p>
          </table:table-cell>
          <table:table-cell office:value-type="float" office:value="53.87">
            <text:p>53.87</text:p>
          </table:table-cell>
          <table:table-cell office:value-type="float" office:value="17">
            <text:p>17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reakdown</text:p>
          </table:table-cell>
          <table:table-cell office:value-type="float" office:value="50.16">
            <text:p>50.16</text:p>
          </table:table-cell>
          <table:table-cell office:value-type="float" office:value="36">
            <text:p>36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Absolute Power</text:p>
          </table:table-cell>
          <table:table-cell office:value-type="float" office:value="50.05">
            <text:p>50.05</text:p>
          </table:table-cell>
          <table:table-cell office:value-type="float" office:value="50">
            <text:p>5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olcano</text:p>
          </table:table-cell>
          <table:table-cell office:value-type="float" office:value="49.32">
            <text:p>49.32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The Game</text:p>
          </table:table-cell>
          <table:table-cell office:value-type="float" office:value="48.27">
            <text:p>48.27</text:p>
          </table:table-cell>
          <table:table-cell office:value-type="float" office:value="50">
            <text:p>50</text:p>
          </table:table-cell>
          <table:table-cell office:value-type="string">
            <text:p>PolyGram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G.I. Jane</text:p>
          </table:table-cell>
          <table:table-cell office:value-type="float" office:value="48.17">
            <text:p>48.17</text:p>
          </table:table-cell>
          <table:table-cell office:value-type="float" office:value="50">
            <text:p>50</text:p>
          </table:table-cell>
          <table:table-cell office:value-type="string">
            <text:p>Hollywood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Speed 2</text:p>
          </table:table-cell>
          <table:table-cell office:value-type="float" office:value="48.07">
            <text:p>48.07</text:p>
          </table:table-cell>
          <table:table-cell office:value-type="float" office:value="110">
            <text:p>11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Alien Resurrection</text:p>
          </table:table-cell>
          <table:table-cell office:value-type="float" office:value="47.8">
            <text:p>47.8</text:p>
          </table:table-cell>
          <table:table-cell office:value-type="float" office:value="70">
            <text:p>7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Full Monty</text:p>
          </table:table-cell>
          <table:table-cell office:value-type="float" office:value="45.95">
            <text:p>45.95</text:p>
          </table:table-cell>
          <table:table-cell office:value-type="float" office:value="3.5">
            <text:p>3.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Rainmaker</text:p>
          </table:table-cell>
          <table:table-cell office:value-type="float" office:value="45.92">
            <text:p>45.92</text:p>
          </table:table-cell>
          <table:table-cell office:value-type="float" office:value="40">
            <text:p>4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Bean</text:p>
          </table:table-cell>
          <table:table-cell office:value-type="float" office:value="45.33">
            <text:p>45.33</text:p>
          </table:table-cell>
          <table:table-cell office:value-type="float" office:value="22">
            <text:p>22</text:p>
          </table:table-cell>
          <table:table-cell office:value-type="string">
            <text:p>PolyGram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Cop Land</text:p>
          </table:table-cell>
          <table:table-cell office:value-type="float" office:value="44.91">
            <text:p>44.91</text:p>
          </table:table-cell>
          <table:table-cell office:value-type="float" office:value="15">
            <text:p>15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Nothing To Lose</text:p>
          </table:table-cell>
          <table:table-cell office:value-type="float" office:value="44.48">
            <text:p>44.48</text:p>
          </table:table-cell>
          <table:table-cell office:value-type="float" office:value="25">
            <text:p>25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Amistad</text:p>
          </table:table-cell>
          <table:table-cell office:value-type="float" office:value="44.21">
            <text:p>44.21</text:p>
          </table:table-cell>
          <table:table-cell office:value-type="float" office:value="40">
            <text:p>4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Soul Food</text:p>
          </table:table-cell>
          <table:table-cell office:value-type="float" office:value="43.49">
            <text:p>43.49</text:p>
          </table:table-cell>
          <table:table-cell office:value-type="float" office:value="7.5">
            <text:p>7.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Wag the Dog</text:p>
          </table:table-cell>
          <table:table-cell office:value-type="float" office:value="43.06">
            <text:p>43.06</text:p>
          </table:table-cell>
          <table:table-cell office:value-type="float" office:value="15">
            <text:p>1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The Devil's Own</text:p>
          </table:table-cell>
          <table:table-cell office:value-type="float" office:value="42.89">
            <text:p>42.89</text:p>
          </table:table-cell>
          <table:table-cell office:value-type="float" office:value="80">
            <text:p>8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Donnie Brasco</text:p>
          </table:table-cell>
          <table:table-cell office:value-type="float" office:value="41.96">
            <text:p>41.96</text:p>
          </table:table-cell>
          <table:table-cell office:value-type="float" office:value="35">
            <text:p>35</text:p>
          </table:table-cell>
          <table:table-cell office:value-type="string">
            <text:p>TriStar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The Peacemaker</text:p>
          </table:table-cell>
          <table:table-cell office:value-type="float" office:value="41.26">
            <text:p>41.26</text:p>
          </table:table-cell>
          <table:table-cell office:value-type="float" office:value="50">
            <text:p>5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Private Parts</text:p>
          </table:table-cell>
          <table:table-cell office:value-type="float" office:value="41.2">
            <text:p>41.2</text:p>
          </table:table-cell>
          <table:table-cell office:value-type="float" office:value="20">
            <text:p>2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oney Talks</text:p>
          </table:table-cell>
          <table:table-cell office:value-type="float" office:value="41.08">
            <text:p>41.08</text:p>
          </table:table-cell>
          <table:table-cell office:value-type="float" office:value="25">
            <text:p>25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string">
            <text:p>Jackie Brown</text:p>
          </table:table-cell>
          <table:table-cell office:value-type="float" office:value="39.67">
            <text:p>39.67</text:p>
          </table:table-cell>
          <table:table-cell office:value-type="float" office:value="12">
            <text:p>12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Saving Private Ryan</text:p>
          </table:table-cell>
          <table:table-cell office:value-type="float" office:value="216.335">
            <text:p>216.335</text:p>
          </table:table-cell>
          <table:table-cell office:value-type="float" office:value="70">
            <text:p>7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Armageddon</text:p>
          </table:table-cell>
          <table:table-cell office:value-type="float" office:value="201.578">
            <text:p>201.578</text:p>
          </table:table-cell>
          <table:table-cell office:value-type="float" office:value="140">
            <text:p>14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Something About Mary</text:p>
          </table:table-cell>
          <table:table-cell office:value-type="float" office:value="176.484">
            <text:p>176.484</text:p>
          </table:table-cell>
          <table:table-cell office:value-type="float" office:value="23">
            <text:p>23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A Bug's Life</text:p>
          </table:table-cell>
          <table:table-cell office:value-type="float" office:value="162.793">
            <text:p>162.793</text:p>
          </table:table-cell>
          <table:table-cell office:value-type="float" office:value="45">
            <text:p>45</text:p>
          </table:table-cell>
          <table:table-cell office:value-type="string">
            <text:p>Pixar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The Waterboy</text:p>
          </table:table-cell>
          <table:table-cell office:value-type="float" office:value="161.487">
            <text:p>161.487</text:p>
          </table:table-cell>
          <table:table-cell office:value-type="float" office:value="23">
            <text:p>23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Doctor Dolittle</text:p>
          </table:table-cell>
          <table:table-cell office:value-type="float" office:value="144.156">
            <text:p>144.156</text:p>
          </table:table-cell>
          <table:table-cell office:value-type="float" office:value="71.5">
            <text:p>71.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Rush Hour</text:p>
          </table:table-cell>
          <table:table-cell office:value-type="float" office:value="141.154">
            <text:p>141.154</text:p>
          </table:table-cell>
          <table:table-cell office:value-type="float" office:value="35">
            <text:p>3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Deep Impact</text:p>
          </table:table-cell>
          <table:table-cell office:value-type="float" office:value="140.465">
            <text:p>140.465</text:p>
          </table:table-cell>
          <table:table-cell office:value-type="float" office:value="75">
            <text:p>75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Godzilla (1998)</text:p>
          </table:table-cell>
          <table:table-cell office:value-type="float" office:value="136.142">
            <text:p>136.142</text:p>
          </table:table-cell>
          <table:table-cell office:value-type="float" office:value="125">
            <text:p>125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Patch Adams</text:p>
          </table:table-cell>
          <table:table-cell office:value-type="float" office:value="134.9">
            <text:p>134.9</text:p>
          </table:table-cell>
          <table:table-cell office:value-type="float" office:value="50">
            <text:p>5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ethal Weapon 4</text:p>
          </table:table-cell>
          <table:table-cell office:value-type="float" office:value="129.74">
            <text:p>129.74</text:p>
          </table:table-cell>
          <table:table-cell office:value-type="float" office:value="140">
            <text:p>1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Truman Show</text:p>
          </table:table-cell>
          <table:table-cell office:value-type="float" office:value="126.47">
            <text:p>126.47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Mulan</text:p>
          </table:table-cell>
          <table:table-cell office:value-type="float" office:value="120.57">
            <text:p>120.57</text:p>
          </table:table-cell>
          <table:table-cell office:value-type="float" office:value="70">
            <text:p>7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You've Got Mail</text:p>
          </table:table-cell>
          <table:table-cell office:value-type="float" office:value="115.73">
            <text:p>115.73</text:p>
          </table:table-cell>
          <table:table-cell office:value-type="float" office:value="65">
            <text:p>6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Enemy of the State</text:p>
          </table:table-cell>
          <table:table-cell office:value-type="float" office:value="111.54">
            <text:p>111.54</text:p>
          </table:table-cell>
          <table:table-cell office:value-type="float" office:value="90">
            <text:p>90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The Prince of Egypt</text:p>
          </table:table-cell>
          <table:table-cell office:value-type="float" office:value="101.22">
            <text:p>101.22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Rugrats Movie</text:p>
          </table:table-cell>
          <table:table-cell office:value-type="float" office:value="100.49">
            <text:p>100.49</text:p>
          </table:table-cell>
          <table:table-cell office:value-type="float" office:value="28">
            <text:p>28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Shakespeare in Love</text:p>
          </table:table-cell>
          <table:table-cell office:value-type="float" office:value="100.24">
            <text:p>100.24</text:p>
          </table:table-cell>
          <table:table-cell office:value-type="float" office:value="25">
            <text:p>25</text:p>
          </table:table-cell>
          <table:table-cell office:value-type="string">
            <text:p>Miramax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The Mask Of Zorro</text:p>
          </table:table-cell>
          <table:table-cell office:value-type="float" office:value="93.77">
            <text:p>93.77</text:p>
          </table:table-cell>
          <table:table-cell office:value-type="float" office:value="65">
            <text:p>65</text:p>
          </table:table-cell>
          <table:table-cell office:value-type="string">
            <text:p>TriStar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Stepmom</text:p>
          </table:table-cell>
          <table:table-cell office:value-type="float" office:value="91.03">
            <text:p>91.03</text:p>
          </table:table-cell>
          <table:table-cell office:value-type="float" office:value="50">
            <text:p>5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Antz</text:p>
          </table:table-cell>
          <table:table-cell office:value-type="float" office:value="90.65">
            <text:p>90.65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X-Files</text:p>
          </table:table-cell>
          <table:table-cell office:value-type="float" office:value="83.89">
            <text:p>83.89</text:p>
          </table:table-cell>
          <table:table-cell office:value-type="float" office:value="66">
            <text:p>66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Wedding Singer</text:p>
          </table:table-cell>
          <table:table-cell office:value-type="float" office:value="80.22">
            <text:p>80.22</text:p>
          </table:table-cell>
          <table:table-cell office:value-type="float" office:value="18">
            <text:p>18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City of Angels</text:p>
          </table:table-cell>
          <table:table-cell office:value-type="float" office:value="78.69">
            <text:p>78.69</text:p>
          </table:table-cell>
          <table:table-cell office:value-type="float" office:value="55">
            <text:p>5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Everest</text:p>
          </table:table-cell>
          <table:table-cell office:value-type="float" office:value="77.42">
            <text:p>77.42</text:p>
          </table:table-cell>
          <table:table-cell office:value-type="string">
            <text:p/>
          </table:table-cell>
          <table:table-cell office:value-type="string">
            <text:p>IMA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Horse Whisperer</text:p>
          </table:table-cell>
          <table:table-cell office:value-type="float" office:value="75.38">
            <text:p>75.38</text:p>
          </table:table-cell>
          <table:table-cell office:value-type="float" office:value="60">
            <text:p>6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6 Days, 7 Nights</text:p>
          </table:table-cell>
          <table:table-cell office:value-type="float" office:value="74.34">
            <text:p>74.34</text:p>
          </table:table-cell>
          <table:table-cell office:value-type="float" office:value="70">
            <text:p>7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Star Trek: Insurrection</text:p>
          </table:table-cell>
          <table:table-cell office:value-type="float" office:value="70.19">
            <text:p>70.19</text:p>
          </table:table-cell>
          <table:table-cell office:value-type="float" office:value="58">
            <text:p>5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lade</text:p>
          </table:table-cell>
          <table:table-cell office:value-type="float" office:value="70.09">
            <text:p>70.09</text:p>
          </table:table-cell>
          <table:table-cell office:value-type="float" office:value="45">
            <text:p>4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ost in Space</text:p>
          </table:table-cell>
          <table:table-cell office:value-type="float" office:value="69.12">
            <text:p>69.12</text:p>
          </table:table-cell>
          <table:table-cell office:value-type="float" office:value="80">
            <text:p>8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A Perfect Murder</text:p>
          </table:table-cell>
          <table:table-cell office:value-type="float" office:value="67.64">
            <text:p>67.64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Parent Trap</text:p>
          </table:table-cell>
          <table:table-cell office:value-type="float" office:value="66.3">
            <text:p>66.3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Ever After</text:p>
          </table:table-cell>
          <table:table-cell office:value-type="float" office:value="65.71">
            <text:p>65.71</text:p>
          </table:table-cell>
          <table:table-cell office:value-type="float" office:value="26">
            <text:p>26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ope Floats</text:p>
          </table:table-cell>
          <table:table-cell office:value-type="float" office:value="60.05">
            <text:p>60.05</text:p>
          </table:table-cell>
          <table:table-cell office:value-type="float" office:value="30">
            <text:p>3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Life is Beautiful</text:p>
          </table:table-cell>
          <table:table-cell office:value-type="float" office:value="57.25">
            <text:p>57.25</text:p>
          </table:table-cell>
          <table:table-cell office:value-type="string">
            <text:p/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.S. Marshals</text:p>
          </table:table-cell>
          <table:table-cell office:value-type="float" office:value="57.17">
            <text:p>57.17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Man in the Iron Mask</text:p>
          </table:table-cell>
          <table:table-cell office:value-type="float" office:value="56.97">
            <text:p>56.97</text:p>
          </table:table-cell>
          <table:table-cell office:value-type="float" office:value="35">
            <text:p>3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A Civil Action</text:p>
          </table:table-cell>
          <table:table-cell office:value-type="float" office:value="56.71">
            <text:p>56.71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Snake Eyes</text:p>
          </table:table-cell>
          <table:table-cell office:value-type="float" office:value="55.59">
            <text:p>55.59</text:p>
          </table:table-cell>
          <table:table-cell office:value-type="float" office:value="73">
            <text:p>73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What Dreams...Come</text:p>
          </table:table-cell>
          <table:table-cell office:value-type="float" office:value="55.38">
            <text:p>55.38</text:p>
          </table:table-cell>
          <table:table-cell office:value-type="float" office:value="85">
            <text:p>85</text:p>
          </table:table-cell>
          <table:table-cell office:value-type="string">
            <text:p>PolyGram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Halloween H20</text:p>
          </table:table-cell>
          <table:table-cell office:value-type="float" office:value="55.04">
            <text:p>55.04</text:p>
          </table:table-cell>
          <table:table-cell office:value-type="float" office:value="17">
            <text:p>17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Small Soldiers</text:p>
          </table:table-cell>
          <table:table-cell office:value-type="float" office:value="54.68">
            <text:p>54.68</text:p>
          </table:table-cell>
          <table:table-cell office:value-type="float" office:value="40">
            <text:p>4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-Rex</text:p>
          </table:table-cell>
          <table:table-cell office:value-type="float" office:value="53.13">
            <text:p>53.13</text:p>
          </table:table-cell>
          <table:table-cell office:value-type="string">
            <text:p/>
          </table:table-cell>
          <table:table-cell office:value-type="string">
            <text:p>IMA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ighty Joe Young</text:p>
          </table:table-cell>
          <table:table-cell office:value-type="float" office:value="50.63">
            <text:p>50.63</text:p>
          </table:table-cell>
          <table:table-cell office:value-type="float" office:value="49">
            <text:p>49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Practical Magic</text:p>
          </table:table-cell>
          <table:table-cell office:value-type="float" office:value="46.68">
            <text:p>46.68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Negotiator</text:p>
          </table:table-cell>
          <table:table-cell office:value-type="float" office:value="44.71">
            <text:p>44.71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eet Joe Black</text:p>
          </table:table-cell>
          <table:table-cell office:value-type="float" office:value="44.65">
            <text:p>44.65</text:p>
          </table:table-cell>
          <table:table-cell office:value-type="float" office:value="90">
            <text:p>9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Ronin</text:p>
          </table:table-cell>
          <table:table-cell office:value-type="float" office:value="41.61">
            <text:p>41.61</text:p>
          </table:table-cell>
          <table:table-cell office:value-type="float" office:value="55">
            <text:p>5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Siege</text:p>
          </table:table-cell>
          <table:table-cell office:value-type="float" office:value="40.93">
            <text:p>40.93</text:p>
          </table:table-cell>
          <table:table-cell office:value-type="float" office:value="70">
            <text:p>7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ysteries of Egypt</text:p>
          </table:table-cell>
          <table:table-cell office:value-type="float" office:value="40.59">
            <text:p>40.59</text:p>
          </table:table-cell>
          <table:table-cell office:value-type="string">
            <text:p/>
          </table:table-cell>
          <table:table-cell office:value-type="string">
            <text:p>IMAX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Pleasantville</text:p>
          </table:table-cell>
          <table:table-cell office:value-type="float" office:value="40.58">
            <text:p>40.58</text:p>
          </table:table-cell>
          <table:table-cell office:value-type="float" office:value="40">
            <text:p>4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The Faculty</text:p>
          </table:table-cell>
          <table:table-cell office:value-type="float" office:value="40.28">
            <text:p>40.28</text:p>
          </table:table-cell>
          <table:table-cell office:value-type="float" office:value="15">
            <text:p>15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I Still Know...</text:p>
          </table:table-cell>
          <table:table-cell office:value-type="float" office:value="40.02">
            <text:p>40.02</text:p>
          </table:table-cell>
          <table:table-cell office:value-type="float" office:value="24">
            <text:p>24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Primary Colors</text:p>
          </table:table-cell>
          <table:table-cell office:value-type="float" office:value="39.02">
            <text:p>39.02</text:p>
          </table:table-cell>
          <table:table-cell office:value-type="float" office:value="65">
            <text:p>6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string">
            <text:p>Urban Legend</text:p>
          </table:table-cell>
          <table:table-cell office:value-type="float" office:value="38.12">
            <text:p>38.12</text:p>
          </table:table-cell>
          <table:table-cell office:value-type="float" office:value="14">
            <text:p>14</text:p>
          </table:table-cell>
          <table:table-cell office:value-type="string">
            <text:p>TriStar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Phantom Menace</text:p>
          </table:table-cell>
          <table:table-cell office:value-type="float" office:value="473.307">
            <text:p>473.307</text:p>
          </table:table-cell>
          <table:table-cell office:value-type="float" office:value="133">
            <text:p>133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Sixth Sense</text:p>
          </table:table-cell>
          <table:table-cell office:value-type="float" office:value="293.506">
            <text:p>293.506</text:p>
          </table:table-cell>
          <table:table-cell office:value-type="float" office:value="55">
            <text:p>5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Toy Story 2</text:p>
          </table:table-cell>
          <table:table-cell office:value-type="float" office:value="245.852">
            <text:p>245.852</text:p>
          </table:table-cell>
          <table:table-cell office:value-type="float" office:value="90">
            <text:p>90</text:p>
          </table:table-cell>
          <table:table-cell office:value-type="string">
            <text:p>Pixar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Austin Powers 2</text:p>
          </table:table-cell>
          <table:table-cell office:value-type="float" office:value="205.445">
            <text:p>205.445</text:p>
          </table:table-cell>
          <table:table-cell office:value-type="float" office:value="33">
            <text:p>33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Matrix</text:p>
          </table:table-cell>
          <table:table-cell office:value-type="float" office:value="171.48">
            <text:p>171.48</text:p>
          </table:table-cell>
          <table:table-cell office:value-type="float" office:value="63">
            <text:p>63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arzan</text:p>
          </table:table-cell>
          <table:table-cell office:value-type="float" office:value="171.085">
            <text:p>171.085</text:p>
          </table:table-cell>
          <table:table-cell office:value-type="float" office:value="150">
            <text:p>15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g Daddy</text:p>
          </table:table-cell>
          <table:table-cell office:value-type="float" office:value="163.48">
            <text:p>163.48</text:p>
          </table:table-cell>
          <table:table-cell office:value-type="float" office:value="34.2">
            <text:p>34.2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Mummy</text:p>
          </table:table-cell>
          <table:table-cell office:value-type="float" office:value="155.248">
            <text:p>155.248</text:p>
          </table:table-cell>
          <table:table-cell office:value-type="float" office:value="76">
            <text:p>76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Runaway Bride</text:p>
          </table:table-cell>
          <table:table-cell office:value-type="float" office:value="152.15">
            <text:p>152.15</text:p>
          </table:table-cell>
          <table:table-cell office:value-type="float" office:value="70">
            <text:p>7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lair Witch</text:p>
          </table:table-cell>
          <table:table-cell office:value-type="float" office:value="140.53">
            <text:p>140.53</text:p>
          </table:table-cell>
          <table:table-cell office:value-type="float" office:value="0">
            <text:p>0</text:p>
          </table:table-cell>
          <table:table-cell office:value-type="string">
            <text:p>Artisan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Stuart Little</text:p>
          </table:table-cell>
          <table:table-cell office:value-type="float" office:value="140.02">
            <text:p>140.02</text:p>
          </table:table-cell>
          <table:table-cell office:value-type="float" office:value="103">
            <text:p>103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Green Mile</text:p>
          </table:table-cell>
          <table:table-cell office:value-type="float" office:value="136.8">
            <text:p>136.8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American Beauty</text:p>
          </table:table-cell>
          <table:table-cell office:value-type="float" office:value="130.06">
            <text:p>130.06</text:p>
          </table:table-cell>
          <table:table-cell office:value-type="float" office:value="15">
            <text:p>1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World Is Not Enough</text:p>
          </table:table-cell>
          <table:table-cell office:value-type="float" office:value="126.93">
            <text:p>126.93</text:p>
          </table:table-cell>
          <table:table-cell office:value-type="float" office:value="135">
            <text:p>135</text:p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Double Jeopardy</text:p>
          </table:table-cell>
          <table:table-cell office:value-type="float" office:value="116.74">
            <text:p>116.74</text:p>
          </table:table-cell>
          <table:table-cell office:value-type="float" office:value="40">
            <text:p>4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Notting Hill</text:p>
          </table:table-cell>
          <table:table-cell office:value-type="float" office:value="116.01">
            <text:p>116.01</text:p>
          </table:table-cell>
          <table:table-cell office:value-type="float" office:value="42">
            <text:p>4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Wild Wild West</text:p>
          </table:table-cell>
          <table:table-cell office:value-type="float" office:value="113.81">
            <text:p>113.81</text:p>
          </table:table-cell>
          <table:table-cell office:value-type="float" office:value="170">
            <text:p>17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Analyze This</text:p>
          </table:table-cell>
          <table:table-cell office:value-type="float" office:value="106.69">
            <text:p>106.69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General's Daughter</text:p>
          </table:table-cell>
          <table:table-cell office:value-type="float" office:value="102.68">
            <text:p>102.68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American Pie</text:p>
          </table:table-cell>
          <table:table-cell office:value-type="float" office:value="101.74">
            <text:p>101.74</text:p>
          </table:table-cell>
          <table:table-cell office:value-type="float" office:value="11">
            <text:p>11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Sleepy Hollow</text:p>
          </table:table-cell>
          <table:table-cell office:value-type="float" office:value="101.07">
            <text:p>101.07</text:p>
          </table:table-cell>
          <table:table-cell office:value-type="float" office:value="65">
            <text:p>6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Inspector Gadget</text:p>
          </table:table-cell>
          <table:table-cell office:value-type="float" office:value="97.36">
            <text:p>97.36</text:p>
          </table:table-cell>
          <table:table-cell office:value-type="float" office:value="75">
            <text:p>7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The Haunting</text:p>
          </table:table-cell>
          <table:table-cell office:value-type="float" office:value="91.19">
            <text:p>91.19</text:p>
          </table:table-cell>
          <table:table-cell office:value-type="float" office:value="80">
            <text:p>8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Entrapment</text:p>
          </table:table-cell>
          <table:table-cell office:value-type="float" office:value="87.7">
            <text:p>87.7</text:p>
          </table:table-cell>
          <table:table-cell office:value-type="float" office:value="66">
            <text:p>66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Pokemon: The Movie</text:p>
          </table:table-cell>
          <table:table-cell office:value-type="float" office:value="85.75">
            <text:p>85.75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Payback</text:p>
          </table:table-cell>
          <table:table-cell office:value-type="float" office:value="81.52">
            <text:p>81.52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e Talented Mr. Ripley</text:p>
          </table:table-cell>
          <table:table-cell office:value-type="float" office:value="81.3">
            <text:p>81.3</text:p>
          </table:table-cell>
          <table:table-cell office:value-type="float" office:value="40">
            <text:p>4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Any Given Sunday</text:p>
          </table:table-cell>
          <table:table-cell office:value-type="float" office:value="75.53">
            <text:p>75.53</text:p>
          </table:table-cell>
          <table:table-cell office:value-type="float" office:value="62">
            <text:p>62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Deep Blue Sea</text:p>
          </table:table-cell>
          <table:table-cell office:value-type="float" office:value="73.65">
            <text:p>73.65</text:p>
          </table:table-cell>
          <table:table-cell office:value-type="float" office:value="78">
            <text:p>78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Galaxy Quest</text:p>
          </table:table-cell>
          <table:table-cell office:value-type="float" office:value="71.58">
            <text:p>71.58</text:p>
          </table:table-cell>
          <table:table-cell office:value-type="float" office:value="45">
            <text:p>4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omas Crown</text:p>
          </table:table-cell>
          <table:table-cell office:value-type="float" office:value="69.31">
            <text:p>69.31</text:p>
          </table:table-cell>
          <table:table-cell office:value-type="float" office:value="48">
            <text:p>48</text:p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lue Streak</text:p>
          </table:table-cell>
          <table:table-cell office:value-type="float" office:value="68.21">
            <text:p>68.21</text:p>
          </table:table-cell>
          <table:table-cell office:value-type="float" office:value="36">
            <text:p>36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End of Days</text:p>
          </table:table-cell>
          <table:table-cell office:value-type="float" office:value="66.89">
            <text:p>66.89</text:p>
          </table:table-cell>
          <table:table-cell office:value-type="float" office:value="83">
            <text:p>8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one Collector</text:p>
          </table:table-cell>
          <table:table-cell office:value-type="float" office:value="66.52">
            <text:p>66.52</text:p>
          </table:table-cell>
          <table:table-cell office:value-type="float" office:value="48">
            <text:p>48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Bowfinger</text:p>
          </table:table-cell>
          <table:table-cell office:value-type="float" office:value="66.37">
            <text:p>66.37</text:p>
          </table:table-cell>
          <table:table-cell office:value-type="float" office:value="55">
            <text:p>5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Deuce Bigalow</text:p>
          </table:table-cell>
          <table:table-cell office:value-type="float" office:value="65.54">
            <text:p>65.54</text:p>
          </table:table-cell>
          <table:table-cell office:value-type="float" office:value="18">
            <text:p>18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ife</text:p>
          </table:table-cell>
          <table:table-cell office:value-type="float" office:value="63.89">
            <text:p>63.89</text:p>
          </table:table-cell>
          <table:table-cell office:value-type="float" office:value="75">
            <text:p>7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ango &amp; Cash</text:p>
          </table:table-cell>
          <table:table-cell office:value-type="float" office:value="63.41">
            <text:p>63.41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She's All That</text:p>
          </table:table-cell>
          <table:table-cell office:value-type="float" office:value="63.37">
            <text:p>63.37</text:p>
          </table:table-cell>
          <table:table-cell office:value-type="float" office:value="10">
            <text:p>10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antasia 2000</text:p>
          </table:table-cell>
          <table:table-cell office:value-type="float" office:value="60.66">
            <text:p>60.66</text:p>
          </table:table-cell>
          <table:table-cell office:value-type="float" office:value="80">
            <text:p>8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Three Kings</text:p>
          </table:table-cell>
          <table:table-cell office:value-type="float" office:value="60.65">
            <text:p>60.65</text:p>
          </table:table-cell>
          <table:table-cell office:value-type="float" office:value="48">
            <text:p>48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centennial Man</text:p>
          </table:table-cell>
          <table:table-cell office:value-type="float" office:value="58.22">
            <text:p>58.22</text:p>
          </table:table-cell>
          <table:table-cell office:value-type="float" office:value="100">
            <text:p>100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Cider House Rules</text:p>
          </table:table-cell>
          <table:table-cell office:value-type="float" office:value="57.55">
            <text:p>57.55</text:p>
          </table:table-cell>
          <table:table-cell office:value-type="float" office:value="24">
            <text:p>24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Eyes Wide Shut</text:p>
          </table:table-cell>
          <table:table-cell office:value-type="float" office:value="55.66">
            <text:p>55.66</text:p>
          </table:table-cell>
          <table:table-cell office:value-type="float" office:value="65">
            <text:p>6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Never Been Kissed</text:p>
          </table:table-cell>
          <table:table-cell office:value-type="float" office:value="55.48">
            <text:p>55.48</text:p>
          </table:table-cell>
          <table:table-cell office:value-type="float" office:value="25">
            <text:p>2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sity Blues</text:p>
          </table:table-cell>
          <table:table-cell office:value-type="float" office:value="52.89">
            <text:p>52.89</text:p>
          </table:table-cell>
          <table:table-cell office:value-type="float" office:value="16">
            <text:p>16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string">
            <text:p>Forces of Nature</text:p>
          </table:table-cell>
          <table:table-cell office:value-type="float" office:value="52.89">
            <text:p>52.89</text:p>
          </table:table-cell>
          <table:table-cell office:value-type="float" office:value="75">
            <text:p>7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essage in a Bottle</text:p>
          </table:table-cell>
          <table:table-cell office:value-type="float" office:value="52.82">
            <text:p>52.82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South Park</text:p>
          </table:table-cell>
          <table:table-cell office:value-type="float" office:value="52.04">
            <text:p>52.04</text:p>
          </table:table-cell>
          <table:table-cell office:value-type="float" office:value="21">
            <text:p>21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Stigmata</text:p>
          </table:table-cell>
          <table:table-cell office:value-type="float" office:value="50.05">
            <text:p>50.05</text:p>
          </table:table-cell>
          <table:table-cell office:value-type="float" office:value="32">
            <text:p>32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House on Haunted Hill</text:p>
          </table:table-cell>
          <table:table-cell office:value-type="float" office:value="40.85">
            <text:p>40.85</text:p>
          </table:table-cell>
          <table:table-cell office:value-type="float" office:value="19">
            <text:p>19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Anna &amp; the King</text:p>
          </table:table-cell>
          <table:table-cell office:value-type="float" office:value="39.26">
            <text:p>39.26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Cruel Intentions</text:p>
          </table:table-cell>
          <table:table-cell office:value-type="float" office:value="38.2">
            <text:p>38.2</text:p>
          </table:table-cell>
          <table:table-cell office:value-type="float" office:value="11">
            <text:p>11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ight Club</text:p>
          </table:table-cell>
          <table:table-cell office:value-type="float" office:value="37.03">
            <text:p>37.03</text:p>
          </table:table-cell>
          <table:table-cell office:value-type="float" office:value="63">
            <text:p>63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y Favorite Martian</text:p>
          </table:table-cell>
          <table:table-cell office:value-type="float" office:value="36.85">
            <text:p>36.85</text:p>
          </table:table-cell>
          <table:table-cell office:value-type="float" office:value="60">
            <text:p>6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Grinch</text:p>
          </table:table-cell>
          <table:table-cell office:value-type="float" office:value="260.031">
            <text:p>260.031</text:p>
          </table:table-cell>
          <table:table-cell office:value-type="float" office:value="123">
            <text:p>12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Cast Away</text:p>
          </table:table-cell>
          <table:table-cell office:value-type="float" office:value="233.63">
            <text:p>233.63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ssion: Impossible II</text:p>
          </table:table-cell>
          <table:table-cell office:value-type="float" office:value="215.41">
            <text:p>215.41</text:p>
          </table:table-cell>
          <table:table-cell office:value-type="float" office:value="125">
            <text:p>12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Gladiator</text:p>
          </table:table-cell>
          <table:table-cell office:value-type="float" office:value="187.684">
            <text:p>187.684</text:p>
          </table:table-cell>
          <table:table-cell office:value-type="float" office:value="103">
            <text:p>10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What Women Want</text:p>
          </table:table-cell>
          <table:table-cell office:value-type="float" office:value="182.805">
            <text:p>182.805</text:p>
          </table:table-cell>
          <table:table-cell office:value-type="float" office:value="65">
            <text:p>6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Perfect Storm</text:p>
          </table:table-cell>
          <table:table-cell office:value-type="float" office:value="182.618">
            <text:p>182.618</text:p>
          </table:table-cell>
          <table:table-cell office:value-type="float" office:value="120">
            <text:p>12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et the Parents</text:p>
          </table:table-cell>
          <table:table-cell office:value-type="float" office:value="166.244">
            <text:p>166.244</text:p>
          </table:table-cell>
          <table:table-cell office:value-type="float" office:value="55">
            <text:p>5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X-Men</text:p>
          </table:table-cell>
          <table:table-cell office:value-type="float" office:value="157.3">
            <text:p>157.3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Scary Movie</text:p>
          </table:table-cell>
          <table:table-cell office:value-type="float" office:value="156.997">
            <text:p>156.997</text:p>
          </table:table-cell>
          <table:table-cell office:value-type="float" office:value="19">
            <text:p>19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What Lies Beneath</text:p>
          </table:table-cell>
          <table:table-cell office:value-type="float" office:value="155.37">
            <text:p>155.37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Dinosaur</text:p>
          </table:table-cell>
          <table:table-cell office:value-type="float" office:value="137.75">
            <text:p>137.75</text:p>
          </table:table-cell>
          <table:table-cell office:value-type="float" office:value="127.5">
            <text:p>127.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Crouching Tiger</text:p>
          </table:table-cell>
          <table:table-cell office:value-type="float" office:value="128.07">
            <text:p>128.07</text:p>
          </table:table-cell>
          <table:table-cell office:value-type="float" office:value="15">
            <text:p>15</text:p>
          </table:table-cell>
          <table:table-cell office:value-type="string">
            <text:p>Sony Classics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Erin Brockovich</text:p>
          </table:table-cell>
          <table:table-cell office:value-type="float" office:value="125.55">
            <text:p>125.55</text:p>
          </table:table-cell>
          <table:table-cell office:value-type="float" office:value="51">
            <text:p>51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Charlie's Angels</text:p>
          </table:table-cell>
          <table:table-cell office:value-type="float" office:value="125.31">
            <text:p>125.31</text:p>
          </table:table-cell>
          <table:table-cell office:value-type="float" office:value="92">
            <text:p>92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raffic</text:p>
          </table:table-cell>
          <table:table-cell office:value-type="float" office:value="124.11">
            <text:p>124.11</text:p>
          </table:table-cell>
          <table:table-cell office:value-type="float" office:value="48">
            <text:p>48</text:p>
          </table:table-cell>
          <table:table-cell office:value-type="string">
            <text:p>USA Films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The Klumps</text:p>
          </table:table-cell>
          <table:table-cell office:value-type="float" office:value="123.31">
            <text:p>123.31</text:p>
          </table:table-cell>
          <table:table-cell office:value-type="float" office:value="84">
            <text:p>84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g Momma's House</text:p>
          </table:table-cell>
          <table:table-cell office:value-type="float" office:value="117.56">
            <text:p>117.56</text:p>
          </table:table-cell>
          <table:table-cell office:value-type="float" office:value="30">
            <text:p>3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Remember The Titans</text:p>
          </table:table-cell>
          <table:table-cell office:value-type="float" office:value="115.65">
            <text:p>115.65</text:p>
          </table:table-cell>
          <table:table-cell office:value-type="float" office:value="30">
            <text:p>3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Patriot</text:p>
          </table:table-cell>
          <table:table-cell office:value-type="float" office:value="113.33">
            <text:p>113.33</text:p>
          </table:table-cell>
          <table:table-cell office:value-type="float" office:value="110">
            <text:p>11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ss Congeniality</text:p>
          </table:table-cell>
          <table:table-cell office:value-type="float" office:value="106.81">
            <text:p>106.81</text:p>
          </table:table-cell>
          <table:table-cell office:value-type="float" office:value="45">
            <text:p>4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Chicken Run</text:p>
          </table:table-cell>
          <table:table-cell office:value-type="float" office:value="106.6">
            <text:p>106.6</text:p>
          </table:table-cell>
          <table:table-cell office:value-type="float" office:value="42">
            <text:p>42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Gone in 60 Seconds</text:p>
          </table:table-cell>
          <table:table-cell office:value-type="float" office:value="101.64">
            <text:p>101.64</text:p>
          </table:table-cell>
          <table:table-cell office:value-type="float" office:value="90">
            <text:p>9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nbreakable</text:p>
          </table:table-cell>
          <table:table-cell office:value-type="float" office:value="95">
            <text:p>95</text:p>
          </table:table-cell>
          <table:table-cell office:value-type="float" office:value="73.2">
            <text:p>73.2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, Myself &amp; Irene</text:p>
          </table:table-cell>
          <table:table-cell office:value-type="float" office:value="90.57">
            <text:p>90.57</text:p>
          </table:table-cell>
          <table:table-cell office:value-type="float" office:value="51">
            <text:p>51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Space Cowboys</text:p>
          </table:table-cell>
          <table:table-cell office:value-type="float" office:value="90.45">
            <text:p>90.45</text:p>
          </table:table-cell>
          <table:table-cell office:value-type="float" office:value="65">
            <text:p>6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Emperor's New Groove</text:p>
          </table:table-cell>
          <table:table-cell office:value-type="float" office:value="89.3">
            <text:p>89.3</text:p>
          </table:table-cell>
          <table:table-cell office:value-type="float" office:value="100">
            <text:p>1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Scream 3</text:p>
          </table:table-cell>
          <table:table-cell office:value-type="float" office:value="89.14">
            <text:p>89.14</text:p>
          </table:table-cell>
          <table:table-cell office:value-type="float" office:value="40">
            <text:p>40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-571</text:p>
          </table:table-cell>
          <table:table-cell office:value-type="float" office:value="77.09">
            <text:p>77.09</text:p>
          </table:table-cell>
          <table:table-cell office:value-type="float" office:value="62">
            <text:p>62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Rugrats in Paris</text:p>
          </table:table-cell>
          <table:table-cell office:value-type="float" office:value="76.51">
            <text:p>76.51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Family Man</text:p>
          </table:table-cell>
          <table:table-cell office:value-type="float" office:value="75.79">
            <text:p>75.79</text:p>
          </table:table-cell>
          <table:table-cell office:value-type="float" office:value="60">
            <text:p>6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Hollow Man</text:p>
          </table:table-cell>
          <table:table-cell office:value-type="float" office:value="73.21">
            <text:p>73.21</text:p>
          </table:table-cell>
          <table:table-cell office:value-type="float" office:value="95">
            <text:p>9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Chocolat</text:p>
          </table:table-cell>
          <table:table-cell office:value-type="float" office:value="71.31">
            <text:p>71.31</text:p>
          </table:table-cell>
          <table:table-cell office:value-type="float" office:value="25">
            <text:p>25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Shaft</text:p>
          </table:table-cell>
          <table:table-cell office:value-type="float" office:value="70.33">
            <text:p>70.33</text:p>
          </table:table-cell>
          <table:table-cell office:value-type="float" office:value="46">
            <text:p>46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Kid</text:p>
          </table:table-cell>
          <table:table-cell office:value-type="float" office:value="69.69">
            <text:p>69.69</text:p>
          </table:table-cell>
          <table:table-cell office:value-type="float" office:value="65">
            <text:p>6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ertical Limit</text:p>
          </table:table-cell>
          <table:table-cell office:value-type="float" office:value="69.24">
            <text:p>69.24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Road Trip</text:p>
          </table:table-cell>
          <table:table-cell office:value-type="float" office:value="68.54">
            <text:p>68.54</text:p>
          </table:table-cell>
          <table:table-cell office:value-type="float" office:value="15.5">
            <text:p>15.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ring It On</text:p>
          </table:table-cell>
          <table:table-cell office:value-type="float" office:value="68.38">
            <text:p>68.38</text:p>
          </table:table-cell>
          <table:table-cell office:value-type="float" office:value="10">
            <text:p>1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102 Dalmatians</text:p>
          </table:table-cell>
          <table:table-cell office:value-type="float" office:value="66.96">
            <text:p>66.96</text:p>
          </table:table-cell>
          <table:table-cell office:value-type="float" office:value="85">
            <text:p>8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Rules of Engagement</text:p>
          </table:table-cell>
          <table:table-cell office:value-type="float" office:value="61.34">
            <text:p>61.34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Cell</text:p>
          </table:table-cell>
          <table:table-cell office:value-type="float" office:value="61.33">
            <text:p>61.33</text:p>
          </table:table-cell>
          <table:table-cell office:value-type="float" office:value="33">
            <text:p>33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ission to Mars</text:p>
          </table:table-cell>
          <table:table-cell office:value-type="float" office:value="60.88">
            <text:p>60.88</text:p>
          </table:table-cell>
          <table:table-cell office:value-type="float" office:value="90">
            <text:p>9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Coyote Ugly</text:p>
          </table:table-cell>
          <table:table-cell office:value-type="float" office:value="60.79">
            <text:p>60.79</text:p>
          </table:table-cell>
          <table:table-cell office:value-type="float" office:value="45">
            <text:p>4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Snow Day</text:p>
          </table:table-cell>
          <table:table-cell office:value-type="float" office:value="60.01">
            <text:p>60.01</text:p>
          </table:table-cell>
          <table:table-cell office:value-type="float" office:value="13">
            <text:p>13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Whole Nine Yards</text:p>
          </table:table-cell>
          <table:table-cell office:value-type="float" office:value="57.26">
            <text:p>57.26</text:p>
          </table:table-cell>
          <table:table-cell office:value-type="float" office:value="24">
            <text:p>24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Shanghai Noon</text:p>
          </table:table-cell>
          <table:table-cell office:value-type="float" office:value="56.94">
            <text:p>56.94</text:p>
          </table:table-cell>
          <table:table-cell office:value-type="float" office:value="55">
            <text:p>5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Romeo Must Die</text:p>
          </table:table-cell>
          <table:table-cell office:value-type="float" office:value="55.97">
            <text:p>55.97</text:p>
          </table:table-cell>
          <table:table-cell office:value-type="float" office:value="25">
            <text:p>2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inal Destination</text:p>
          </table:table-cell>
          <table:table-cell office:value-type="float" office:value="53.33">
            <text:p>53.33</text:p>
          </table:table-cell>
          <table:table-cell office:value-type="float" office:value="23">
            <text:p>23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Finding Forrester</text:p>
          </table:table-cell>
          <table:table-cell office:value-type="float" office:value="51.81">
            <text:p>51.81</text:p>
          </table:table-cell>
          <table:table-cell office:value-type="float" office:value="43">
            <text:p>43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Road To El Dorado</text:p>
          </table:table-cell>
          <table:table-cell office:value-type="float" office:value="50.86">
            <text:p>50.86</text:p>
          </table:table-cell>
          <table:table-cell office:value-type="float" office:value="95">
            <text:p>9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The Hurricane</text:p>
          </table:table-cell>
          <table:table-cell office:value-type="float" office:value="50.7">
            <text:p>50.7</text:p>
          </table:table-cell>
          <table:table-cell office:value-type="float" office:value="38">
            <text:p>38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en of Honor</text:p>
          </table:table-cell>
          <table:table-cell office:value-type="float" office:value="48.82">
            <text:p>48.82</text:p>
          </table:table-cell>
          <table:table-cell office:value-type="float" office:value="32">
            <text:p>32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Dude, Where's My Car?</text:p>
          </table:table-cell>
          <table:table-cell office:value-type="float" office:value="46.73">
            <text:p>46.73</text:p>
          </table:table-cell>
          <table:table-cell office:value-type="float" office:value="13">
            <text:p>13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string">
            <text:p>The Tigger Movie</text:p>
          </table:table-cell>
          <table:table-cell office:value-type="float" office:value="45.54">
            <text:p>45.54</text:p>
          </table:table-cell>
          <table:table-cell office:value-type="float" office:value="20">
            <text:p>2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O Brother, Where...?</text:p>
          </table:table-cell>
          <table:table-cell office:value-type="float" office:value="45.51">
            <text:p>45.51</text:p>
          </table:table-cell>
          <table:table-cell office:value-type="float" office:value="26">
            <text:p>26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requency</text:p>
          </table:table-cell>
          <table:table-cell office:value-type="float" office:value="44.98">
            <text:p>44.98</text:p>
          </table:table-cell>
          <table:table-cell office:value-type="float" office:value="31">
            <text:p>31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Harry Potter</text:p>
          </table:table-cell>
          <table:table-cell office:value-type="float" office:value="317.576">
            <text:p>317.576</text:p>
          </table:table-cell>
          <table:table-cell office:value-type="float" office:value="130">
            <text:p>1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Fellowship of the Ring</text:p>
          </table:table-cell>
          <table:table-cell office:value-type="float" office:value="314.163">
            <text:p>314.163</text:p>
          </table:table-cell>
          <table:table-cell office:value-type="float" office:value="109">
            <text:p>109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Monsters, Inc.</text:p>
          </table:table-cell>
          <table:table-cell office:value-type="float" office:value="289.124">
            <text:p>289.124</text:p>
          </table:table-cell>
          <table:table-cell office:value-type="float" office:value="115">
            <text:p>115</text:p>
          </table:table-cell>
          <table:table-cell office:value-type="string">
            <text:p>Pixar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Shrek</text:p>
          </table:table-cell>
          <table:table-cell office:value-type="float" office:value="267.665">
            <text:p>267.665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Rush Hour 2</text:p>
          </table:table-cell>
          <table:table-cell office:value-type="float" office:value="226.164">
            <text:p>226.164</text:p>
          </table:table-cell>
          <table:table-cell office:value-type="float" office:value="90">
            <text:p>9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he Mummy Returns</text:p>
          </table:table-cell>
          <table:table-cell office:value-type="float" office:value="202.008">
            <text:p>202.008</text:p>
          </table:table-cell>
          <table:table-cell office:value-type="float" office:value="98">
            <text:p>98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Pearl Harbor</text:p>
          </table:table-cell>
          <table:table-cell office:value-type="float" office:value="198.543">
            <text:p>198.543</text:p>
          </table:table-cell>
          <table:table-cell office:value-type="float" office:value="152.7">
            <text:p>152.7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Ocean's 11</text:p>
          </table:table-cell>
          <table:table-cell office:value-type="float" office:value="183.349">
            <text:p>183.349</text:p>
          </table:table-cell>
          <table:table-cell office:value-type="float" office:value="85">
            <text:p>8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Jurassic Park III</text:p>
          </table:table-cell>
          <table:table-cell office:value-type="float" office:value="181.166">
            <text:p>181.166</text:p>
          </table:table-cell>
          <table:table-cell office:value-type="float" office:value="93">
            <text:p>9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Planet Of The Apes</text:p>
          </table:table-cell>
          <table:table-cell office:value-type="float" office:value="180.012">
            <text:p>180.012</text:p>
          </table:table-cell>
          <table:table-cell office:value-type="float" office:value="100">
            <text:p>10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A Beautiful Mind</text:p>
          </table:table-cell>
          <table:table-cell office:value-type="float" office:value="169.35">
            <text:p>169.35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Hannibal</text:p>
          </table:table-cell>
          <table:table-cell office:value-type="float" office:value="165.09">
            <text:p>165.09</text:p>
          </table:table-cell>
          <table:table-cell office:value-type="float" office:value="87">
            <text:p>87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Fast and the Furious</text:p>
          </table:table-cell>
          <table:table-cell office:value-type="float" office:value="155.02">
            <text:p>155.02</text:p>
          </table:table-cell>
          <table:table-cell office:value-type="float" office:value="38">
            <text:p>38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merican Pie 2</text:p>
          </table:table-cell>
          <table:table-cell office:value-type="float" office:value="145.1">
            <text:p>145.1</text:p>
          </table:table-cell>
          <table:table-cell office:value-type="float" office:value="30">
            <text:p>3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omb Raider</text:p>
          </table:table-cell>
          <table:table-cell office:value-type="float" office:value="131.15">
            <text:p>131.15</text:p>
          </table:table-cell>
          <table:table-cell office:value-type="float" office:value="80">
            <text:p>8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Dr. Dolittle 2</text:p>
          </table:table-cell>
          <table:table-cell office:value-type="float" office:value="112.95">
            <text:p>112.95</text:p>
          </table:table-cell>
          <table:table-cell office:value-type="float" office:value="72">
            <text:p>72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py Kids</text:p>
          </table:table-cell>
          <table:table-cell office:value-type="float" office:value="112.69">
            <text:p>112.69</text:p>
          </table:table-cell>
          <table:table-cell office:value-type="float" office:value="35">
            <text:p>35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lack Hawk Down</text:p>
          </table:table-cell>
          <table:table-cell office:value-type="float" office:value="108.64">
            <text:p>108.64</text:p>
          </table:table-cell>
          <table:table-cell office:value-type="float" office:value="95">
            <text:p>9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he Princess Diaries</text:p>
          </table:table-cell>
          <table:table-cell office:value-type="float" office:value="108.25">
            <text:p>108.25</text:p>
          </table:table-cell>
          <table:table-cell office:value-type="float" office:value="30">
            <text:p>3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nilla Sky</text:p>
          </table:table-cell>
          <table:table-cell office:value-type="float" office:value="100.59">
            <text:p>100.59</text:p>
          </table:table-cell>
          <table:table-cell office:value-type="float" office:value="68">
            <text:p>6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egally Blonde</text:p>
          </table:table-cell>
          <table:table-cell office:value-type="float" office:value="96.49">
            <text:p>96.49</text:p>
          </table:table-cell>
          <table:table-cell office:value-type="float" office:value="18">
            <text:p>18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he Others</text:p>
          </table:table-cell>
          <table:table-cell office:value-type="float" office:value="96.47">
            <text:p>96.47</text:p>
          </table:table-cell>
          <table:table-cell office:value-type="float" office:value="17">
            <text:p>17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merica's Sweethearts</text:p>
          </table:table-cell>
          <table:table-cell office:value-type="float" office:value="93.61">
            <text:p>93.61</text:p>
          </table:table-cell>
          <table:table-cell office:value-type="float" office:value="48">
            <text:p>48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Cats &amp; Dogs</text:p>
          </table:table-cell>
          <table:table-cell office:value-type="float" office:value="93.38">
            <text:p>93.38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ave the Last Dance</text:p>
          </table:table-cell>
          <table:table-cell office:value-type="float" office:value="91.04">
            <text:p>91.04</text:p>
          </table:table-cell>
          <table:table-cell office:value-type="float" office:value="13">
            <text:p>13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tlantis</text:p>
          </table:table-cell>
          <table:table-cell office:value-type="float" office:value="84.05">
            <text:p>84.05</text:p>
          </table:table-cell>
          <table:table-cell office:value-type="float" office:value="90">
            <text:p>9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Jimmy Neutron</text:p>
          </table:table-cell>
          <table:table-cell office:value-type="float" office:value="80.94">
            <text:p>80.94</text:p>
          </table:table-cell>
          <table:table-cell office:value-type="float" office:value="25">
            <text:p>2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.I.</text:p>
          </table:table-cell>
          <table:table-cell office:value-type="float" office:value="78.62">
            <text:p>78.62</text:p>
          </table:table-cell>
          <table:table-cell office:value-type="float" office:value="90">
            <text:p>9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raining Day</text:p>
          </table:table-cell>
          <table:table-cell office:value-type="float" office:value="76.63">
            <text:p>76.63</text:p>
          </table:table-cell>
          <table:table-cell office:value-type="float" office:value="45">
            <text:p>4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long Came a Spider</text:p>
          </table:table-cell>
          <table:table-cell office:value-type="float" office:value="74.06">
            <text:p>74.06</text:p>
          </table:table-cell>
          <table:table-cell office:value-type="float" office:value="28">
            <text:p>28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Bridget Jones's Diary</text:p>
          </table:table-cell>
          <table:table-cell office:value-type="float" office:value="71.54">
            <text:p>71.54</text:p>
          </table:table-cell>
          <table:table-cell office:value-type="float" office:value="26">
            <text:p>26</text:p>
          </table:table-cell>
          <table:table-cell office:value-type="string">
            <text:p>Studio Can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cary Movie 2</text:p>
          </table:table-cell>
          <table:table-cell office:value-type="float" office:value="71.28">
            <text:p>71.28</text:p>
          </table:table-cell>
          <table:table-cell office:value-type="float" office:value="45">
            <text:p>45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he Score</text:p>
          </table:table-cell>
          <table:table-cell office:value-type="float" office:value="71.11">
            <text:p>71.11</text:p>
          </table:table-cell>
          <table:table-cell office:value-type="float" office:value="68">
            <text:p>6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hallow Hal</text:p>
          </table:table-cell>
          <table:table-cell office:value-type="float" office:value="70.84">
            <text:p>70.84</text:p>
          </table:table-cell>
          <table:table-cell office:value-type="float" office:value="40">
            <text:p>4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wordfish</text:p>
          </table:table-cell>
          <table:table-cell office:value-type="float" office:value="69.77">
            <text:p>69.77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The Mexican</text:p>
          </table:table-cell>
          <table:table-cell office:value-type="float" office:value="66.81">
            <text:p>66.81</text:p>
          </table:table-cell>
          <table:table-cell office:value-type="float" office:value="38">
            <text:p>38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Down to Earth</text:p>
          </table:table-cell>
          <table:table-cell office:value-type="float" office:value="64.17">
            <text:p>64.17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py Game</text:p>
          </table:table-cell>
          <table:table-cell office:value-type="float" office:value="62.36">
            <text:p>62.36</text:p>
          </table:table-cell>
          <table:table-cell office:value-type="float" office:value="92">
            <text:p>9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he Wedding Planner</text:p>
          </table:table-cell>
          <table:table-cell office:value-type="float" office:value="60.4">
            <text:p>60.4</text:p>
          </table:table-cell>
          <table:table-cell office:value-type="float" office:value="35">
            <text:p>3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ehind Enemy Lines</text:p>
          </table:table-cell>
          <table:table-cell office:value-type="float" office:value="58.86">
            <text:p>58.86</text:p>
          </table:table-cell>
          <table:table-cell office:value-type="float" office:value="40">
            <text:p>4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li</text:p>
          </table:table-cell>
          <table:table-cell office:value-type="float" office:value="58.2">
            <text:p>58.2</text:p>
          </table:table-cell>
          <table:table-cell office:value-type="float" office:value="107">
            <text:p>107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The Animal</text:p>
          </table:table-cell>
          <table:table-cell office:value-type="float" office:value="57.74">
            <text:p>57.74</text:p>
          </table:table-cell>
          <table:table-cell office:value-type="float" office:value="22">
            <text:p>22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Moulin Rouge</text:p>
          </table:table-cell>
          <table:table-cell office:value-type="float" office:value="57.39">
            <text:p>57.39</text:p>
          </table:table-cell>
          <table:table-cell office:value-type="float" office:value="52.5">
            <text:p>52.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Rat Race</text:p>
          </table:table-cell>
          <table:table-cell office:value-type="float" office:value="56.61">
            <text:p>56.61</text:p>
          </table:table-cell>
          <table:table-cell office:value-type="float" office:value="48">
            <text:p>4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A Knight's Tale</text:p>
          </table:table-cell>
          <table:table-cell office:value-type="float" office:value="56.57">
            <text:p>56.57</text:p>
          </table:table-cell>
          <table:table-cell office:value-type="float" office:value="41">
            <text:p>41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Don't Say A Word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low</text:p>
          </table:table-cell>
          <table:table-cell office:value-type="float" office:value="52.99">
            <text:p>52.99</text:p>
          </table:table-cell>
          <table:table-cell office:value-type="float" office:value="30">
            <text:p>30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Royal Tenenbaums</text:p>
          </table:table-cell>
          <table:table-cell office:value-type="float" office:value="52.36">
            <text:p>52.36</text:p>
          </table:table-cell>
          <table:table-cell office:value-type="float" office:value="21">
            <text:p>21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Exit Wounds</text:p>
          </table:table-cell>
          <table:table-cell office:value-type="float" office:value="51.76">
            <text:p>51.76</text:p>
          </table:table-cell>
          <table:table-cell office:value-type="float" office:value="33">
            <text:p>33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Enemy at the Gates</text:p>
          </table:table-cell>
          <table:table-cell office:value-type="float" office:value="51.4">
            <text:p>51.4</text:p>
          </table:table-cell>
          <table:table-cell office:value-type="float" office:value="70">
            <text:p>7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-PAX</text:p>
          </table:table-cell>
          <table:table-cell office:value-type="float" office:value="50.34">
            <text:p>50.34</text:p>
          </table:table-cell>
          <table:table-cell office:value-type="float" office:value="48">
            <text:p>48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Serendipity</text:p>
          </table:table-cell>
          <table:table-cell office:value-type="float" office:value="50.29">
            <text:p>50.29</text:p>
          </table:table-cell>
          <table:table-cell office:value-type="float" office:value="28">
            <text:p>28</text:p>
          </table:table-cell>
          <table:table-cell office:value-type="string">
            <text:p>Miramax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Kate &amp; Leopold</text:p>
          </table:table-cell>
          <table:table-cell office:value-type="float" office:value="47.12">
            <text:p>47.12</text:p>
          </table:table-cell>
          <table:table-cell office:value-type="float" office:value="48">
            <text:p>48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Domestic Disturbance</text:p>
          </table:table-cell>
          <table:table-cell office:value-type="float" office:value="45.21">
            <text:p>45.21</text:p>
          </table:table-cell>
          <table:table-cell office:value-type="float" office:value="53">
            <text:p>53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string">
            <text:p>Zoolander</text:p>
          </table:table-cell>
          <table:table-cell office:value-type="float" office:value="45.16">
            <text:p>45.16</text:p>
          </table:table-cell>
          <table:table-cell office:value-type="float" office:value="28">
            <text:p>2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pider-Man</text:p>
          </table:table-cell>
          <table:table-cell office:value-type="float" office:value="407.681">
            <text:p>407.681</text:p>
          </table:table-cell>
          <table:table-cell office:value-type="float" office:value="139">
            <text:p>139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he Two Towers</text:p>
          </table:table-cell>
          <table:table-cell office:value-type="float" office:value="341.748">
            <text:p>341.748</text:p>
          </table:table-cell>
          <table:table-cell office:value-type="float" office:value="94">
            <text:p>94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Attack of the Clones</text:p>
          </table:table-cell>
          <table:table-cell office:value-type="float" office:value="310.677">
            <text:p>310.677</text:p>
          </table:table-cell>
          <table:table-cell office:value-type="float" office:value="120">
            <text:p>12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Chamber of Secrets</text:p>
          </table:table-cell>
          <table:table-cell office:value-type="float" office:value="261.98">
            <text:p>261.98</text:p>
          </table:table-cell>
          <table:table-cell office:value-type="float" office:value="100">
            <text:p>1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y Greek Wedding</text:p>
          </table:table-cell>
          <table:table-cell office:value-type="float" office:value="241.438">
            <text:p>241.438</text:p>
          </table:table-cell>
          <table:table-cell office:value-type="float" office:value="5">
            <text:p>5</text:p>
          </table:table-cell>
          <table:table-cell office:value-type="string">
            <text:p>IFC Film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igns</text:p>
          </table:table-cell>
          <table:table-cell office:value-type="float" office:value="227.966">
            <text:p>227.966</text:p>
          </table:table-cell>
          <table:table-cell office:value-type="float" office:value="70.2">
            <text:p>70.2</text:p>
          </table:table-cell>
          <table:table-cell office:value-type="string">
            <text:p>Blinding Edge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Goldmember</text:p>
          </table:table-cell>
          <table:table-cell office:value-type="float" office:value="213.118">
            <text:p>213.118</text:p>
          </table:table-cell>
          <table:table-cell office:value-type="float" office:value="63">
            <text:p>63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en In Black 2</text:p>
          </table:table-cell>
          <table:table-cell office:value-type="float" office:value="194.391">
            <text:p>194.391</text:p>
          </table:table-cell>
          <table:table-cell office:value-type="float" office:value="140">
            <text:p>1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ce Age</text:p>
          </table:table-cell>
          <table:table-cell office:value-type="float" office:value="176.387">
            <text:p>176.387</text:p>
          </table:table-cell>
          <table:table-cell office:value-type="float" office:value="60">
            <text:p>6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hicago</text:p>
          </table:table-cell>
          <table:table-cell office:value-type="float" office:value="170.685">
            <text:p>170.685</text:p>
          </table:table-cell>
          <table:table-cell office:value-type="float" office:value="40">
            <text:p>40</text:p>
          </table:table-cell>
          <table:table-cell office:value-type="string">
            <text:p>Miramax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atch Me If You Can</text:p>
          </table:table-cell>
          <table:table-cell office:value-type="float" office:value="164.61">
            <text:p>164.61</text:p>
          </table:table-cell>
          <table:table-cell office:value-type="float" office:value="52">
            <text:p>52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Die Another Day</text:p>
          </table:table-cell>
          <table:table-cell office:value-type="float" office:value="160.7">
            <text:p>160.7</text:p>
          </table:table-cell>
          <table:table-cell office:value-type="float" office:value="142">
            <text:p>142</text:p>
          </table:table-cell>
          <table:table-cell office:value-type="string">
            <text:p>MGM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Scooby-Doo</text:p>
          </table:table-cell>
          <table:table-cell office:value-type="float" office:value="153.29">
            <text:p>153.29</text:p>
          </table:table-cell>
          <table:table-cell office:value-type="float" office:value="52">
            <text:p>52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ilo &amp; Stitch</text:p>
          </table:table-cell>
          <table:table-cell office:value-type="float" office:value="145.77">
            <text:p>145.77</text:p>
          </table:table-cell>
          <table:table-cell office:value-type="float" office:value="80">
            <text:p>8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xXx</text:p>
          </table:table-cell>
          <table:table-cell office:value-type="float" office:value="141.93">
            <text:p>141.93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he Santa Clause 2</text:p>
          </table:table-cell>
          <table:table-cell office:value-type="float" office:value="139.23">
            <text:p>139.23</text:p>
          </table:table-cell>
          <table:table-cell office:value-type="float" office:value="65">
            <text:p>6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inority Report</text:p>
          </table:table-cell>
          <table:table-cell office:value-type="float" office:value="132.02">
            <text:p>132.02</text:p>
          </table:table-cell>
          <table:table-cell office:value-type="float" office:value="80">
            <text:p>8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The Ring</text:p>
          </table:table-cell>
          <table:table-cell office:value-type="float" office:value="128.58">
            <text:p>128.58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weet Home Alabama</text:p>
          </table:table-cell>
          <table:table-cell office:value-type="float" office:value="127.61">
            <text:p>127.61</text:p>
          </table:table-cell>
          <table:table-cell office:value-type="float" office:value="30">
            <text:p>3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r. Deeds</text:p>
          </table:table-cell>
          <table:table-cell office:value-type="float" office:value="126.29">
            <text:p>126.29</text:p>
          </table:table-cell>
          <table:table-cell office:value-type="float" office:value="50">
            <text:p>5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The Bourne Identity</text:p>
          </table:table-cell>
          <table:table-cell office:value-type="float" office:value="121.66">
            <text:p>121.66</text:p>
          </table:table-cell>
          <table:table-cell office:value-type="float" office:value="75">
            <text:p>7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he Sum of All Fears</text:p>
          </table:table-cell>
          <table:table-cell office:value-type="float" office:value="118.5">
            <text:p>118.5</text:p>
          </table:table-cell>
          <table:table-cell office:value-type="float" office:value="68">
            <text:p>6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8 Mile</text:p>
          </table:table-cell>
          <table:table-cell office:value-type="float" office:value="116.73">
            <text:p>116.73</text:p>
          </table:table-cell>
          <table:table-cell office:value-type="float" office:value="50">
            <text:p>5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Road to Perdition</text:p>
          </table:table-cell>
          <table:table-cell office:value-type="float" office:value="104.34">
            <text:p>104.34</text:p>
          </table:table-cell>
          <table:table-cell office:value-type="float" office:value="80">
            <text:p>8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Panic Room</text:p>
          </table:table-cell>
          <table:table-cell office:value-type="float" office:value="95.31">
            <text:p>95.31</text:p>
          </table:table-cell>
          <table:table-cell office:value-type="float" office:value="48">
            <text:p>48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aid in Manhattan</text:p>
          </table:table-cell>
          <table:table-cell office:value-type="float" office:value="93.93">
            <text:p>93.93</text:p>
          </table:table-cell>
          <table:table-cell office:value-type="float" office:value="55">
            <text:p>5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wo Weeks Notice</text:p>
          </table:table-cell>
          <table:table-cell office:value-type="float" office:value="93.35">
            <text:p>93.35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Red Dragon</text:p>
          </table:table-cell>
          <table:table-cell office:value-type="float" office:value="93.1">
            <text:p>93.1</text:p>
          </table:table-cell>
          <table:table-cell office:value-type="float" office:value="78">
            <text:p>78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he Scorpion King</text:p>
          </table:table-cell>
          <table:table-cell office:value-type="float" office:value="90.45">
            <text:p>90.45</text:p>
          </table:table-cell>
          <table:table-cell office:value-type="float" office:value="60">
            <text:p>6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py Kids 2</text:p>
          </table:table-cell>
          <table:table-cell office:value-type="float" office:value="85.63">
            <text:p>85.63</text:p>
          </table:table-cell>
          <table:table-cell office:value-type="float" office:value="30">
            <text:p>30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lade 2</text:p>
          </table:table-cell>
          <table:table-cell office:value-type="float" office:value="81.68">
            <text:p>81.68</text:p>
          </table:table-cell>
          <table:table-cell office:value-type="float" office:value="55">
            <text:p>5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now Dogs</text:p>
          </table:table-cell>
          <table:table-cell office:value-type="float" office:value="81.16">
            <text:p>81.16</text:p>
          </table:table-cell>
          <table:table-cell office:value-type="float" office:value="35">
            <text:p>3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We Were Soldiers</text:p>
          </table:table-cell>
          <table:table-cell office:value-type="float" office:value="78.12">
            <text:p>78.12</text:p>
          </table:table-cell>
          <table:table-cell office:value-type="float" office:value="75">
            <text:p>75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Gangs of New York</text:p>
          </table:table-cell>
          <table:table-cell office:value-type="float" office:value="77.82">
            <text:p>77.82</text:p>
          </table:table-cell>
          <table:table-cell office:value-type="float" office:value="97">
            <text:p>97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pace Station</text:p>
          </table:table-cell>
          <table:table-cell office:value-type="float" office:value="77.09">
            <text:p>77.09</text:p>
          </table:table-cell>
          <table:table-cell office:value-type="string">
            <text:p/>
          </table:table-cell>
          <table:table-cell office:value-type="string">
            <text:p>IMAX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he Rookie</text:p>
          </table:table-cell>
          <table:table-cell office:value-type="float" office:value="75.6">
            <text:p>75.6</text:p>
          </table:table-cell>
          <table:table-cell office:value-type="float" office:value="24">
            <text:p>24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arbershop</text:p>
          </table:table-cell>
          <table:table-cell office:value-type="float" office:value="75.59">
            <text:p>75.59</text:p>
          </table:table-cell>
          <table:table-cell office:value-type="float" office:value="12">
            <text:p>12</text:p>
          </table:table-cell>
          <table:table-cell office:value-type="string">
            <text:p>MGM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Spirit</text:p>
          </table:table-cell>
          <table:table-cell office:value-type="float" office:value="73.28">
            <text:p>73.28</text:p>
          </table:table-cell>
          <table:table-cell office:value-type="float" office:value="80">
            <text:p>8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John Q</text:p>
          </table:table-cell>
          <table:table-cell office:value-type="float" office:value="71.03">
            <text:p>71.03</text:p>
          </table:table-cell>
          <table:table-cell office:value-type="float" office:value="36">
            <text:p>36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Ya-Ya Sisterhood</text:p>
          </table:table-cell>
          <table:table-cell office:value-type="float" office:value="69.6">
            <text:p>69.6</text:p>
          </table:table-cell>
          <table:table-cell office:value-type="float" office:value="27">
            <text:p>2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Insomnia</text:p>
          </table:table-cell>
          <table:table-cell office:value-type="float" office:value="67.36">
            <text:p>67.36</text:p>
          </table:table-cell>
          <table:table-cell office:value-type="float" office:value="46">
            <text:p>46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Changing Lanes</text:p>
          </table:table-cell>
          <table:table-cell office:value-type="float" office:value="66.8">
            <text:p>66.8</text:p>
          </table:table-cell>
          <table:table-cell office:value-type="float" office:value="45">
            <text:p>4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About Schmidt</text:p>
          </table:table-cell>
          <table:table-cell office:value-type="float" office:value="65.01">
            <text:p>65.01</text:p>
          </table:table-cell>
          <table:table-cell office:value-type="float" office:value="30">
            <text:p>3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tuart Little 2</text:p>
          </table:table-cell>
          <table:table-cell office:value-type="float" office:value="64.8">
            <text:p>64.8</text:p>
          </table:table-cell>
          <table:table-cell office:value-type="float" office:value="120">
            <text:p>12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Jackass: The Movie</text:p>
          </table:table-cell>
          <table:table-cell office:value-type="float" office:value="64.27">
            <text:p>64.27</text:p>
          </table:table-cell>
          <table:table-cell office:value-type="float" office:value="5">
            <text:p>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Next Friday</text:p>
          </table:table-cell>
          <table:table-cell office:value-type="float" office:value="57.33">
            <text:p>57.33</text:p>
          </table:table-cell>
          <table:table-cell office:value-type="float" office:value="9.5">
            <text:p>9.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The Time Machine</text:p>
          </table:table-cell>
          <table:table-cell office:value-type="float" office:value="56.71">
            <text:p>56.71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Drumline</text:p>
          </table:table-cell>
          <table:table-cell office:value-type="float" office:value="56.4">
            <text:p>56.4</text:p>
          </table:table-cell>
          <table:table-cell office:value-type="float" office:value="20">
            <text:p>2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Count of Monte Cristo</text:p>
          </table:table-cell>
          <table:table-cell office:value-type="float" office:value="54.23">
            <text:p>54.23</text:p>
          </table:table-cell>
          <table:table-cell office:value-type="float" office:value="35">
            <text:p>3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nfaithful</text:p>
          </table:table-cell>
          <table:table-cell office:value-type="float" office:value="52.76">
            <text:p>52.76</text:p>
          </table:table-cell>
          <table:table-cell office:value-type="float" office:value="50">
            <text:p>5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ike Mike</text:p>
          </table:table-cell>
          <table:table-cell office:value-type="float" office:value="51.43">
            <text:p>51.43</text:p>
          </table:table-cell>
          <table:table-cell office:value-type="float" office:value="30">
            <text:p>3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The Tuxedo</text:p>
          </table:table-cell>
          <table:table-cell office:value-type="float" office:value="50.28">
            <text:p>50.28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Peter Pan 2</text:p>
          </table:table-cell>
          <table:table-cell office:value-type="float" office:value="48.42">
            <text:p>48.42</text:p>
          </table:table-cell>
          <table:table-cell office:value-type="float" office:value="20">
            <text:p>2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g Fat Liar</text:p>
          </table:table-cell>
          <table:table-cell office:value-type="float" office:value="47.81">
            <text:p>47.81</text:p>
          </table:table-cell>
          <table:table-cell office:value-type="float" office:value="15">
            <text:p>1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tar Trek: Nemesis</text:p>
          </table:table-cell>
          <table:table-cell office:value-type="float" office:value="43.25">
            <text:p>43.25</text:p>
          </table:table-cell>
          <table:table-cell office:value-type="float" office:value="70">
            <text:p>7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Finding Nemo</text:p>
          </table:table-cell>
          <table:table-cell office:value-type="float" office:value="380.482">
            <text:p>380.482</text:p>
          </table:table-cell>
          <table:table-cell office:value-type="float" office:value="94">
            <text:p>94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Return of the King</text:p>
          </table:table-cell>
          <table:table-cell office:value-type="float" office:value="377.019">
            <text:p>377.019</text:p>
          </table:table-cell>
          <table:table-cell office:value-type="float" office:value="94">
            <text:p>94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Pirates of the Caribbean</text:p>
          </table:table-cell>
          <table:table-cell office:value-type="float" office:value="305.411">
            <text:p>305.411</text:p>
          </table:table-cell>
          <table:table-cell office:value-type="float" office:value="125">
            <text:p>12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he Matrix Reloaded</text:p>
          </table:table-cell>
          <table:table-cell office:value-type="float" office:value="281.539">
            <text:p>281.539</text:p>
          </table:table-cell>
          <table:table-cell office:value-type="float" office:value="127">
            <text:p>12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ruce Almighty</text:p>
          </table:table-cell>
          <table:table-cell office:value-type="float" office:value="242.705">
            <text:p>242.705</text:p>
          </table:table-cell>
          <table:table-cell office:value-type="float" office:value="81">
            <text:p>81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X2</text:p>
          </table:table-cell>
          <table:table-cell office:value-type="float" office:value="214.95">
            <text:p>214.95</text:p>
          </table:table-cell>
          <table:table-cell office:value-type="float" office:value="110">
            <text:p>11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Elf</text:p>
          </table:table-cell>
          <table:table-cell office:value-type="float" office:value="173.381">
            <text:p>173.381</text:p>
          </table:table-cell>
          <table:table-cell office:value-type="float" office:value="30">
            <text:p>3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erminator 3</text:p>
          </table:table-cell>
          <table:table-cell office:value-type="float" office:value="150.35">
            <text:p>150.35</text:p>
          </table:table-cell>
          <table:table-cell office:value-type="float" office:value="170">
            <text:p>17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he Matrix Revolutions</text:p>
          </table:table-cell>
          <table:table-cell office:value-type="float" office:value="139.26">
            <text:p>139.26</text:p>
          </table:table-cell>
          <table:table-cell office:value-type="float" office:value="110">
            <text:p>11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Cheaper by the Dozen</text:p>
          </table:table-cell>
          <table:table-cell office:value-type="float" office:value="138.615">
            <text:p>138.615</text:p>
          </table:table-cell>
          <table:table-cell office:value-type="float" office:value="40">
            <text:p>4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ad Boys II</text:p>
          </table:table-cell>
          <table:table-cell office:value-type="float" office:value="138.5">
            <text:p>138.5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Anger Management</text:p>
          </table:table-cell>
          <table:table-cell office:value-type="float" office:value="133.76">
            <text:p>133.76</text:p>
          </table:table-cell>
          <table:table-cell office:value-type="float" office:value="56">
            <text:p>56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ringing Down...</text:p>
          </table:table-cell>
          <table:table-cell office:value-type="float" office:value="132.54">
            <text:p>132.54</text:p>
          </table:table-cell>
          <table:table-cell office:value-type="float" office:value="35">
            <text:p>3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ulk</text:p>
          </table:table-cell>
          <table:table-cell office:value-type="float" office:value="132.18">
            <text:p>132.18</text:p>
          </table:table-cell>
          <table:table-cell office:value-type="float" office:value="150">
            <text:p>15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2 Fast 2 Furious</text:p>
          </table:table-cell>
          <table:table-cell office:value-type="float" office:value="127.08">
            <text:p>127.08</text:p>
          </table:table-cell>
          <table:table-cell office:value-type="float" office:value="76">
            <text:p>76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Something's Gotta Give</text:p>
          </table:table-cell>
          <table:table-cell office:value-type="float" office:value="124.59">
            <text:p>124.59</text:p>
          </table:table-cell>
          <table:table-cell office:value-type="float" office:value="80">
            <text:p>8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Seabiscuit</text:p>
          </table:table-cell>
          <table:table-cell office:value-type="float" office:value="120.15">
            <text:p>120.15</text:p>
          </table:table-cell>
          <table:table-cell office:value-type="float" office:value="80">
            <text:p>8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S.W.A.T.</text:p>
          </table:table-cell>
          <table:table-cell office:value-type="float" office:value="116.75">
            <text:p>116.75</text:p>
          </table:table-cell>
          <table:table-cell office:value-type="float" office:value="80">
            <text:p>8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Spy Kids 3D</text:p>
          </table:table-cell>
          <table:table-cell office:value-type="float" office:value="111.76">
            <text:p>111.76</text:p>
          </table:table-cell>
          <table:table-cell office:value-type="float" office:value="39">
            <text:p>39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he Last Samurai</text:p>
          </table:table-cell>
          <table:table-cell office:value-type="float" office:value="111.13">
            <text:p>111.13</text:p>
          </table:table-cell>
          <table:table-cell office:value-type="float" office:value="140">
            <text:p>1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reaky Friday</text:p>
          </table:table-cell>
          <table:table-cell office:value-type="float" office:value="110.22">
            <text:p>110.22</text:p>
          </table:table-cell>
          <table:table-cell office:value-type="float" office:value="26">
            <text:p>26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Scary Movie 3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he Italian Job</text:p>
          </table:table-cell>
          <table:table-cell office:value-type="float" office:value="106.13">
            <text:p>106.13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ow to Lose a Guy</text:p>
          </table:table-cell>
          <table:table-cell office:value-type="float" office:value="105.81">
            <text:p>105.81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American Wedding</text:p>
          </table:table-cell>
          <table:table-cell office:value-type="float" office:value="104.35">
            <text:p>104.35</text:p>
          </table:table-cell>
          <table:table-cell office:value-type="float" office:value="55">
            <text:p>5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Daddy Day Care</text:p>
          </table:table-cell>
          <table:table-cell office:value-type="float" office:value="104.15">
            <text:p>104.15</text:p>
          </table:table-cell>
          <table:table-cell office:value-type="float" office:value="60">
            <text:p>6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Daredevil</text:p>
          </table:table-cell>
          <table:table-cell office:value-type="float" office:value="102.54">
            <text:p>102.54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harlie's Angels 2</text:p>
          </table:table-cell>
          <table:table-cell office:value-type="float" office:value="100.79">
            <text:p>100.79</text:p>
          </table:table-cell>
          <table:table-cell office:value-type="float" office:value="144">
            <text:p>144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he Cat in the Hat</text:p>
          </table:table-cell>
          <table:table-cell office:value-type="float" office:value="100.75">
            <text:p>100.75</text:p>
          </table:table-cell>
          <table:table-cell office:value-type="float" office:value="109">
            <text:p>109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Cold Mountain</text:p>
          </table:table-cell>
          <table:table-cell office:value-type="float" office:value="95.63">
            <text:p>95.63</text:p>
          </table:table-cell>
          <table:table-cell office:value-type="float" office:value="83">
            <text:p>83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aster &amp; Commander</text:p>
          </table:table-cell>
          <table:table-cell office:value-type="float" office:value="93.93">
            <text:p>93.93</text:p>
          </table:table-cell>
          <table:table-cell office:value-type="float" office:value="135">
            <text:p>13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ystic River</text:p>
          </table:table-cell>
          <table:table-cell office:value-type="float" office:value="90.14">
            <text:p>90.14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egally Blonde 2</text:p>
          </table:table-cell>
          <table:table-cell office:value-type="float" office:value="89.88">
            <text:p>89.88</text:p>
          </table:table-cell>
          <table:table-cell office:value-type="float" office:value="45">
            <text:p>4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rother Bear</text:p>
          </table:table-cell>
          <table:table-cell office:value-type="float" office:value="85.33">
            <text:p>85.33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reddy vs Jason</text:p>
          </table:table-cell>
          <table:table-cell office:value-type="float" office:value="82.5">
            <text:p>82.5</text:p>
          </table:table-cell>
          <table:table-cell office:value-type="float" office:value="30">
            <text:p>3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he School of Rock</text:p>
          </table:table-cell>
          <table:table-cell office:value-type="float" office:value="81.26">
            <text:p>81.26</text:p>
          </table:table-cell>
          <table:table-cell office:value-type="float" office:value="20">
            <text:p>2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exas Chainsaw...</text:p>
          </table:table-cell>
          <table:table-cell office:value-type="float" office:value="80.15">
            <text:p>80.15</text:p>
          </table:table-cell>
          <table:table-cell office:value-type="float" office:value="9.5">
            <text:p>9.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aunted Mansion</text:p>
          </table:table-cell>
          <table:table-cell office:value-type="float" office:value="75.82">
            <text:p>75.82</text:p>
          </table:table-cell>
          <table:table-cell office:value-type="float" office:value="90">
            <text:p>9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Old School</text:p>
          </table:table-cell>
          <table:table-cell office:value-type="float" office:value="75.15">
            <text:p>75.15</text:p>
          </table:table-cell>
          <table:table-cell office:value-type="float" office:value="24">
            <text:p>24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Kill Bill 1</text:p>
          </table:table-cell>
          <table:table-cell office:value-type="float" office:value="70.1">
            <text:p>70.1</text:p>
          </table:table-cell>
          <table:table-cell office:value-type="float" office:value="32.5">
            <text:p>32.5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Holes</text:p>
          </table:table-cell>
          <table:table-cell office:value-type="float" office:value="67.33">
            <text:p>67.33</text:p>
          </table:table-cell>
          <table:table-cell office:value-type="float" office:value="35">
            <text:p>3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ngaroo Jack</text:p>
          </table:table-cell>
          <table:table-cell office:value-type="float" office:value="66.74">
            <text:p>66.74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XG: League of...</text:p>
          </table:table-cell>
          <table:table-cell office:value-type="float" office:value="66.46">
            <text:p>66.46</text:p>
          </table:table-cell>
          <table:table-cell office:value-type="float" office:value="78">
            <text:p>78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g Fish</text:p>
          </table:table-cell>
          <table:table-cell office:value-type="float" office:value="66.26">
            <text:p>66.26</text:p>
          </table:table-cell>
          <table:table-cell office:value-type="float" office:value="70">
            <text:p>7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Tomb Raider 2</text:p>
          </table:table-cell>
          <table:table-cell office:value-type="float" office:value="65.65">
            <text:p>65.65</text:p>
          </table:table-cell>
          <table:table-cell office:value-type="float" office:value="90">
            <text:p>9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Mona Lisa Smile</text:p>
          </table:table-cell>
          <table:table-cell office:value-type="float" office:value="64.36">
            <text:p>64.36</text:p>
          </table:table-cell>
          <table:table-cell office:value-type="float" office:value="65">
            <text:p>6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Shanghai Knights</text:p>
          </table:table-cell>
          <table:table-cell office:value-type="float" office:value="60.47">
            <text:p>60.47</text:p>
          </table:table-cell>
          <table:table-cell office:value-type="float" office:value="50">
            <text:p>5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ad Santa</text:p>
          </table:table-cell>
          <table:table-cell office:value-type="float" office:value="60.06">
            <text:p>60.06</text:p>
          </table:table-cell>
          <table:table-cell office:value-type="float" office:value="18">
            <text:p>18</text:p>
          </table:table-cell>
          <table:table-cell office:value-type="string">
            <text:p>Dimension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Gothika</text:p>
          </table:table-cell>
          <table:table-cell office:value-type="float" office:value="59.59">
            <text:p>59.59</text:p>
          </table:table-cell>
          <table:table-cell office:value-type="float" office:value="40">
            <text:p>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ove Actually</text:p>
          </table:table-cell>
          <table:table-cell office:value-type="float" office:value="59.37">
            <text:p>59.37</text:p>
          </table:table-cell>
          <table:table-cell office:value-type="float" office:value="47.5">
            <text:p>47.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Radio</text:p>
          </table:table-cell>
          <table:table-cell office:value-type="float" office:value="59.21">
            <text:p>59.21</text:p>
          </table:table-cell>
          <table:table-cell office:value-type="float" office:value="35">
            <text:p>3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Open Range</text:p>
          </table:table-cell>
          <table:table-cell office:value-type="float" office:value="58.33">
            <text:p>58.33</text:p>
          </table:table-cell>
          <table:table-cell office:value-type="float" office:value="20">
            <text:p>20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Once Upon...Mexico</text:p>
          </table:table-cell>
          <table:table-cell office:value-type="float" office:value="56.82">
            <text:p>56.82</text:p>
          </table:table-cell>
          <table:table-cell office:value-type="float" office:value="30">
            <text:p>30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Just Married</text:p>
          </table:table-cell>
          <table:table-cell office:value-type="float" office:value="56.13">
            <text:p>56.13</text:p>
          </table:table-cell>
          <table:table-cell office:value-type="float" office:value="18">
            <text:p>18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Paycheck</text:p>
          </table:table-cell>
          <table:table-cell office:value-type="float" office:value="53.79">
            <text:p>53.79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hrek 2</text:p>
          </table:table-cell>
          <table:table-cell office:value-type="float" office:value="437.212">
            <text:p>437.212</text:p>
          </table:table-cell>
          <table:table-cell office:value-type="float" office:value="75">
            <text:p>7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Spider-Man 2</text:p>
          </table:table-cell>
          <table:table-cell office:value-type="float" office:value="373.378">
            <text:p>373.378</text:p>
          </table:table-cell>
          <table:table-cell office:value-type="float" office:value="200">
            <text:p>200</text:p>
          </table:table-cell>
          <table:table-cell office:value-type="string">
            <text:p>Sony Picture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The Passion</text:p>
          </table:table-cell>
          <table:table-cell office:value-type="float" office:value="370.774">
            <text:p>370.774</text:p>
          </table:table-cell>
          <table:table-cell office:value-type="float" office:value="30">
            <text:p>30</text:p>
          </table:table-cell>
          <table:table-cell office:value-type="string">
            <text:p>Newmarke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Meet the Fockers</text:p>
          </table:table-cell>
          <table:table-cell office:value-type="float" office:value="279.168">
            <text:p>279.168</text:p>
          </table:table-cell>
          <table:table-cell office:value-type="float" office:value="80">
            <text:p>80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The Incredibles</text:p>
          </table:table-cell>
          <table:table-cell office:value-type="float" office:value="261.438">
            <text:p>261.438</text:p>
          </table:table-cell>
          <table:table-cell office:value-type="float" office:value="92">
            <text:p>92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Prisoner of Azkaban</text:p>
          </table:table-cell>
          <table:table-cell office:value-type="float" office:value="249.539">
            <text:p>249.539</text:p>
          </table:table-cell>
          <table:table-cell office:value-type="float" office:value="130">
            <text:p>1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Day After Tomorrow</text:p>
          </table:table-cell>
          <table:table-cell office:value-type="float" office:value="186.741">
            <text:p>186.741</text:p>
          </table:table-cell>
          <table:table-cell office:value-type="float" office:value="125">
            <text:p>12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Polar Express</text:p>
          </table:table-cell>
          <table:table-cell office:value-type="float" office:value="183.155">
            <text:p>183.155</text:p>
          </table:table-cell>
          <table:table-cell office:value-type="float" office:value="165">
            <text:p>16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The Bourne Supremacy</text:p>
          </table:table-cell>
          <table:table-cell office:value-type="float" office:value="176.049">
            <text:p>176.049</text:p>
          </table:table-cell>
          <table:table-cell office:value-type="float" office:value="75">
            <text:p>7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National Treasure</text:p>
          </table:table-cell>
          <table:table-cell office:value-type="float" office:value="173.016">
            <text:p>173.016</text:p>
          </table:table-cell>
          <table:table-cell office:value-type="float" office:value="70">
            <text:p>7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hark Tale</text:p>
          </table:table-cell>
          <table:table-cell office:value-type="float" office:value="161.41">
            <text:p>161.41</text:p>
          </table:table-cell>
          <table:table-cell office:value-type="float" office:value="70">
            <text:p>7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I, Robot</text:p>
          </table:table-cell>
          <table:table-cell office:value-type="float" office:value="144.8">
            <text:p>144.8</text:p>
          </table:table-cell>
          <table:table-cell office:value-type="float" office:value="105">
            <text:p>10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roy</text:p>
          </table:table-cell>
          <table:table-cell office:value-type="float" office:value="133.26">
            <text:p>133.26</text:p>
          </table:table-cell>
          <table:table-cell office:value-type="float" office:value="175">
            <text:p>17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Ocean's 12</text:p>
          </table:table-cell>
          <table:table-cell office:value-type="float" office:value="125.53">
            <text:p>125.53</text:p>
          </table:table-cell>
          <table:table-cell office:value-type="float" office:value="110">
            <text:p>11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50 First Dates</text:p>
          </table:table-cell>
          <table:table-cell office:value-type="float" office:value="120.78">
            <text:p>120.78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Van Helsing</text:p>
          </table:table-cell>
          <table:table-cell office:value-type="float" office:value="120.07">
            <text:p>120.07</text:p>
          </table:table-cell>
          <table:table-cell office:value-type="float" office:value="160">
            <text:p>16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ahrenheit 911</text:p>
          </table:table-cell>
          <table:table-cell office:value-type="float" office:value="119.08">
            <text:p>119.08</text:p>
          </table:table-cell>
          <table:table-cell office:value-type="float" office:value="6">
            <text:p>6</text:p>
          </table:table-cell>
          <table:table-cell office:value-type="string">
            <text:p>Lions Gate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Lemony Snicket</text:p>
          </table:table-cell>
          <table:table-cell office:value-type="float" office:value="118.63">
            <text:p>118.63</text:p>
          </table:table-cell>
          <table:table-cell office:value-type="float" office:value="140">
            <text:p>14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Dodgeball</text:p>
          </table:table-cell>
          <table:table-cell office:value-type="float" office:value="114.32">
            <text:p>114.32</text:p>
          </table:table-cell>
          <table:table-cell office:value-type="float" office:value="20">
            <text:p>2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Village</text:p>
          </table:table-cell>
          <table:table-cell office:value-type="float" office:value="114.2">
            <text:p>114.2</text:p>
          </table:table-cell>
          <table:table-cell office:value-type="float" office:value="71.7">
            <text:p>71.7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Grudge</text:p>
          </table:table-cell>
          <table:table-cell office:value-type="float" office:value="110.18">
            <text:p>110.18</text:p>
          </table:table-cell>
          <table:table-cell office:value-type="float" office:value="10">
            <text:p>10</text:p>
          </table:table-cell>
          <table:table-cell office:value-type="string">
            <text:p>Sony Picture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Aviator</text:p>
          </table:table-cell>
          <table:table-cell office:value-type="float" office:value="102.61">
            <text:p>102.61</text:p>
          </table:table-cell>
          <table:table-cell office:value-type="float" office:value="110">
            <text:p>11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ollateral</text:p>
          </table:table-cell>
          <table:table-cell office:value-type="float" office:value="100.44">
            <text:p>100.44</text:p>
          </table:table-cell>
          <table:table-cell office:value-type="float" office:value="65">
            <text:p>6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llion Dollar Baby</text:p>
          </table:table-cell>
          <table:table-cell office:value-type="float" office:value="100.42">
            <text:p>100.42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Princess Diaries 2</text:p>
          </table:table-cell>
          <table:table-cell office:value-type="float" office:value="95.15">
            <text:p>95.15</text:p>
          </table:table-cell>
          <table:table-cell office:value-type="float" office:value="40">
            <text:p>4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tarsky &amp; Hutch</text:p>
          </table:table-cell>
          <table:table-cell office:value-type="float" office:value="88.2">
            <text:p>88.2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long Came Polly</text:p>
          </table:table-cell>
          <table:table-cell office:value-type="float" office:value="87.86">
            <text:p>87.86</text:p>
          </table:table-cell>
          <table:table-cell office:value-type="float" office:value="42">
            <text:p>4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ean Girls</text:p>
          </table:table-cell>
          <table:table-cell office:value-type="float" office:value="86.05">
            <text:p>86.05</text:p>
          </table:table-cell>
          <table:table-cell office:value-type="float" office:value="17">
            <text:p>17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pongeBob Movie</text:p>
          </table:table-cell>
          <table:table-cell office:value-type="float" office:value="85.42">
            <text:p>85.42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cooby-Doo 2</text:p>
          </table:table-cell>
          <table:table-cell office:value-type="float" office:value="84.19">
            <text:p>84.19</text:p>
          </table:table-cell>
          <table:table-cell office:value-type="float" office:value="84">
            <text:p>84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Anchorman</text:p>
          </table:table-cell>
          <table:table-cell office:value-type="float" office:value="84.14">
            <text:p>84.14</text:p>
          </table:table-cell>
          <table:table-cell office:value-type="float" office:value="26">
            <text:p>26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Notebook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Alien Vs. Predator</text:p>
          </table:table-cell>
          <table:table-cell office:value-type="float" office:value="80.28">
            <text:p>80.28</text:p>
          </table:table-cell>
          <table:table-cell office:value-type="float" office:value="60">
            <text:p>6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an on Fire</text:p>
          </table:table-cell>
          <table:table-cell office:value-type="float" office:value="77.91">
            <text:p>77.91</text:p>
          </table:table-cell>
          <table:table-cell office:value-type="float" office:value="70">
            <text:p>7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The Terminal</text:p>
          </table:table-cell>
          <table:table-cell office:value-type="float" office:value="77.03">
            <text:p>77.03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Garfield</text:p>
          </table:table-cell>
          <table:table-cell office:value-type="float" office:value="75.37">
            <text:p>75.37</text:p>
          </table:table-cell>
          <table:table-cell office:value-type="float" office:value="50">
            <text:p>5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Ray</text:p>
          </table:table-cell>
          <table:table-cell office:value-type="float" office:value="75.31">
            <text:p>75.31</text:p>
          </table:table-cell>
          <table:table-cell office:value-type="float" office:value="40">
            <text:p>4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dder 49</text:p>
          </table:table-cell>
          <table:table-cell office:value-type="float" office:value="74.54">
            <text:p>74.54</text:p>
          </table:table-cell>
          <table:table-cell office:value-type="float" office:value="60">
            <text:p>60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Christmas w/ KYears</text:p>
          </table:table-cell>
          <table:table-cell office:value-type="float" office:value="73.7">
            <text:p>73.7</text:p>
          </table:table-cell>
          <table:table-cell office:value-type="float" office:value="60">
            <text:p>60</text:p>
          </table:table-cell>
          <table:table-cell office:value-type="string">
            <text:p>Sony Pictures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Sideways</text:p>
          </table:table-cell>
          <table:table-cell office:value-type="float" office:value="71.5">
            <text:p>71.5</text:p>
          </table:table-cell>
          <table:table-cell office:value-type="float" office:value="18">
            <text:p>18</text:p>
          </table:table-cell>
          <table:table-cell office:value-type="string">
            <text:p>Fox Searchlight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White Chicks</text:p>
          </table:table-cell>
          <table:table-cell office:value-type="float" office:value="69.15">
            <text:p>69.15</text:p>
          </table:table-cell>
          <table:table-cell office:value-type="string">
            <text:p/>
          </table:table-cell>
          <table:table-cell office:value-type="string">
            <text:p>Sony Picture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Hidalgo</text:p>
          </table:table-cell>
          <table:table-cell office:value-type="float" office:value="67.29">
            <text:p>67.29</text:p>
          </table:table-cell>
          <table:table-cell office:value-type="float" office:value="90">
            <text:p>9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The Forgotten</text:p>
          </table:table-cell>
          <table:table-cell office:value-type="float" office:value="66.64">
            <text:p>66.64</text:p>
          </table:table-cell>
          <table:table-cell office:value-type="float" office:value="42">
            <text:p>42</text:p>
          </table:table-cell>
          <table:table-cell office:value-type="string">
            <text:p>Sony Pictures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Kill Bill 2</text:p>
          </table:table-cell>
          <table:table-cell office:value-type="float" office:value="66.37">
            <text:p>66.37</text:p>
          </table:table-cell>
          <table:table-cell office:value-type="float" office:value="32.5">
            <text:p>32.5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anchurian Candidate</text:p>
          </table:table-cell>
          <table:table-cell office:value-type="float" office:value="65.95">
            <text:p>65.95</text:p>
          </table:table-cell>
          <table:table-cell office:value-type="float" office:value="80">
            <text:p>8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arbershop 2</text:p>
          </table:table-cell>
          <table:table-cell office:value-type="float" office:value="65.19">
            <text:p>65.19</text:p>
          </table:table-cell>
          <table:table-cell office:value-type="float" office:value="18">
            <text:p>18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racle</text:p>
          </table:table-cell>
          <table:table-cell office:value-type="float" office:value="64.37">
            <text:p>64.37</text:p>
          </table:table-cell>
          <table:table-cell office:value-type="float" office:value="28">
            <text:p>28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Friday Night Lights</text:p>
          </table:table-cell>
          <table:table-cell office:value-type="float" office:value="61.19">
            <text:p>61.19</text:p>
          </table:table-cell>
          <table:table-cell office:value-type="float" office:value="30">
            <text:p>3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tepford Wives</text:p>
          </table:table-cell>
          <table:table-cell office:value-type="float" office:value="59.48">
            <text:p>59.48</text:p>
          </table:table-cell>
          <table:table-cell office:value-type="float" office:value="90">
            <text:p>9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Hellboy</text:p>
          </table:table-cell>
          <table:table-cell office:value-type="float" office:value="59.04">
            <text:p>59.04</text:p>
          </table:table-cell>
          <table:table-cell office:value-type="float" office:value="66">
            <text:p>66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Dawn of the Dead</text:p>
          </table:table-cell>
          <table:table-cell office:value-type="float" office:value="58.89">
            <text:p>58.89</text:p>
          </table:table-cell>
          <table:table-cell office:value-type="float" office:value="45">
            <text:p>4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Without a Paddle</text:p>
          </table:table-cell>
          <table:table-cell office:value-type="float" office:value="58.16">
            <text:p>58.16</text:p>
          </table:table-cell>
          <table:table-cell office:value-type="float" office:value="19">
            <text:p>19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Shall We Dance?</text:p>
          </table:table-cell>
          <table:table-cell office:value-type="float" office:value="57.89">
            <text:p>57.89</text:p>
          </table:table-cell>
          <table:table-cell office:value-type="float" office:value="40">
            <text:p>40</text:p>
          </table:table-cell>
          <table:table-cell office:value-type="string">
            <text:p>Miramax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utterfly Effect</text:p>
          </table:table-cell>
          <table:table-cell office:value-type="float" office:value="57.76">
            <text:p>57.76</text:p>
          </table:table-cell>
          <table:table-cell office:value-type="float" office:value="13">
            <text:p>13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The Chronicles of Riddick</text:p>
          </table:table-cell>
          <table:table-cell office:value-type="float" office:value="57.64">
            <text:p>57.64</text:p>
          </table:table-cell>
          <table:table-cell office:value-type="float" office:value="120">
            <text:p>12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Revenge of the Sith</text:p>
          </table:table-cell>
          <table:table-cell office:value-type="float" office:value="380.271">
            <text:p>380.271</text:p>
          </table:table-cell>
          <table:table-cell office:value-type="float" office:value="115">
            <text:p>11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hronicles of Narnia</text:p>
          </table:table-cell>
          <table:table-cell office:value-type="float" office:value="291.71">
            <text:p>291.71</text:p>
          </table:table-cell>
          <table:table-cell office:value-type="float" office:value="205">
            <text:p>20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Goblet of Fire</text:p>
          </table:table-cell>
          <table:table-cell office:value-type="float" office:value="290.013">
            <text:p>290.013</text:p>
          </table:table-cell>
          <table:table-cell office:value-type="float" office:value="130">
            <text:p>1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War of the Worlds</text:p>
          </table:table-cell>
          <table:table-cell office:value-type="float" office:value="234.28">
            <text:p>234.28</text:p>
          </table:table-cell>
          <table:table-cell office:value-type="float" office:value="128">
            <text:p>12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ing Kong</text:p>
          </table:table-cell>
          <table:table-cell office:value-type="float" office:value="218.051">
            <text:p>218.051</text:p>
          </table:table-cell>
          <table:table-cell office:value-type="float" office:value="207">
            <text:p>207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Wedding Crashers</text:p>
          </table:table-cell>
          <table:table-cell office:value-type="float" office:value="209.218">
            <text:p>209.218</text:p>
          </table:table-cell>
          <table:table-cell office:value-type="float" office:value="40">
            <text:p>4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hocolate Factory</text:p>
          </table:table-cell>
          <table:table-cell office:value-type="float" office:value="206.459">
            <text:p>206.459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atman Begins</text:p>
          </table:table-cell>
          <table:table-cell office:value-type="float" office:value="205.344">
            <text:p>205.344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Madagascar</text:p>
          </table:table-cell>
          <table:table-cell office:value-type="float" office:value="193.137">
            <text:p>193.137</text:p>
          </table:table-cell>
          <table:table-cell office:value-type="float" office:value="75">
            <text:p>7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r. and Mrs. Smith</text:p>
          </table:table-cell>
          <table:table-cell office:value-type="float" office:value="186.336">
            <text:p>186.336</text:p>
          </table:table-cell>
          <table:table-cell office:value-type="float" office:value="110">
            <text:p>11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Hitch</text:p>
          </table:table-cell>
          <table:table-cell office:value-type="float" office:value="178.51">
            <text:p>178.51</text:p>
          </table:table-cell>
          <table:table-cell office:value-type="float" office:value="70">
            <text:p>7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The Longest Yard</text:p>
          </table:table-cell>
          <table:table-cell office:value-type="float" office:value="158.12">
            <text:p>158.12</text:p>
          </table:table-cell>
          <table:table-cell office:value-type="float" office:value="82">
            <text:p>82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Fantastic Four</text:p>
          </table:table-cell>
          <table:table-cell office:value-type="float" office:value="154.7">
            <text:p>154.7</text:p>
          </table:table-cell>
          <table:table-cell office:value-type="float" office:value="100">
            <text:p>10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hicken Little</text:p>
          </table:table-cell>
          <table:table-cell office:value-type="float" office:value="135.38">
            <text:p>135.38</text:p>
          </table:table-cell>
          <table:table-cell office:value-type="float" office:value="60">
            <text:p>6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Robots</text:p>
          </table:table-cell>
          <table:table-cell office:value-type="float" office:value="128.2">
            <text:p>128.2</text:p>
          </table:table-cell>
          <table:table-cell office:value-type="float" office:value="70">
            <text:p>7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Walk the Line</text:p>
          </table:table-cell>
          <table:table-cell office:value-type="float" office:value="119.52">
            <text:p>119.52</text:p>
          </table:table-cell>
          <table:table-cell office:value-type="float" office:value="28">
            <text:p>28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The Pacifier</text:p>
          </table:table-cell>
          <table:table-cell office:value-type="float" office:value="113.14">
            <text:p>113.14</text:p>
          </table:table-cell>
          <table:table-cell office:value-type="float" office:value="56">
            <text:p>56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Dick and Jane</text:p>
          </table:table-cell>
          <table:table-cell office:value-type="float" office:value="110.5">
            <text:p>110.5</text:p>
          </table:table-cell>
          <table:table-cell office:value-type="float" office:value="100">
            <text:p>10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The 40 Year Old Virgin</text:p>
          </table:table-cell>
          <table:table-cell office:value-type="float" office:value="109.33">
            <text:p>109.33</text:p>
          </table:table-cell>
          <table:table-cell office:value-type="float" office:value="26">
            <text:p>26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Flightplan</text:p>
          </table:table-cell>
          <table:table-cell office:value-type="float" office:value="89.71">
            <text:p>89.71</text:p>
          </table:table-cell>
          <table:table-cell office:value-type="float" office:value="55">
            <text:p>55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Saw 2</text:p>
          </table:table-cell>
          <table:table-cell office:value-type="float" office:value="87.03">
            <text:p>87.03</text:p>
          </table:table-cell>
          <table:table-cell office:value-type="float" office:value="4">
            <text:p>4</text:p>
          </table:table-cell>
          <table:table-cell office:value-type="string">
            <text:p>Lions Gate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Brokeback Mountain</text:p>
          </table:table-cell>
          <table:table-cell office:value-type="float" office:value="83.03">
            <text:p>83.03</text:p>
          </table:table-cell>
          <table:table-cell office:value-type="float" office:value="14">
            <text:p>14</text:p>
          </table:table-cell>
          <table:table-cell office:value-type="string">
            <text:p>Focus Feature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onster in Law</text:p>
          </table:table-cell>
          <table:table-cell office:value-type="float" office:value="82.89">
            <text:p>82.89</text:p>
          </table:table-cell>
          <table:table-cell office:value-type="float" office:value="45">
            <text:p>45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heaper...Dozen 2</text:p>
          </table:table-cell>
          <table:table-cell office:value-type="float" office:value="82.57">
            <text:p>82.57</text:p>
          </table:table-cell>
          <table:table-cell office:value-type="float" office:value="60">
            <text:p>6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Are We There Yet</text:p>
          </table:table-cell>
          <table:table-cell office:value-type="float" office:value="82.4">
            <text:p>82.4</text:p>
          </table:table-cell>
          <table:table-cell office:value-type="float" office:value="32">
            <text:p>32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Dukes of Hazzard</text:p>
          </table:table-cell>
          <table:table-cell office:value-type="float" office:value="80.27">
            <text:p>80.27</text:p>
          </table:table-cell>
          <table:table-cell office:value-type="float" office:value="53">
            <text:p>53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arch of the Penguins</text:p>
          </table:table-cell>
          <table:table-cell office:value-type="float" office:value="77.41">
            <text:p>77.41</text:p>
          </table:table-cell>
          <table:table-cell office:value-type="float" office:value="8">
            <text:p>8</text:p>
          </table:table-cell>
          <table:table-cell office:value-type="string">
            <text:p>Warner Independent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The Ring 2</text:p>
          </table:table-cell>
          <table:table-cell office:value-type="float" office:value="76.03">
            <text:p>76.03</text:p>
          </table:table-cell>
          <table:table-cell office:value-type="float" office:value="50">
            <text:p>5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onstantine</text:p>
          </table:table-cell>
          <table:table-cell office:value-type="float" office:value="75.5">
            <text:p>75.5</text:p>
          </table:table-cell>
          <table:table-cell office:value-type="float" office:value="90">
            <text:p>9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xorcism of Emily Rose</text:p>
          </table:table-cell>
          <table:table-cell office:value-type="float" office:value="75.2">
            <text:p>75.2</text:p>
          </table:table-cell>
          <table:table-cell office:value-type="float" office:value="20">
            <text:p>20</text:p>
          </table:table-cell>
          <table:table-cell office:value-type="string">
            <text:p>Screen Gems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Four Brothers</text:p>
          </table:table-cell>
          <table:table-cell office:value-type="float" office:value="74.48">
            <text:p>74.48</text:p>
          </table:table-cell>
          <table:table-cell office:value-type="float" office:value="44">
            <text:p>44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Sin City</text:p>
          </table:table-cell>
          <table:table-cell office:value-type="float" office:value="74.1">
            <text:p>74.1</text:p>
          </table:table-cell>
          <table:table-cell office:value-type="float" office:value="45">
            <text:p>45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The Interpreter</text:p>
          </table:table-cell>
          <table:table-cell office:value-type="float" office:value="72.52">
            <text:p>72.52</text:p>
          </table:table-cell>
          <table:table-cell office:value-type="float" office:value="80">
            <text:p>8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Sahara</text:p>
          </table:table-cell>
          <table:table-cell office:value-type="float" office:value="68.64">
            <text:p>68.64</text:p>
          </table:table-cell>
          <table:table-cell office:value-type="float" office:value="130">
            <text:p>1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Guess Who</text:p>
          </table:table-cell>
          <table:table-cell office:value-type="float" office:value="67.96">
            <text:p>67.96</text:p>
          </table:table-cell>
          <table:table-cell office:value-type="float" office:value="35">
            <text:p>3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oach Carter</text:p>
          </table:table-cell>
          <table:table-cell office:value-type="float" office:value="67.25">
            <text:p>67.25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Herbie: Fully Loaded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The Amityville Horror</text:p>
          </table:table-cell>
          <table:table-cell office:value-type="float" office:value="64.66">
            <text:p>64.66</text:p>
          </table:table-cell>
          <table:table-cell office:value-type="float" office:value="19">
            <text:p>19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Sky High</text:p>
          </table:table-cell>
          <table:table-cell office:value-type="float" office:value="63.94">
            <text:p>63.94</text:p>
          </table:table-cell>
          <table:table-cell office:value-type="float" office:value="35">
            <text:p>3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Jarhead</text:p>
          </table:table-cell>
          <table:table-cell office:value-type="float" office:value="62.65">
            <text:p>62.65</text:p>
          </table:table-cell>
          <table:table-cell office:value-type="float" office:value="72">
            <text:p>7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ewitched</text:p>
          </table:table-cell>
          <table:table-cell office:value-type="float" office:value="62.25">
            <text:p>62.25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inderella Man</text:p>
          </table:table-cell>
          <table:table-cell office:value-type="float" office:value="61.65">
            <text:p>61.65</text:p>
          </table:table-cell>
          <table:table-cell office:value-type="float" office:value="88">
            <text:p>88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The Family Stone</text:p>
          </table:table-cell>
          <table:table-cell office:value-type="float" office:value="60.06">
            <text:p>60.06</text:p>
          </table:table-cell>
          <table:table-cell office:value-type="float" office:value="17">
            <text:p>17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Red Eye</text:p>
          </table:table-cell>
          <table:table-cell office:value-type="float" office:value="57.86">
            <text:p>57.86</text:p>
          </table:table-cell>
          <table:table-cell office:value-type="float" office:value="44">
            <text:p>44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Memoirs of a Geisha</text:p>
          </table:table-cell>
          <table:table-cell office:value-type="float" office:value="57.01">
            <text:p>57.01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Wallace &amp; Gromit</text:p>
          </table:table-cell>
          <table:table-cell office:value-type="float" office:value="56.2">
            <text:p>56.2</text:p>
          </table:table-cell>
          <table:table-cell office:value-type="float" office:value="30">
            <text:p>3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White Noise</text:p>
          </table:table-cell>
          <table:table-cell office:value-type="float" office:value="55.87">
            <text:p>55.87</text:p>
          </table:table-cell>
          <table:table-cell office:value-type="float" office:value="10">
            <text:p>1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e Cool</text:p>
          </table:table-cell>
          <table:table-cell office:value-type="float" office:value="55.81">
            <text:p>55.81</text:p>
          </table:table-cell>
          <table:table-cell office:value-type="float" office:value="53">
            <text:p>53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rash</text:p>
          </table:table-cell>
          <table:table-cell office:value-type="float" office:value="54.56">
            <text:p>54.56</text:p>
          </table:table-cell>
          <table:table-cell office:value-type="float" office:value="6.5">
            <text:p>6.5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Yours, Mine and Ours</text:p>
          </table:table-cell>
          <table:table-cell office:value-type="float" office:value="53.36">
            <text:p>53.36</text:p>
          </table:table-cell>
          <table:table-cell office:value-type="float" office:value="45">
            <text:p>4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Corpse Bride</text:p>
          </table:table-cell>
          <table:table-cell office:value-type="float" office:value="53.34">
            <text:p>53.34</text:p>
          </table:table-cell>
          <table:table-cell office:value-type="float" office:value="40">
            <text:p>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icking &amp; Screaming</text:p>
          </table:table-cell>
          <table:table-cell office:value-type="float" office:value="52.58">
            <text:p>52.58</text:p>
          </table:table-cell>
          <table:table-cell office:value-type="float" office:value="45">
            <text:p>4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Hide and Seek</text:p>
          </table:table-cell>
          <table:table-cell office:value-type="float" office:value="51.1">
            <text:p>51.1</text:p>
          </table:table-cell>
          <table:table-cell office:value-type="float" office:value="30">
            <text:p>3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Guide to the Galaxy</text:p>
          </table:table-cell>
          <table:table-cell office:value-type="float" office:value="51.02">
            <text:p>51.02</text:p>
          </table:table-cell>
          <table:table-cell office:value-type="float" office:value="50">
            <text:p>50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Syriana</text:p>
          </table:table-cell>
          <table:table-cell office:value-type="float" office:value="50.85">
            <text:p>50.85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Pirates of Caribbean 2</text:p>
          </table:table-cell>
          <table:table-cell office:value-type="float" office:value="423.416">
            <text:p>423.416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Night at the Museum</text:p>
          </table:table-cell>
          <table:table-cell office:value-type="float" office:value="250.863">
            <text:p>250.863</text:p>
          </table:table-cell>
          <table:table-cell office:value-type="float" office:value="110">
            <text:p>11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Cars</text:p>
          </table:table-cell>
          <table:table-cell office:value-type="float" office:value="244.083">
            <text:p>244.083</text:p>
          </table:table-cell>
          <table:table-cell office:value-type="float" office:value="70">
            <text:p>7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X3</text:p>
          </table:table-cell>
          <table:table-cell office:value-type="float" office:value="234.362">
            <text:p>234.362</text:p>
          </table:table-cell>
          <table:table-cell office:value-type="float" office:value="165">
            <text:p>165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The Da Vinci Code</text:p>
          </table:table-cell>
          <table:table-cell office:value-type="float" office:value="217.65">
            <text:p>217.65</text:p>
          </table:table-cell>
          <table:table-cell office:value-type="float" office:value="125">
            <text:p>12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Superman Returns</text:p>
          </table:table-cell>
          <table:table-cell office:value-type="float" office:value="200.12">
            <text:p>200.12</text:p>
          </table:table-cell>
          <table:table-cell office:value-type="float" office:value="220">
            <text:p>22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Happy Feet</text:p>
          </table:table-cell>
          <table:table-cell office:value-type="float" office:value="198">
            <text:p>198</text:p>
          </table:table-cell>
          <table:table-cell office:value-type="float" office:value="85">
            <text:p>8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Ice Age 2</text:p>
          </table:table-cell>
          <table:table-cell office:value-type="float" office:value="195.331">
            <text:p>195.331</text:p>
          </table:table-cell>
          <table:table-cell office:value-type="float" office:value="80">
            <text:p>8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Casino Royale</text:p>
          </table:table-cell>
          <table:table-cell office:value-type="float" office:value="167.365">
            <text:p>167.365</text:p>
          </table:table-cell>
          <table:table-cell office:value-type="float" office:value="72">
            <text:p>72</text:p>
          </table:table-cell>
          <table:table-cell office:value-type="string">
            <text:p>MGM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Pursuit of Happyness</text:p>
          </table:table-cell>
          <table:table-cell office:value-type="float" office:value="162.8">
            <text:p>162.8</text:p>
          </table:table-cell>
          <table:table-cell office:value-type="float" office:value="55">
            <text:p>5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Over the Hedge</text:p>
          </table:table-cell>
          <table:table-cell office:value-type="float" office:value="155.02">
            <text:p>155.02</text:p>
          </table:table-cell>
          <table:table-cell office:value-type="float" office:value="80">
            <text:p>80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Talladega Nights</text:p>
          </table:table-cell>
          <table:table-cell office:value-type="float" office:value="148.21">
            <text:p>148.21</text:p>
          </table:table-cell>
          <table:table-cell office:value-type="float" office:value="73">
            <text:p>73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Click</text:p>
          </table:table-cell>
          <table:table-cell office:value-type="float" office:value="137.34">
            <text:p>137.34</text:p>
          </table:table-cell>
          <table:table-cell office:value-type="float" office:value="70">
            <text:p>7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ssion: Impossible III</text:p>
          </table:table-cell>
          <table:table-cell office:value-type="float" office:value="133.5">
            <text:p>133.5</text:p>
          </table:table-cell>
          <table:table-cell office:value-type="float" office:value="150">
            <text:p>1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Departed</text:p>
          </table:table-cell>
          <table:table-cell office:value-type="float" office:value="133.31">
            <text:p>133.31</text:p>
          </table:table-cell>
          <table:table-cell office:value-type="float" office:value="90">
            <text:p>9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Borat</text:p>
          </table:table-cell>
          <table:table-cell office:value-type="float" office:value="128.51">
            <text:p>128.51</text:p>
          </table:table-cell>
          <table:table-cell office:value-type="float" office:value="18">
            <text:p>18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Devil Wears Prada</text:p>
          </table:table-cell>
          <table:table-cell office:value-type="float" office:value="124.74">
            <text:p>124.74</text:p>
          </table:table-cell>
          <table:table-cell office:value-type="float" office:value="35">
            <text:p>3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Break-Up</text:p>
          </table:table-cell>
          <table:table-cell office:value-type="float" office:value="118.7">
            <text:p>118.7</text:p>
          </table:table-cell>
          <table:table-cell office:value-type="float" office:value="52">
            <text:p>52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Dreamgirls</text:p>
          </table:table-cell>
          <table:table-cell office:value-type="float" office:value="103.37">
            <text:p>103.37</text:p>
          </table:table-cell>
          <table:table-cell office:value-type="float" office:value="70">
            <text:p>70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Scary Movie 4</text:p>
          </table:table-cell>
          <table:table-cell office:value-type="float" office:value="90.7">
            <text:p>90.7</text:p>
          </table:table-cell>
          <table:table-cell office:value-type="float" office:value="45">
            <text:p>45</text:p>
          </table:table-cell>
          <table:table-cell office:value-type="string">
            <text:p>Weinstein Co.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Failure to Launch</text:p>
          </table:table-cell>
          <table:table-cell office:value-type="float" office:value="88.79">
            <text:p>88.79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Inside Man</text:p>
          </table:table-cell>
          <table:table-cell office:value-type="float" office:value="88.51">
            <text:p>88.51</text:p>
          </table:table-cell>
          <table:table-cell office:value-type="float" office:value="45">
            <text:p>4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Santa Clause 3</text:p>
          </table:table-cell>
          <table:table-cell office:value-type="float" office:value="84.5">
            <text:p>84.5</text:p>
          </table:table-cell>
          <table:table-cell office:value-type="float" office:value="12">
            <text:p>12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Open Season</text:p>
          </table:table-cell>
          <table:table-cell office:value-type="float" office:value="84.38">
            <text:p>84.38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Charlotte's Web</text:p>
          </table:table-cell>
          <table:table-cell office:value-type="float" office:value="82.73">
            <text:p>82.73</text:p>
          </table:table-cell>
          <table:table-cell office:value-type="float" office:value="82.5">
            <text:p>82.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Pink Panther</text:p>
          </table:table-cell>
          <table:table-cell office:value-type="float" office:value="82.23">
            <text:p>82.23</text:p>
          </table:table-cell>
          <table:table-cell office:value-type="float" office:value="65">
            <text:p>6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ight Below</text:p>
          </table:table-cell>
          <table:table-cell office:value-type="float" office:value="81.59">
            <text:p>81.59</text:p>
          </table:table-cell>
          <table:table-cell office:value-type="float" office:value="40">
            <text:p>4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Saw 3</text:p>
          </table:table-cell>
          <table:table-cell office:value-type="float" office:value="80.31">
            <text:p>80.31</text:p>
          </table:table-cell>
          <table:table-cell office:value-type="float" office:value="10">
            <text:p>10</text:p>
          </table:table-cell>
          <table:table-cell office:value-type="string">
            <text:p>Lions Gate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Nacho Libre</text:p>
          </table:table-cell>
          <table:table-cell office:value-type="float" office:value="80.2">
            <text:p>80.2</text:p>
          </table:table-cell>
          <table:table-cell office:value-type="float" office:value="32">
            <text:p>32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You, Me and Dupree</text:p>
          </table:table-cell>
          <table:table-cell office:value-type="float" office:value="75.63">
            <text:p>75.63</text:p>
          </table:table-cell>
          <table:table-cell office:value-type="float" office:value="54">
            <text:p>54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ragon</text:p>
          </table:table-cell>
          <table:table-cell office:value-type="float" office:value="75.03">
            <text:p>75.03</text:p>
          </table:table-cell>
          <table:table-cell office:value-type="float" office:value="100">
            <text:p>10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onster House</text:p>
          </table:table-cell>
          <table:table-cell office:value-type="float" office:value="73.85">
            <text:p>73.85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arnyard</text:p>
          </table:table-cell>
          <table:table-cell office:value-type="float" office:value="72.78">
            <text:p>72.78</text:p>
          </table:table-cell>
          <table:table-cell office:value-type="float" office:value="51">
            <text:p>51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Jackass: Number Two</text:p>
          </table:table-cell>
          <table:table-cell office:value-type="float" office:value="72.78">
            <text:p>72.78</text:p>
          </table:table-cell>
          <table:table-cell office:value-type="float" office:value="11.5">
            <text:p>11.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RV</text:p>
          </table:table-cell>
          <table:table-cell office:value-type="float" office:value="71.4">
            <text:p>71.4</text:p>
          </table:table-cell>
          <table:table-cell office:value-type="float" office:value="65">
            <text:p>6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 for Vendetta</text:p>
          </table:table-cell>
          <table:table-cell office:value-type="float" office:value="70.5">
            <text:p>70.5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World Trade Center</text:p>
          </table:table-cell>
          <table:table-cell office:value-type="float" office:value="70.28">
            <text:p>70.28</text:p>
          </table:table-cell>
          <table:table-cell office:value-type="float" office:value="63">
            <text:p>63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Rocky Balboa</text:p>
          </table:table-cell>
          <table:table-cell office:value-type="float" office:value="70.27">
            <text:p>70.27</text:p>
          </table:table-cell>
          <table:table-cell office:value-type="float" office:value="24">
            <text:p>24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g Momma's House 2</text:p>
          </table:table-cell>
          <table:table-cell office:value-type="float" office:value="70.16">
            <text:p>70.16</text:p>
          </table:table-cell>
          <table:table-cell office:value-type="float" office:value="40">
            <text:p>4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Good Shepherd</text:p>
          </table:table-cell>
          <table:table-cell office:value-type="float" office:value="69.49">
            <text:p>69.49</text:p>
          </table:table-cell>
          <table:table-cell office:value-type="float" office:value="90">
            <text:p>9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Step Up</text:p>
          </table:table-cell>
          <table:table-cell office:value-type="float" office:value="65.33">
            <text:p>65.33</text:p>
          </table:table-cell>
          <table:table-cell office:value-type="float" office:value="12">
            <text:p>12</text:p>
          </table:table-cell>
          <table:table-cell office:value-type="string">
            <text:p>Touchstone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Flushed Away</text:p>
          </table:table-cell>
          <table:table-cell office:value-type="float" office:value="64.49">
            <text:p>64.49</text:p>
          </table:table-cell>
          <table:table-cell office:value-type="float" office:value="130">
            <text:p>130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Deja Vu</text:p>
          </table:table-cell>
          <table:table-cell office:value-type="float" office:value="64.03">
            <text:p>64.03</text:p>
          </table:table-cell>
          <table:table-cell office:value-type="float" office:value="80">
            <text:p>8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Miami Vice</text:p>
          </table:table-cell>
          <table:table-cell office:value-type="float" office:value="63.44">
            <text:p>63.44</text:p>
          </table:table-cell>
          <table:table-cell office:value-type="float" office:value="135">
            <text:p>13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Holiday</text:p>
          </table:table-cell>
          <table:table-cell office:value-type="float" office:value="63.28">
            <text:p>63.28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Madea's Family...</text:p>
          </table:table-cell>
          <table:table-cell office:value-type="float" office:value="63.23">
            <text:p>63.23</text:p>
          </table:table-cell>
          <table:table-cell office:value-type="float" office:value="10">
            <text:p>1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okyo Drift</text:p>
          </table:table-cell>
          <table:table-cell office:value-type="float" office:value="62.51">
            <text:p>62.51</text:p>
          </table:table-cell>
          <table:table-cell office:value-type="float" office:value="85">
            <text:p>8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nderworld 2</text:p>
          </table:table-cell>
          <table:table-cell office:value-type="float" office:value="62.32">
            <text:p>62.32</text:p>
          </table:table-cell>
          <table:table-cell office:value-type="float" office:value="50">
            <text:p>50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The Shaggy Dog</text:p>
          </table:table-cell>
          <table:table-cell office:value-type="float" office:value="61.12">
            <text:p>61.12</text:p>
          </table:table-cell>
          <table:table-cell office:value-type="float" office:value="50">
            <text:p>5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Poseidon</text:p>
          </table:table-cell>
          <table:table-cell office:value-type="float" office:value="60.66">
            <text:p>60.66</text:p>
          </table:table-cell>
          <table:table-cell office:value-type="float" office:value="140">
            <text:p>1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ittle Miss Sunshine</text:p>
          </table:table-cell>
          <table:table-cell office:value-type="float" office:value="59.89">
            <text:p>59.89</text:p>
          </table:table-cell>
          <table:table-cell office:value-type="float" office:value="8">
            <text:p>8</text:p>
          </table:table-cell>
          <table:table-cell office:value-type="string">
            <text:p>Fox Searchlight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The Benchwarmers</text:p>
          </table:table-cell>
          <table:table-cell office:value-type="float" office:value="58.45">
            <text:p>58.45</text:p>
          </table:table-cell>
          <table:table-cell office:value-type="float" office:value="33">
            <text:p>33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Curious George</text:p>
          </table:table-cell>
          <table:table-cell office:value-type="float" office:value="58.39">
            <text:p>58.39</text:p>
          </table:table-cell>
          <table:table-cell office:value-type="float" office:value="50">
            <text:p>5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ittle Man</text:p>
          </table:table-cell>
          <table:table-cell office:value-type="float" office:value="58.26">
            <text:p>58.26</text:p>
          </table:table-cell>
          <table:table-cell office:value-type="float" office:value="64">
            <text:p>64</text:p>
          </table:table-cell>
          <table:table-cell office:value-type="string">
            <text:p>Revolution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Invincible</text:p>
          </table:table-cell>
          <table:table-cell office:value-type="float" office:value="57.81">
            <text:p>57.81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Spider-Man 3</text:p>
          </table:table-cell>
          <table:table-cell office:value-type="float" office:value="336.53">
            <text:p>336.53</text:p>
          </table:table-cell>
          <table:table-cell office:value-type="float" office:value="258">
            <text:p>258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Shrek 3</text:p>
          </table:table-cell>
          <table:table-cell office:value-type="float" office:value="320.707">
            <text:p>320.707</text:p>
          </table:table-cell>
          <table:table-cell office:value-type="float" office:value="160">
            <text:p>1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ransformers</text:p>
          </table:table-cell>
          <table:table-cell office:value-type="float" office:value="319.222">
            <text:p>319.222</text:p>
          </table:table-cell>
          <table:table-cell office:value-type="float" office:value="147">
            <text:p>147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Pirates of Caribbean 3</text:p>
          </table:table-cell>
          <table:table-cell office:value-type="float" office:value="309.303">
            <text:p>309.303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Order of the Phoenix</text:p>
          </table:table-cell>
          <table:table-cell office:value-type="float" office:value="292.001">
            <text:p>292.001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I Am Legend</text:p>
          </table:table-cell>
          <table:table-cell office:value-type="float" office:value="256.386">
            <text:p>256.386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The Bourne Ultimatum</text:p>
          </table:table-cell>
          <table:table-cell office:value-type="float" office:value="227.437">
            <text:p>227.437</text:p>
          </table:table-cell>
          <table:table-cell office:value-type="float" office:value="110">
            <text:p>11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National Treasure 2</text:p>
          </table:table-cell>
          <table:table-cell office:value-type="float" office:value="219.962">
            <text:p>219.962</text:p>
          </table:table-cell>
          <table:table-cell office:value-type="float" office:value="130">
            <text:p>130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Alvin &amp; the Chipmunks</text:p>
          </table:table-cell>
          <table:table-cell office:value-type="float" office:value="217.324">
            <text:p>217.324</text:p>
          </table:table-cell>
          <table:table-cell office:value-type="float" office:value="60">
            <text:p>6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00</text:p>
          </table:table-cell>
          <table:table-cell office:value-type="float" office:value="210.593">
            <text:p>210.593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Ratatouille</text:p>
          </table:table-cell>
          <table:table-cell office:value-type="float" office:value="206.44">
            <text:p>206.44</text:p>
          </table:table-cell>
          <table:table-cell office:value-type="float" office:value="150">
            <text:p>150</text:p>
          </table:table-cell>
          <table:table-cell office:value-type="string">
            <text:p>Pixar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he Simpsons</text:p>
          </table:table-cell>
          <table:table-cell office:value-type="float" office:value="183.12">
            <text:p>183.12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Wild Hogs</text:p>
          </table:table-cell>
          <table:table-cell office:value-type="float" office:value="168.21">
            <text:p>168.21</text:p>
          </table:table-cell>
          <table:table-cell office:value-type="string">
            <text:p/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nocked Up</text:p>
          </table:table-cell>
          <table:table-cell office:value-type="float" office:value="148.73">
            <text:p>148.73</text:p>
          </table:table-cell>
          <table:table-cell office:value-type="float" office:value="30">
            <text:p>3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Juno</text:p>
          </table:table-cell>
          <table:table-cell office:value-type="float" office:value="143.49">
            <text:p>143.49</text:p>
          </table:table-cell>
          <table:table-cell office:value-type="float" office:value="7.5">
            <text:p>7.5</text:p>
          </table:table-cell>
          <table:table-cell office:value-type="string">
            <text:p>Fox Searchlight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Rush Hour 3</text:p>
          </table:table-cell>
          <table:table-cell office:value-type="float" office:value="140.08">
            <text:p>140.08</text:p>
          </table:table-cell>
          <table:table-cell office:value-type="float" office:value="120">
            <text:p>12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ive Free or Die Hard</text:p>
          </table:table-cell>
          <table:table-cell office:value-type="float" office:value="134.53">
            <text:p>134.53</text:p>
          </table:table-cell>
          <table:table-cell office:value-type="float" office:value="110">
            <text:p>11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Fantastic Four II</text:p>
          </table:table-cell>
          <table:table-cell office:value-type="float" office:value="131.92">
            <text:p>131.92</text:p>
          </table:table-cell>
          <table:table-cell office:value-type="float" office:value="130">
            <text:p>13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American Gangster</text:p>
          </table:table-cell>
          <table:table-cell office:value-type="float" office:value="130.13">
            <text:p>130.13</text:p>
          </table:table-cell>
          <table:table-cell office:value-type="float" office:value="100">
            <text:p>10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Enchanted</text:p>
          </table:table-cell>
          <table:table-cell office:value-type="float" office:value="127.98">
            <text:p>127.98</text:p>
          </table:table-cell>
          <table:table-cell office:value-type="float" office:value="85">
            <text:p>8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Bee Movie</text:p>
          </table:table-cell>
          <table:table-cell office:value-type="float" office:value="126.6">
            <text:p>126.6</text:p>
          </table:table-cell>
          <table:table-cell office:value-type="float" office:value="150">
            <text:p>150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Superbad</text:p>
          </table:table-cell>
          <table:table-cell office:value-type="float" office:value="121.46">
            <text:p>121.46</text:p>
          </table:table-cell>
          <table:table-cell office:value-type="float" office:value="20">
            <text:p>2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Chuck and Larry</text:p>
          </table:table-cell>
          <table:table-cell office:value-type="float" office:value="119.68">
            <text:p>119.68</text:p>
          </table:table-cell>
          <table:table-cell office:value-type="float" office:value="85">
            <text:p>8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airspray</text:p>
          </table:table-cell>
          <table:table-cell office:value-type="float" office:value="118.82">
            <text:p>118.82</text:p>
          </table:table-cell>
          <table:table-cell office:value-type="float" office:value="75">
            <text:p>75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Blades of Glory</text:p>
          </table:table-cell>
          <table:table-cell office:value-type="float" office:value="118.34">
            <text:p>118.34</text:p>
          </table:table-cell>
          <table:table-cell office:value-type="float" office:value="61">
            <text:p>61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Ocean's 13</text:p>
          </table:table-cell>
          <table:table-cell office:value-type="float" office:value="117.14">
            <text:p>117.14</text:p>
          </table:table-cell>
          <table:table-cell office:value-type="float" office:value="85">
            <text:p>8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Ghost Rider</text:p>
          </table:table-cell>
          <table:table-cell office:value-type="float" office:value="116.4">
            <text:p>116.4</text:p>
          </table:table-cell>
          <table:table-cell office:value-type="float" office:value="110">
            <text:p>11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Evan Almighty</text:p>
          </table:table-cell>
          <table:table-cell office:value-type="float" office:value="100.19">
            <text:p>100.19</text:p>
          </table:table-cell>
          <table:table-cell office:value-type="float" office:value="175">
            <text:p>17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Meet the Robinsons</text:p>
          </table:table-cell>
          <table:table-cell office:value-type="float" office:value="97.79">
            <text:p>97.79</text:p>
          </table:table-cell>
          <table:table-cell office:value-type="string">
            <text:p/>
          </table:table-cell>
          <table:table-cell office:value-type="string">
            <text:p>Buena Vista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Norbit</text:p>
          </table:table-cell>
          <table:table-cell office:value-type="float" office:value="95.36">
            <text:p>95.36</text:p>
          </table:table-cell>
          <table:table-cell office:value-type="float" office:value="60">
            <text:p>6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he Bucket List</text:p>
          </table:table-cell>
          <table:table-cell office:value-type="float" office:value="93.41">
            <text:p>93.41</text:p>
          </table:table-cell>
          <table:table-cell office:value-type="float" office:value="45">
            <text:p>4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he Game Plan</text:p>
          </table:table-cell>
          <table:table-cell office:value-type="float" office:value="90.64">
            <text:p>90.64</text:p>
          </table:table-cell>
          <table:table-cell office:value-type="float" office:value="22">
            <text:p>22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Bridge to Terabithia</text:p>
          </table:table-cell>
          <table:table-cell office:value-type="float" office:value="82.31">
            <text:p>82.31</text:p>
          </table:table-cell>
          <table:table-cell office:value-type="float" office:value="60">
            <text:p>60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eowulf</text:p>
          </table:table-cell>
          <table:table-cell office:value-type="float" office:value="82.16">
            <text:p>82.16</text:p>
          </table:table-cell>
          <table:table-cell office:value-type="float" office:value="150">
            <text:p>15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Disturbia</text:p>
          </table:table-cell>
          <table:table-cell office:value-type="float" office:value="80.05">
            <text:p>80.05</text:p>
          </table:table-cell>
          <table:table-cell office:value-type="float" office:value="20">
            <text:p>2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No Country for Old Men</text:p>
          </table:table-cell>
          <table:table-cell office:value-type="float" office:value="74.27">
            <text:p>74.27</text:p>
          </table:table-cell>
          <table:table-cell office:value-type="float" office:value="25">
            <text:p>25</text:p>
          </table:table-cell>
          <table:table-cell office:value-type="string">
            <text:p>Paramount Vantag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Fred Claus</text:p>
          </table:table-cell>
          <table:table-cell office:value-type="float" office:value="72">
            <text:p>72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1408</text:p>
          </table:table-cell>
          <table:table-cell office:value-type="float" office:value="71.91">
            <text:p>71.91</text:p>
          </table:table-cell>
          <table:table-cell office:value-type="float" office:value="25">
            <text:p>25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he Golden Compass</text:p>
          </table:table-cell>
          <table:table-cell office:value-type="float" office:value="70.08">
            <text:p>70.08</text:p>
          </table:table-cell>
          <table:table-cell office:value-type="float" office:value="150">
            <text:p>15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Charlie Wilson's War</text:p>
          </table:table-cell>
          <table:table-cell office:value-type="float" office:value="66.64">
            <text:p>66.64</text:p>
          </table:table-cell>
          <table:table-cell office:value-type="float" office:value="75">
            <text:p>7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Saw 4</text:p>
          </table:table-cell>
          <table:table-cell office:value-type="float" office:value="63.27">
            <text:p>63.27</text:p>
          </table:table-cell>
          <table:table-cell office:value-type="float" office:value="10">
            <text:p>1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Stomp the Yard</text:p>
          </table:table-cell>
          <table:table-cell office:value-type="float" office:value="61.7">
            <text:p>61.7</text:p>
          </table:table-cell>
          <table:table-cell office:value-type="float" office:value="14">
            <text:p>14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Surf's Up</text:p>
          </table:table-cell>
          <table:table-cell office:value-type="float" office:value="58.87">
            <text:p>58.87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Halloween (2007)</text:p>
          </table:table-cell>
          <table:table-cell office:value-type="float" office:value="58.27">
            <text:p>58.27</text:p>
          </table:table-cell>
          <table:table-cell office:value-type="float" office:value="15">
            <text:p>15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Why Did I Get Married?</text:p>
          </table:table-cell>
          <table:table-cell office:value-type="float" office:value="55.18">
            <text:p>55.18</text:p>
          </table:table-cell>
          <table:table-cell office:value-type="float" office:value="15">
            <text:p>15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MNT</text:p>
          </table:table-cell>
          <table:table-cell office:value-type="float" office:value="54.13">
            <text:p>54.13</text:p>
          </table:table-cell>
          <table:table-cell office:value-type="float" office:value="34">
            <text:p>34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3:10 to Yuma</text:p>
          </table:table-cell>
          <table:table-cell office:value-type="float" office:value="53.72">
            <text:p>53.72</text:p>
          </table:table-cell>
          <table:table-cell office:value-type="float" office:value="50">
            <text:p>5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P.S., I Love You</text:p>
          </table:table-cell>
          <table:table-cell office:value-type="float" office:value="53.68">
            <text:p>53.68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Sweeney Todd</text:p>
          </table:table-cell>
          <table:table-cell office:value-type="float" office:value="52.88">
            <text:p>52.88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Atonement</text:p>
          </table:table-cell>
          <table:table-cell office:value-type="float" office:value="50.92">
            <text:p>50.92</text:p>
          </table:table-cell>
          <table:table-cell office:value-type="float" office:value="35">
            <text:p>35</text:p>
          </table:table-cell>
          <table:table-cell office:value-type="string">
            <text:p>Focus Feature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Resident Evil 3</text:p>
          </table:table-cell>
          <table:table-cell office:value-type="float" office:value="50.65">
            <text:p>50.65</text:p>
          </table:table-cell>
          <table:table-cell office:value-type="float" office:value="45">
            <text:p>45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usic and Lyrics</text:p>
          </table:table-cell>
          <table:table-cell office:value-type="float" office:value="50.57">
            <text:p>50.57</text:p>
          </table:table-cell>
          <table:table-cell office:value-type="float" office:value="67">
            <text:p>6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Are We Done Yet?</text:p>
          </table:table-cell>
          <table:table-cell office:value-type="float" office:value="49.81">
            <text:p>49.81</text:p>
          </table:table-cell>
          <table:table-cell office:value-type="string">
            <text:p/>
          </table:table-cell>
          <table:table-cell office:value-type="string">
            <text:p>Revolution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This Christmas</text:p>
          </table:table-cell>
          <table:table-cell office:value-type="float" office:value="49.12">
            <text:p>49.12</text:p>
          </table:table-cell>
          <table:table-cell office:value-type="float" office:value="13">
            <text:p>13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Michael Clayton</text:p>
          </table:table-cell>
          <table:table-cell office:value-type="float" office:value="49.02">
            <text:p>49.02</text:p>
          </table:table-cell>
          <table:table-cell office:value-type="float" office:value="25">
            <text:p>2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he Dark Knight</text:p>
          </table:table-cell>
          <table:table-cell office:value-type="float" office:value="533.184">
            <text:p>533.184</text:p>
          </table:table-cell>
          <table:table-cell office:value-type="float" office:value="185">
            <text:p>18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Iron Man</text:p>
          </table:table-cell>
          <table:table-cell office:value-type="float" office:value="318.298">
            <text:p>318.298</text:p>
          </table:table-cell>
          <table:table-cell office:value-type="float" office:value="186">
            <text:p>186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Indiana Jones 4</text:p>
          </table:table-cell>
          <table:table-cell office:value-type="float" office:value="317.011">
            <text:p>317.011</text:p>
          </table:table-cell>
          <table:table-cell office:value-type="float" office:value="185">
            <text:p>18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ancock</text:p>
          </table:table-cell>
          <table:table-cell office:value-type="float" office:value="228.246">
            <text:p>228.246</text:p>
          </table:table-cell>
          <table:table-cell office:value-type="float" office:value="150">
            <text:p>15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Wall-E</text:p>
          </table:table-cell>
          <table:table-cell office:value-type="float" office:value="223.807">
            <text:p>223.807</text:p>
          </table:table-cell>
          <table:table-cell office:value-type="float" office:value="180">
            <text:p>18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Kung Fu Panda</text:p>
          </table:table-cell>
          <table:table-cell office:value-type="float" office:value="215.395">
            <text:p>215.395</text:p>
          </table:table-cell>
          <table:table-cell office:value-type="float" office:value="130">
            <text:p>13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wilight</text:p>
          </table:table-cell>
          <table:table-cell office:value-type="float" office:value="192.77">
            <text:p>192.77</text:p>
          </table:table-cell>
          <table:table-cell office:value-type="float" office:value="37">
            <text:p>37</text:p>
          </table:table-cell>
          <table:table-cell office:value-type="string">
            <text:p>Summit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Madagascar 2</text:p>
          </table:table-cell>
          <table:table-cell office:value-type="float" office:value="179.983">
            <text:p>179.983</text:p>
          </table:table-cell>
          <table:table-cell office:value-type="float" office:value="150">
            <text:p>15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Quantum of Solace</text:p>
          </table:table-cell>
          <table:table-cell office:value-type="float" office:value="168.368">
            <text:p>168.368</text:p>
          </table:table-cell>
          <table:table-cell office:value-type="float" office:value="200">
            <text:p>200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orton Hears a Who</text:p>
          </table:table-cell>
          <table:table-cell office:value-type="float" office:value="154.444">
            <text:p>154.444</text:p>
          </table:table-cell>
          <table:table-cell office:value-type="float" office:value="85">
            <text:p>8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Sex and the City</text:p>
          </table:table-cell>
          <table:table-cell office:value-type="float" office:value="152.6">
            <text:p>152.6</text:p>
          </table:table-cell>
          <table:table-cell office:value-type="float" office:value="65">
            <text:p>65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Gran Torino</text:p>
          </table:table-cell>
          <table:table-cell office:value-type="float" office:value="148.09">
            <text:p>148.09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amma Mia!</text:p>
          </table:table-cell>
          <table:table-cell office:value-type="float" office:value="143.87">
            <text:p>143.87</text:p>
          </table:table-cell>
          <table:table-cell office:value-type="float" office:value="52">
            <text:p>5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arley and Me</text:p>
          </table:table-cell>
          <table:table-cell office:value-type="float" office:value="143.15">
            <text:p>143.15</text:p>
          </table:table-cell>
          <table:table-cell office:value-type="float" office:value="60">
            <text:p>60</text:p>
          </table:table-cell>
          <table:table-cell office:value-type="string">
            <text:p>Fox 200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Slumdog Millionaire</text:p>
          </table:table-cell>
          <table:table-cell office:value-type="float" office:value="141.32">
            <text:p>141.32</text:p>
          </table:table-cell>
          <table:table-cell office:value-type="float" office:value="15">
            <text:p>15</text:p>
          </table:table-cell>
          <table:table-cell office:value-type="string">
            <text:p>Fox Searchlight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rince Caspian</text:p>
          </table:table-cell>
          <table:table-cell office:value-type="float" office:value="140.69">
            <text:p>140.69</text:p>
          </table:table-cell>
          <table:table-cell office:value-type="float" office:value="100">
            <text:p>1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Wanted</text:p>
          </table:table-cell>
          <table:table-cell office:value-type="float" office:value="134.39">
            <text:p>134.39</text:p>
          </table:table-cell>
          <table:table-cell office:value-type="float" office:value="65">
            <text:p>6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he Incredible Hulk</text:p>
          </table:table-cell>
          <table:table-cell office:value-type="float" office:value="133.84">
            <text:p>133.84</text:p>
          </table:table-cell>
          <table:table-cell office:value-type="float" office:value="150">
            <text:p>15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Get Smart</text:p>
          </table:table-cell>
          <table:table-cell office:value-type="float" office:value="130.25">
            <text:p>130.25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enjamin Button</text:p>
          </table:table-cell>
          <table:table-cell office:value-type="float" office:value="127.49">
            <text:p>127.49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Four Christmases</text:p>
          </table:table-cell>
          <table:table-cell office:value-type="float" office:value="120.14">
            <text:p>120.14</text:p>
          </table:table-cell>
          <table:table-cell office:value-type="float" office:value="80">
            <text:p>8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olt</text:p>
          </table:table-cell>
          <table:table-cell office:value-type="float" office:value="114.05">
            <text:p>114.05</text:p>
          </table:table-cell>
          <table:table-cell office:value-type="float" office:value="150">
            <text:p>15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Tropic Thunder</text:p>
          </table:table-cell>
          <table:table-cell office:value-type="float" office:value="110.42">
            <text:p>110.42</text:p>
          </table:table-cell>
          <table:table-cell office:value-type="float" office:value="92">
            <text:p>92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edtime Stories</text:p>
          </table:table-cell>
          <table:table-cell office:value-type="float" office:value="109.99">
            <text:p>109.99</text:p>
          </table:table-cell>
          <table:table-cell office:value-type="float" office:value="80">
            <text:p>8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he Mummy 3</text:p>
          </table:table-cell>
          <table:table-cell office:value-type="float" office:value="102.48">
            <text:p>102.48</text:p>
          </table:table-cell>
          <table:table-cell office:value-type="float" office:value="100">
            <text:p>10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Journey to Center...3D</text:p>
          </table:table-cell>
          <table:table-cell office:value-type="float" office:value="101.66">
            <text:p>101.66</text:p>
          </table:table-cell>
          <table:table-cell office:value-type="float" office:value="45">
            <text:p>45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gle Eye</text:p>
          </table:table-cell>
          <table:table-cell office:value-type="float" office:value="101.11">
            <text:p>101.11</text:p>
          </table:table-cell>
          <table:table-cell office:value-type="float" office:value="80">
            <text:p>8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Step Brothers</text:p>
          </table:table-cell>
          <table:table-cell office:value-type="float" office:value="100.54">
            <text:p>100.54</text:p>
          </table:table-cell>
          <table:table-cell office:value-type="float" office:value="65">
            <text:p>6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Don't Mess with Zohan</text:p>
          </table:table-cell>
          <table:table-cell office:value-type="float" office:value="100.02">
            <text:p>100.02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Yes Man</text:p>
          </table:table-cell>
          <table:table-cell office:value-type="float" office:value="97.68">
            <text:p>97.68</text:p>
          </table:table-cell>
          <table:table-cell office:value-type="float" office:value="70">
            <text:p>7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10,000 BC</text:p>
          </table:table-cell>
          <table:table-cell office:value-type="float" office:value="94.77">
            <text:p>94.77</text:p>
          </table:table-cell>
          <table:table-cell office:value-type="float" office:value="75">
            <text:p>7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everly...Chihuahua</text:p>
          </table:table-cell>
          <table:table-cell office:value-type="float" office:value="94.41">
            <text:p>94.41</text:p>
          </table:table-cell>
          <table:table-cell office:value-type="float" office:value="20">
            <text:p>2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igh School Musical</text:p>
          </table:table-cell>
          <table:table-cell office:value-type="float" office:value="90.56">
            <text:p>90.56</text:p>
          </table:table-cell>
          <table:table-cell office:value-type="float" office:value="11">
            <text:p>11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Pineapple Express</text:p>
          </table:table-cell>
          <table:table-cell office:value-type="float" office:value="87.34">
            <text:p>87.34</text:p>
          </table:table-cell>
          <table:table-cell office:value-type="float" office:value="27">
            <text:p>27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lkyrie</text:p>
          </table:table-cell>
          <table:table-cell office:value-type="float" office:value="83.08">
            <text:p>83.08</text:p>
          </table:table-cell>
          <table:table-cell office:value-type="float" office:value="80">
            <text:p>80</text:p>
          </table:table-cell>
          <table:table-cell office:value-type="string">
            <text:p>United Artist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21</text:p>
          </table:table-cell>
          <table:table-cell office:value-type="float" office:value="81.22">
            <text:p>81.22</text:p>
          </table:table-cell>
          <table:table-cell office:value-type="float" office:value="35">
            <text:p>3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What Happens in Vegas</text:p>
          </table:table-cell>
          <table:table-cell office:value-type="float" office:value="80.27">
            <text:p>80.27</text:p>
          </table:table-cell>
          <table:table-cell office:value-type="float" office:value="35">
            <text:p>3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Jumper</text:p>
          </table:table-cell>
          <table:table-cell office:value-type="float" office:value="80.17">
            <text:p>80.17</text:p>
          </table:table-cell>
          <table:table-cell office:value-type="float" office:value="85">
            <text:p>85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Cloverfield</text:p>
          </table:table-cell>
          <table:table-cell office:value-type="float" office:value="80.03">
            <text:p>80.03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he Day Earth Stood Still</text:p>
          </table:table-cell>
          <table:table-cell office:value-type="float" office:value="79.36">
            <text:p>79.36</text:p>
          </table:table-cell>
          <table:table-cell office:value-type="float" office:value="80">
            <text:p>8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27 Dresses</text:p>
          </table:table-cell>
          <table:table-cell office:value-type="float" office:value="76.81">
            <text:p>76.81</text:p>
          </table:table-cell>
          <table:table-cell office:value-type="float" office:value="30">
            <text:p>3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Hellboy 2</text:p>
          </table:table-cell>
          <table:table-cell office:value-type="float" office:value="75.87">
            <text:p>75.87</text:p>
          </table:table-cell>
          <table:table-cell office:value-type="float" office:value="72">
            <text:p>7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ntage Point</text:p>
          </table:table-cell>
          <table:table-cell office:value-type="float" office:value="72.55">
            <text:p>72.55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The Spiderwick Chronicles</text:p>
          </table:table-cell>
          <table:table-cell office:value-type="float" office:value="71.3">
            <text:p>71.3</text:p>
          </table:table-cell>
          <table:table-cell office:value-type="float" office:value="90">
            <text:p>9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Fool's Gold</text:p>
          </table:table-cell>
          <table:table-cell office:value-type="float" office:value="70.22">
            <text:p>70.22</text:p>
          </table:table-cell>
          <table:table-cell office:value-type="float" office:value="70">
            <text:p>7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Seven Pounds</text:p>
          </table:table-cell>
          <table:table-cell office:value-type="float" office:value="69.95">
            <text:p>69.95</text:p>
          </table:table-cell>
          <table:table-cell office:value-type="float" office:value="55">
            <text:p>5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Role Models</text:p>
          </table:table-cell>
          <table:table-cell office:value-type="float" office:value="67.27">
            <text:p>67.27</text:p>
          </table:table-cell>
          <table:table-cell office:value-type="float" office:value="28">
            <text:p>28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Hannah Montana 3D</text:p>
          </table:table-cell>
          <table:table-cell office:value-type="float" office:value="65.28">
            <text:p>65.28</text:p>
          </table:table-cell>
          <table:table-cell office:value-type="float" office:value="7">
            <text:p>7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he Happening</text:p>
          </table:table-cell>
          <table:table-cell office:value-type="float" office:value="64.5">
            <text:p>64.5</text:p>
          </table:table-cell>
          <table:table-cell office:value-type="float" office:value="57">
            <text:p>57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Forgetting Sarah Marshall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urn After Reading</text:p>
          </table:table-cell>
          <table:table-cell office:value-type="float" office:value="60.34">
            <text:p>60.34</text:p>
          </table:table-cell>
          <table:table-cell office:value-type="float" office:value="37">
            <text:p>37</text:p>
          </table:table-cell>
          <table:table-cell office:value-type="string">
            <text:p>Focus Feature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aby Mama</text:p>
          </table:table-cell>
          <table:table-cell office:value-type="float" office:value="60.27">
            <text:p>60.27</text:p>
          </table:table-cell>
          <table:table-cell office:value-type="float" office:value="30">
            <text:p>3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Step Up 2 the Streets</text:p>
          </table:table-cell>
          <table:table-cell office:value-type="float" office:value="58.01">
            <text:p>58.01</text:p>
          </table:table-cell>
          <table:table-cell office:value-type="float" office:value="23">
            <text:p>23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Saw V</text:p>
          </table:table-cell>
          <table:table-cell office:value-type="float" office:value="56.73">
            <text:p>56.73</text:p>
          </table:table-cell>
          <table:table-cell office:value-type="float" office:value="11">
            <text:p>11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The Strangers</text:p>
          </table:table-cell>
          <table:table-cell office:value-type="float" office:value="52.53">
            <text:p>52.53</text:p>
          </table:table-cell>
          <table:table-cell office:value-type="float" office:value="10">
            <text:p>10</text:p>
          </table:table-cell>
          <table:table-cell office:value-type="string">
            <text:p>Rogue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vatar</text:p>
          </table:table-cell>
          <table:table-cell office:value-type="float" office:value="759.563">
            <text:p>759.563</text:p>
          </table:table-cell>
          <table:table-cell office:value-type="float" office:value="190">
            <text:p>1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ransformers 2</text:p>
          </table:table-cell>
          <table:table-cell office:value-type="float" office:value="402.077">
            <text:p>402.077</text:p>
          </table:table-cell>
          <table:table-cell office:value-type="float" office:value="200">
            <text:p>20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alf-Blood Prince</text:p>
          </table:table-cell>
          <table:table-cell office:value-type="float" office:value="301.957">
            <text:p>301.957</text:p>
          </table:table-cell>
          <table:table-cell office:value-type="float" office:value="250">
            <text:p>2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wilight: New Moon</text:p>
          </table:table-cell>
          <table:table-cell office:value-type="float" office:value="293.815">
            <text:p>293.815</text:p>
          </table:table-cell>
          <table:table-cell office:value-type="float" office:value="51">
            <text:p>51</text:p>
          </table:table-cell>
          <table:table-cell office:value-type="string">
            <text:p>Summit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Up</text:p>
          </table:table-cell>
          <table:table-cell office:value-type="float" office:value="292.913">
            <text:p>292.913</text:p>
          </table:table-cell>
          <table:table-cell office:value-type="float" office:value="175">
            <text:p>175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he Hangover</text:p>
          </table:table-cell>
          <table:table-cell office:value-type="float" office:value="277.313">
            <text:p>277.313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Star Trek</text:p>
          </table:table-cell>
          <table:table-cell office:value-type="float" office:value="257.704">
            <text:p>257.704</text:p>
          </table:table-cell>
          <table:table-cell office:value-type="float" office:value="150">
            <text:p>1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he Blind Side</text:p>
          </table:table-cell>
          <table:table-cell office:value-type="float" office:value="255.945">
            <text:p>255.945</text:p>
          </table:table-cell>
          <table:table-cell office:value-type="float" office:value="29">
            <text:p>29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lvin and Chipmunks 2</text:p>
          </table:table-cell>
          <table:table-cell office:value-type="float" office:value="219.607">
            <text:p>219.607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Sherlock Holmes</text:p>
          </table:table-cell>
          <table:table-cell office:value-type="float" office:value="208.979">
            <text:p>208.979</text:p>
          </table:table-cell>
          <table:table-cell office:value-type="float" office:value="90">
            <text:p>9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Monsters vs. Aliens</text:p>
          </table:table-cell>
          <table:table-cell office:value-type="float" office:value="198.33">
            <text:p>198.33</text:p>
          </table:table-cell>
          <table:table-cell office:value-type="float" office:value="175">
            <text:p>17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Ice Age 3</text:p>
          </table:table-cell>
          <table:table-cell office:value-type="float" office:value="196.44">
            <text:p>196.44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Wolverine</text:p>
          </table:table-cell>
          <table:table-cell office:value-type="float" office:value="179.86">
            <text:p>179.86</text:p>
          </table:table-cell>
          <table:table-cell office:value-type="float" office:value="150">
            <text:p>15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Night at the Museum 2</text:p>
          </table:table-cell>
          <table:table-cell office:value-type="float" office:value="177.23">
            <text:p>177.23</text:p>
          </table:table-cell>
          <table:table-cell office:value-type="float" office:value="150">
            <text:p>15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2012</text:p>
          </table:table-cell>
          <table:table-cell office:value-type="float" office:value="165.55">
            <text:p>165.55</text:p>
          </table:table-cell>
          <table:table-cell office:value-type="float" office:value="200">
            <text:p>20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he Proposal</text:p>
          </table:table-cell>
          <table:table-cell office:value-type="float" office:value="163.9">
            <text:p>163.9</text:p>
          </table:table-cell>
          <table:table-cell office:value-type="float" office:value="40">
            <text:p>4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Fast and Furious</text:p>
          </table:table-cell>
          <table:table-cell office:value-type="float" office:value="154.88">
            <text:p>154.88</text:p>
          </table:table-cell>
          <table:table-cell office:value-type="float" office:value="85">
            <text:p>8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G.I. Joe</text:p>
          </table:table-cell>
          <table:table-cell office:value-type="float" office:value="150.17">
            <text:p>150.17</text:p>
          </table:table-cell>
          <table:table-cell office:value-type="float" office:value="170">
            <text:p>17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Paul Blart: Mall Cop</text:p>
          </table:table-cell>
          <table:table-cell office:value-type="float" office:value="146.34">
            <text:p>146.34</text:p>
          </table:table-cell>
          <table:table-cell office:value-type="float" office:value="25">
            <text:p>2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aken</text:p>
          </table:table-cell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 Christmas Carol</text:p>
          </table:table-cell>
          <table:table-cell office:value-type="float" office:value="137.85">
            <text:p>137.85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Angels &amp; Demons</text:p>
          </table:table-cell>
          <table:table-cell office:value-type="float" office:value="133.38">
            <text:p>133.38</text:p>
          </table:table-cell>
          <table:table-cell office:value-type="float" office:value="150">
            <text:p>15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erminator Salvation</text:p>
          </table:table-cell>
          <table:table-cell office:value-type="float" office:value="125.29">
            <text:p>125.29</text:p>
          </table:table-cell>
          <table:table-cell office:value-type="float" office:value="200">
            <text:p>2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hance of Meatballs</text:p>
          </table:table-cell>
          <table:table-cell office:value-type="float" office:value="124.87">
            <text:p>124.87</text:p>
          </table:table-cell>
          <table:table-cell office:value-type="float" office:value="100">
            <text:p>10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nglourious Basterds</text:p>
          </table:table-cell>
          <table:table-cell office:value-type="float" office:value="120.52">
            <text:p>120.52</text:p>
          </table:table-cell>
          <table:table-cell office:value-type="float" office:value="70">
            <text:p>70</text:p>
          </table:table-cell>
          <table:table-cell office:value-type="string">
            <text:p>Weinstein Co.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G-Force</text:p>
          </table:table-cell>
          <table:table-cell office:value-type="float" office:value="119.25">
            <text:p>119.25</text:p>
          </table:table-cell>
          <table:table-cell office:value-type="float" office:value="150">
            <text:p>150</text:p>
          </table:table-cell>
          <table:table-cell office:value-type="string">
            <text:p>Buena Vist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District 9</text:p>
          </table:table-cell>
          <table:table-cell office:value-type="float" office:value="115.65">
            <text:p>115.65</text:p>
          </table:table-cell>
          <table:table-cell office:value-type="float" office:value="30">
            <text:p>3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It's Complicated</text:p>
          </table:table-cell>
          <table:table-cell office:value-type="float" office:value="112.7">
            <text:p>112.7</text:p>
          </table:table-cell>
          <table:table-cell office:value-type="float" office:value="85">
            <text:p>8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Couples Retreat</text:p>
          </table:table-cell>
          <table:table-cell office:value-type="float" office:value="109.18">
            <text:p>109.18</text:p>
          </table:table-cell>
          <table:table-cell office:value-type="float" office:value="60">
            <text:p>6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aranormal Activity</text:p>
          </table:table-cell>
          <table:table-cell office:value-type="float" office:value="107.9">
            <text:p>107.9</text:p>
          </table:table-cell>
          <table:table-cell office:value-type="float" office:value="0">
            <text:p>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Watchmen</text:p>
          </table:table-cell>
          <table:table-cell office:value-type="float" office:value="107.5">
            <text:p>107.5</text:p>
          </table:table-cell>
          <table:table-cell office:value-type="float" office:value="130">
            <text:p>1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rincess and the Frog</text:p>
          </table:table-cell>
          <table:table-cell office:value-type="float" office:value="100.35">
            <text:p>100.35</text:p>
          </table:table-cell>
          <table:table-cell office:value-type="float" office:value="105">
            <text:p>10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Public Enemies</text:p>
          </table:table-cell>
          <table:table-cell office:value-type="float" office:value="97.03">
            <text:p>97.03</text:p>
          </table:table-cell>
          <table:table-cell office:value-type="float" office:value="100">
            <text:p>10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Julie and Julia</text:p>
          </table:table-cell>
          <table:table-cell office:value-type="float" office:value="94.13">
            <text:p>94.13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Not That Into You</text:p>
          </table:table-cell>
          <table:table-cell office:value-type="float" office:value="93.92">
            <text:p>93.92</text:p>
          </table:table-cell>
          <table:table-cell office:value-type="float" office:value="40">
            <text:p>40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Madea Goes to Jail</text:p>
          </table:table-cell>
          <table:table-cell office:value-type="float" office:value="90.49">
            <text:p>90.49</text:p>
          </table:table-cell>
          <table:table-cell office:value-type="float" office:value="17.5">
            <text:p>17.5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he Ugly Truth</text:p>
          </table:table-cell>
          <table:table-cell office:value-type="float" office:value="88.92">
            <text:p>88.92</text:p>
          </table:table-cell>
          <table:table-cell office:value-type="float" office:value="38">
            <text:p>38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p in the Air</text:p>
          </table:table-cell>
          <table:table-cell office:value-type="float" office:value="83.78">
            <text:p>83.78</text:p>
          </table:table-cell>
          <table:table-cell office:value-type="float" office:value="30">
            <text:p>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nowing</text:p>
          </table:table-cell>
          <table:table-cell office:value-type="float" office:value="79.95">
            <text:p>79.95</text:p>
          </table:table-cell>
          <table:table-cell office:value-type="float" office:value="50">
            <text:p>50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Hannah Montana</text:p>
          </table:table-cell>
          <table:table-cell office:value-type="float" office:value="78.9">
            <text:p>78.9</text:p>
          </table:table-cell>
          <table:table-cell office:value-type="float" office:value="30">
            <text:p>3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Where Wild Things Are</text:p>
          </table:table-cell>
          <table:table-cell office:value-type="float" office:value="77.18">
            <text:p>77.18</text:p>
          </table:table-cell>
          <table:table-cell office:value-type="float" office:value="100">
            <text:p>10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Zombieland</text:p>
          </table:table-cell>
          <table:table-cell office:value-type="float" office:value="75.59">
            <text:p>75.59</text:p>
          </table:table-cell>
          <table:table-cell office:value-type="float" office:value="24">
            <text:p>24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oraline</text:p>
          </table:table-cell>
          <table:table-cell office:value-type="float" office:value="75.2">
            <text:p>75.2</text:p>
          </table:table-cell>
          <table:table-cell office:value-type="float" office:value="60">
            <text:p>60</text:p>
          </table:table-cell>
          <table:table-cell office:value-type="string">
            <text:p>Focus Feature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w Abiding Citizen</text:p>
          </table:table-cell>
          <table:table-cell office:value-type="float" office:value="73.34">
            <text:p>73.34</text:p>
          </table:table-cell>
          <table:table-cell office:value-type="float" office:value="40">
            <text:p>40</text:p>
          </table:table-cell>
          <table:table-cell office:value-type="string">
            <text:p>Overture Films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Hotel for Dogs</text:p>
          </table:table-cell>
          <table:table-cell office:value-type="float" office:value="73.02">
            <text:p>73.02</text:p>
          </table:table-cell>
          <table:table-cell office:value-type="float" office:value="35">
            <text:p>3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his Is It</text:p>
          </table:table-cell>
          <table:table-cell office:value-type="float" office:value="72.09">
            <text:p>72.09</text:p>
          </table:table-cell>
          <table:table-cell office:value-type="float" office:value="60">
            <text:p>6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 Love You, Man</text:p>
          </table:table-cell>
          <table:table-cell office:value-type="float" office:value="71.35">
            <text:p>71.35</text:p>
          </table:table-cell>
          <table:table-cell office:value-type="float" office:value="40">
            <text:p>40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Obsessed</text:p>
          </table:table-cell>
          <table:table-cell office:value-type="float" office:value="68.31">
            <text:p>68.31</text:p>
          </table:table-cell>
          <table:table-cell office:value-type="float" office:value="20">
            <text:p>20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Witch Mountain</text:p>
          </table:table-cell>
          <table:table-cell office:value-type="float" office:value="67.13">
            <text:p>67.13</text:p>
          </table:table-cell>
          <table:table-cell office:value-type="float" office:value="65">
            <text:p>6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he Final Destination</text:p>
          </table:table-cell>
          <table:table-cell office:value-type="float" office:value="66.37">
            <text:p>66.37</text:p>
          </table:table-cell>
          <table:table-cell office:value-type="float" office:value="43">
            <text:p>43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Taking...Pelham 123</text:p>
          </table:table-cell>
          <table:table-cell office:value-type="float" office:value="65.45">
            <text:p>65.45</text:p>
          </table:table-cell>
          <table:table-cell office:value-type="float" office:value="100">
            <text:p>10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Friday the 13th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17 Again</text:p>
          </table:table-cell>
          <table:table-cell office:value-type="float" office:value="64.15">
            <text:p>64.15</text:p>
          </table:table-cell>
          <table:table-cell office:value-type="float" office:value="33">
            <text:p>33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Time Traveler's Wife</text:p>
          </table:table-cell>
          <table:table-cell office:value-type="float" office:value="63.21">
            <text:p>63.21</text:p>
          </table:table-cell>
          <table:table-cell office:value-type="float" office:value="39">
            <text:p>39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runo</text:p>
          </table:table-cell>
          <table:table-cell office:value-type="float" office:value="59.99">
            <text:p>59.99</text:p>
          </table:table-cell>
          <table:table-cell office:value-type="float" office:value="42">
            <text:p>42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oy Story 3</text:p>
          </table:table-cell>
          <table:table-cell office:value-type="float" office:value="414.638">
            <text:p>414.638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lice in Wonderland</text:p>
          </table:table-cell>
          <table:table-cell office:value-type="float" office:value="333.92">
            <text:p>333.92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Iron Man 2</text:p>
          </table:table-cell>
          <table:table-cell office:value-type="float" office:value="312.057">
            <text:p>312.057</text:p>
          </table:table-cell>
          <table:table-cell office:value-type="float" office:value="200">
            <text:p>20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wilight: Eclipse</text:p>
          </table:table-cell>
          <table:table-cell office:value-type="float" office:value="300.099">
            <text:p>300.099</text:p>
          </table:table-cell>
          <table:table-cell office:value-type="float" office:value="65">
            <text:p>65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Deathly Hallows</text:p>
          </table:table-cell>
          <table:table-cell office:value-type="float" office:value="294.98">
            <text:p>294.98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Inception</text:p>
          </table:table-cell>
          <table:table-cell office:value-type="float" office:value="291.833">
            <text:p>291.833</text:p>
          </table:table-cell>
          <table:table-cell office:value-type="float" office:value="200">
            <text:p>2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espicable Me</text:p>
          </table:table-cell>
          <table:table-cell office:value-type="float" office:value="251.477">
            <text:p>251.477</text:p>
          </table:table-cell>
          <table:table-cell office:value-type="float" office:value="69">
            <text:p>69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Shrek Forever After</text:p>
          </table:table-cell>
          <table:table-cell office:value-type="float" office:value="238.372">
            <text:p>238.372</text:p>
          </table:table-cell>
          <table:table-cell office:value-type="float" office:value="165">
            <text:p>165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Train Your Dragon</text:p>
          </table:table-cell>
          <table:table-cell office:value-type="float" office:value="217.388">
            <text:p>217.388</text:p>
          </table:table-cell>
          <table:table-cell office:value-type="float" office:value="165">
            <text:p>16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angled</text:p>
          </table:table-cell>
          <table:table-cell office:value-type="float" office:value="199.084">
            <text:p>199.084</text:p>
          </table:table-cell>
          <table:table-cell office:value-type="float" office:value="260">
            <text:p>26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Karate Kid (2010)</text:p>
          </table:table-cell>
          <table:table-cell office:value-type="float" office:value="176.56">
            <text:p>176.56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RON Legacy</text:p>
          </table:table-cell>
          <table:table-cell office:value-type="float" office:value="171.99">
            <text:p>171.99</text:p>
          </table:table-cell>
          <table:table-cell office:value-type="float" office:value="170">
            <text:p>17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rue Grit</text:p>
          </table:table-cell>
          <table:table-cell office:value-type="float" office:value="170.42">
            <text:p>170.42</text:p>
          </table:table-cell>
          <table:table-cell office:value-type="float" office:value="38">
            <text:p>3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lash of the Titans (2010)</text:p>
          </table:table-cell>
          <table:table-cell office:value-type="float" office:value="163.19">
            <text:p>163.19</text:p>
          </table:table-cell>
          <table:table-cell office:value-type="float" office:value="70">
            <text:p>7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Grown Ups</text:p>
          </table:table-cell>
          <table:table-cell office:value-type="float" office:value="160.98">
            <text:p>160.98</text:p>
          </table:table-cell>
          <table:table-cell office:value-type="float" office:value="75">
            <text:p>7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Mega Mind</text:p>
          </table:table-cell>
          <table:table-cell office:value-type="float" office:value="148.24">
            <text:p>148.24</text:p>
          </table:table-cell>
          <table:table-cell office:value-type="float" office:value="130">
            <text:p>130</text:p>
          </table:table-cell>
          <table:table-cell office:value-type="string">
            <text:p>DreamWorks Animation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Little Fockers</text:p>
          </table:table-cell>
          <table:table-cell office:value-type="float" office:value="147.64">
            <text:p>147.64</text:p>
          </table:table-cell>
          <table:table-cell office:value-type="float" office:value="100">
            <text:p>10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The King's Speech</text:p>
          </table:table-cell>
          <table:table-cell office:value-type="float" office:value="138.71">
            <text:p>138.71</text:p>
          </table:table-cell>
          <table:table-cell office:value-type="float" office:value="15">
            <text:p>15</text:p>
          </table:table-cell>
          <table:table-cell office:value-type="string">
            <text:p>Weinstein Co.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The Last Airbender</text:p>
          </table:table-cell>
          <table:table-cell office:value-type="float" office:value="131.57">
            <text:p>131.57</text:p>
          </table:table-cell>
          <table:table-cell office:value-type="float" office:value="150">
            <text:p>1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hutter Island</text:p>
          </table:table-cell>
          <table:table-cell office:value-type="float" office:value="127.56">
            <text:p>127.56</text:p>
          </table:table-cell>
          <table:table-cell office:value-type="float" office:value="80">
            <text:p>8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Other Guys</text:p>
          </table:table-cell>
          <table:table-cell office:value-type="float" office:value="119.22">
            <text:p>119.22</text:p>
          </table:table-cell>
          <table:table-cell office:value-type="float" office:value="90">
            <text:p>9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alt</text:p>
          </table:table-cell>
          <table:table-cell office:value-type="float" office:value="117.56">
            <text:p>117.56</text:p>
          </table:table-cell>
          <table:table-cell office:value-type="float" office:value="110">
            <text:p>11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Jackass 3-D</text:p>
          </table:table-cell>
          <table:table-cell office:value-type="float" office:value="117.19">
            <text:p>117.19</text:p>
          </table:table-cell>
          <table:table-cell office:value-type="float" office:value="20">
            <text:p>2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lentine's Day</text:p>
          </table:table-cell>
          <table:table-cell office:value-type="float" office:value="110.34">
            <text:p>110.34</text:p>
          </table:table-cell>
          <table:table-cell office:value-type="float" office:value="52">
            <text:p>52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lack Swan</text:p>
          </table:table-cell>
          <table:table-cell office:value-type="float" office:value="106.78">
            <text:p>106.78</text:p>
          </table:table-cell>
          <table:table-cell office:value-type="float" office:value="17">
            <text:p>17</text:p>
          </table:table-cell>
          <table:table-cell office:value-type="string">
            <text:p>Fox Searchligh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Robin Hood</text:p>
          </table:table-cell>
          <table:table-cell office:value-type="float" office:value="105.22">
            <text:p>105.22</text:p>
          </table:table-cell>
          <table:table-cell office:value-type="float" office:value="200">
            <text:p>20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Chronicles of Narnia 3</text:p>
          </table:table-cell>
          <table:table-cell office:value-type="float" office:value="104.35">
            <text:p>104.35</text:p>
          </table:table-cell>
          <table:table-cell office:value-type="float" office:value="155">
            <text:p>15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Expendables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ue Date</text:p>
          </table:table-cell>
          <table:table-cell office:value-type="float" office:value="100.5">
            <text:p>100.5</text:p>
          </table:table-cell>
          <table:table-cell office:value-type="float" office:value="65">
            <text:p>6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Yogi Bear</text:p>
          </table:table-cell>
          <table:table-cell office:value-type="float" office:value="100.17">
            <text:p>100.17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ate Night</text:p>
          </table:table-cell>
          <table:table-cell office:value-type="float" office:value="98.71">
            <text:p>98.71</text:p>
          </table:table-cell>
          <table:table-cell office:value-type="float" office:value="55">
            <text:p>5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Social Network</text:p>
          </table:table-cell>
          <table:table-cell office:value-type="float" office:value="96.76">
            <text:p>96.76</text:p>
          </table:table-cell>
          <table:table-cell office:value-type="float" office:value="50">
            <text:p>5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Sex and the City 2</text:p>
          </table:table-cell>
          <table:table-cell office:value-type="float" office:value="95.33">
            <text:p>95.33</text:p>
          </table:table-cell>
          <table:table-cell office:value-type="float" office:value="100">
            <text:p>1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Book of Eli</text:p>
          </table:table-cell>
          <table:table-cell office:value-type="float" office:value="94.82">
            <text:p>94.82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Fighter</text:p>
          </table:table-cell>
          <table:table-cell office:value-type="float" office:value="93.57">
            <text:p>93.57</text:p>
          </table:table-cell>
          <table:table-cell office:value-type="float" office:value="25">
            <text:p>2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ove and Other Drugs</text:p>
          </table:table-cell>
          <table:table-cell office:value-type="float" office:value="90.88">
            <text:p>90.88</text:p>
          </table:table-cell>
          <table:table-cell office:value-type="float" office:value="30">
            <text:p>3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rince of Persia</text:p>
          </table:table-cell>
          <table:table-cell office:value-type="float" office:value="90.7">
            <text:p>90.7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Town</text:p>
          </table:table-cell>
          <table:table-cell office:value-type="float" office:value="90.63">
            <text:p>90.63</text:p>
          </table:table-cell>
          <table:table-cell office:value-type="float" office:value="37">
            <text:p>3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Red (2010)</text:p>
          </table:table-cell>
          <table:table-cell office:value-type="float" office:value="90.36">
            <text:p>90.36</text:p>
          </table:table-cell>
          <table:table-cell office:value-type="float" office:value="58">
            <text:p>58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ercy Jackson</text:p>
          </table:table-cell>
          <table:table-cell office:value-type="float" office:value="88.72">
            <text:p>88.72</text:p>
          </table:table-cell>
          <table:table-cell office:value-type="float" office:value="95">
            <text:p>9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Paranormal Activity 2</text:p>
          </table:table-cell>
          <table:table-cell office:value-type="float" office:value="84.72">
            <text:p>84.72</text:p>
          </table:table-cell>
          <table:table-cell office:value-type="float" office:value="2.8">
            <text:p>2.8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nstoppable</text:p>
          </table:table-cell>
          <table:table-cell office:value-type="float" office:value="81.36">
            <text:p>81.36</text:p>
          </table:table-cell>
          <table:table-cell office:value-type="float" office:value="100">
            <text:p>10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ear John</text:p>
          </table:table-cell>
          <table:table-cell office:value-type="float" office:value="80.01">
            <text:p>80.01</text:p>
          </table:table-cell>
          <table:table-cell office:value-type="float" office:value="25">
            <text:p>25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Eat, Pray, Love</text:p>
          </table:table-cell>
          <table:table-cell office:value-type="float" office:value="79.71">
            <text:p>79.71</text:p>
          </table:table-cell>
          <table:table-cell office:value-type="float" office:value="60">
            <text:p>6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A-Team</text:p>
          </table:table-cell>
          <table:table-cell office:value-type="float" office:value="77.19">
            <text:p>77.19</text:p>
          </table:table-cell>
          <table:table-cell office:value-type="float" office:value="110">
            <text:p>11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night &amp; Day</text:p>
          </table:table-cell>
          <table:table-cell office:value-type="float" office:value="76.31">
            <text:p>76.31</text:p>
          </table:table-cell>
          <table:table-cell office:value-type="float" office:value="117">
            <text:p>117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Dinner for Schmucks</text:p>
          </table:table-cell>
          <table:table-cell office:value-type="float" office:value="72.22">
            <text:p>72.22</text:p>
          </table:table-cell>
          <table:table-cell office:value-type="float" office:value="75">
            <text:p>7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Tourist</text:p>
          </table:table-cell>
          <table:table-cell office:value-type="float" office:value="67.24">
            <text:p>67.24</text:p>
          </table:table-cell>
          <table:table-cell office:value-type="float" office:value="100">
            <text:p>10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Bounty Hunter</text:p>
          </table:table-cell>
          <table:table-cell office:value-type="float" office:value="66.31">
            <text:p>66.31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Diary of a Wimpy Kid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A Nightmare on Elm Street (2010)</text:p>
          </table:table-cell>
          <table:table-cell office:value-type="float" office:value="63.06">
            <text:p>63.06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Last Song</text:p>
          </table:table-cell>
          <table:table-cell office:value-type="float" office:value="62.93">
            <text:p>62.93</text:p>
          </table:table-cell>
          <table:table-cell office:value-type="float" office:value="16">
            <text:p>16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The Sorcerer's Apprentice</text:p>
          </table:table-cell>
          <table:table-cell office:value-type="float" office:value="62.5">
            <text:p>62.5</text:p>
          </table:table-cell>
          <table:table-cell office:value-type="float" office:value="160">
            <text:p>160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string">
            <text:p>The Wolfman</text:p>
          </table:table-cell>
          <table:table-cell office:value-type="float" office:value="61.94">
            <text:p>61.94</text:p>
          </table:table-cell>
          <table:table-cell office:value-type="float" office:value="150">
            <text:p>15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Get Him to the Greek</text:p>
          </table:table-cell>
          <table:table-cell office:value-type="float" office:value="60.92">
            <text:p>60.92</text:p>
          </table:table-cell>
          <table:table-cell office:value-type="float" office:value="40">
            <text:p>4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Deathly Hallows II</text:p>
          </table:table-cell>
          <table:table-cell office:value-type="float" office:value="378.181">
            <text:p>378.181</text:p>
          </table:table-cell>
          <table:table-cell office:value-type="float" office:value="125">
            <text:p>12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ransformers 3</text:p>
          </table:table-cell>
          <table:table-cell office:value-type="float" office:value="351.903">
            <text:p>351.903</text:p>
          </table:table-cell>
          <table:table-cell office:value-type="float" office:value="195">
            <text:p>19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wilight: Breaking Dawn</text:p>
          </table:table-cell>
          <table:table-cell office:value-type="float" office:value="280.262">
            <text:p>280.262</text:p>
          </table:table-cell>
          <table:table-cell office:value-type="float" office:value="110">
            <text:p>110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Hangover II</text:p>
          </table:table-cell>
          <table:table-cell office:value-type="float" office:value="251.882">
            <text:p>251.882</text:p>
          </table:table-cell>
          <table:table-cell office:value-type="float" office:value="80">
            <text:p>8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irates...Caribbean 4</text:p>
          </table:table-cell>
          <table:table-cell office:value-type="float" office:value="237.354">
            <text:p>237.354</text:p>
          </table:table-cell>
          <table:table-cell office:value-type="float" office:value="250">
            <text:p>25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ission: Impossible IV</text:p>
          </table:table-cell>
          <table:table-cell office:value-type="float" office:value="209.065">
            <text:p>209.065</text:p>
          </table:table-cell>
          <table:table-cell office:value-type="float" office:value="145">
            <text:p>14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Fast Five</text:p>
          </table:table-cell>
          <table:table-cell office:value-type="float" office:value="208.31">
            <text:p>208.31</text:p>
          </table:table-cell>
          <table:table-cell office:value-type="float" office:value="125">
            <text:p>12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ars 2</text:p>
          </table:table-cell>
          <table:table-cell office:value-type="float" office:value="186.197">
            <text:p>186.197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herlock Holmes 2</text:p>
          </table:table-cell>
          <table:table-cell office:value-type="float" office:value="185.271">
            <text:p>185.271</text:p>
          </table:table-cell>
          <table:table-cell office:value-type="float" office:value="125">
            <text:p>12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or</text:p>
          </table:table-cell>
          <table:table-cell office:value-type="float" office:value="180.136">
            <text:p>180.136</text:p>
          </table:table-cell>
          <table:table-cell office:value-type="float" office:value="150">
            <text:p>1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Rise of the Apes</text:p>
          </table:table-cell>
          <table:table-cell office:value-type="float" office:value="176.74">
            <text:p>176.74</text:p>
          </table:table-cell>
          <table:table-cell office:value-type="float" office:value="93">
            <text:p>93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aptain America</text:p>
          </table:table-cell>
          <table:table-cell office:value-type="float" office:value="174.3">
            <text:p>174.3</text:p>
          </table:table-cell>
          <table:table-cell office:value-type="float" office:value="140">
            <text:p>14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Help</text:p>
          </table:table-cell>
          <table:table-cell office:value-type="float" office:value="169.35">
            <text:p>169.35</text:p>
          </table:table-cell>
          <table:table-cell office:value-type="float" office:value="25">
            <text:p>2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ridesmaids</text:p>
          </table:table-cell>
          <table:table-cell office:value-type="float" office:value="168.94">
            <text:p>168.94</text:p>
          </table:table-cell>
          <table:table-cell office:value-type="float" office:value="32.5">
            <text:p>32.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Kung Fu Panda 2</text:p>
          </table:table-cell>
          <table:table-cell office:value-type="float" office:value="165.13">
            <text:p>165.13</text:p>
          </table:table-cell>
          <table:table-cell office:value-type="float" office:value="130">
            <text:p>1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uss in Boots</text:p>
          </table:table-cell>
          <table:table-cell office:value-type="float" office:value="147.72">
            <text:p>147.72</text:p>
          </table:table-cell>
          <table:table-cell office:value-type="float" office:value="130">
            <text:p>1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X-Men: First Class</text:p>
          </table:table-cell>
          <table:table-cell office:value-type="float" office:value="144.71">
            <text:p>144.71</text:p>
          </table:table-cell>
          <table:table-cell office:value-type="float" office:value="160">
            <text:p>16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Rio</text:p>
          </table:table-cell>
          <table:table-cell office:value-type="float" office:value="139.63">
            <text:p>139.63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Smurfs</text:p>
          </table:table-cell>
          <table:table-cell office:value-type="float" office:value="139.01">
            <text:p>139.01</text:p>
          </table:table-cell>
          <table:table-cell office:value-type="float" office:value="110">
            <text:p>11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Alvin and the Chipmunks 3</text:p>
          </table:table-cell>
          <table:table-cell office:value-type="float" office:value="133.06">
            <text:p>133.06</text:p>
          </table:table-cell>
          <table:table-cell office:value-type="float" office:value="75">
            <text:p>7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Super 8</text:p>
          </table:table-cell>
          <table:table-cell office:value-type="float" office:value="126.87">
            <text:p>126.87</text:p>
          </table:table-cell>
          <table:table-cell office:value-type="float" office:value="45">
            <text:p>45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Rango</text:p>
          </table:table-cell>
          <table:table-cell office:value-type="float" office:value="122.48">
            <text:p>122.48</text:p>
          </table:table-cell>
          <table:table-cell office:value-type="float" office:value="135">
            <text:p>13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orrible Bosses</text:p>
          </table:table-cell>
          <table:table-cell office:value-type="float" office:value="116.5">
            <text:p>116.5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Green Lantern</text:p>
          </table:table-cell>
          <table:table-cell office:value-type="float" office:value="115.04">
            <text:p>115.04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op</text:p>
          </table:table-cell>
          <table:table-cell office:value-type="float" office:value="107.82">
            <text:p>107.82</text:p>
          </table:table-cell>
          <table:table-cell office:value-type="float" office:value="63">
            <text:p>6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aranormal Activity 3</text:p>
          </table:table-cell>
          <table:table-cell office:value-type="float" office:value="103.78">
            <text:p>103.78</text:p>
          </table:table-cell>
          <table:table-cell office:value-type="float" office:value="5">
            <text:p>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Just Go with It</text:p>
          </table:table-cell>
          <table:table-cell office:value-type="float" office:value="101.43">
            <text:p>101.43</text:p>
          </table:table-cell>
          <table:table-cell office:value-type="float" office:value="80">
            <text:p>8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ad Teacher</text:p>
          </table:table-cell>
          <table:table-cell office:value-type="float" office:value="99.39">
            <text:p>99.39</text:p>
          </table:table-cell>
          <table:table-cell office:value-type="float" office:value="20">
            <text:p>2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Gnomeo and Juliet</text:p>
          </table:table-cell>
          <table:table-cell office:value-type="float" office:value="99.29">
            <text:p>99.29</text:p>
          </table:table-cell>
          <table:table-cell office:value-type="float" office:value="36">
            <text:p>36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wboys &amp; Aliens</text:p>
          </table:table-cell>
          <table:table-cell office:value-type="float" office:value="98.83">
            <text:p>98.83</text:p>
          </table:table-cell>
          <table:table-cell office:value-type="float" office:value="163">
            <text:p>163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Green Hornet</text:p>
          </table:table-cell>
          <table:table-cell office:value-type="float" office:value="98.52">
            <text:p>98.52</text:p>
          </table:table-cell>
          <table:table-cell office:value-type="float" office:value="120">
            <text:p>12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ragon Tattoo</text:p>
          </table:table-cell>
          <table:table-cell office:value-type="float" office:value="98.19">
            <text:p>98.19</text:p>
          </table:table-cell>
          <table:table-cell office:value-type="float" office:value="50">
            <text:p>50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he Muppets</text:p>
          </table:table-cell>
          <table:table-cell office:value-type="float" office:value="87.04">
            <text:p>87.04</text:p>
          </table:table-cell>
          <table:table-cell office:value-type="float" office:value="45">
            <text:p>4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Battle: Los Angeles</text:p>
          </table:table-cell>
          <table:table-cell office:value-type="float" office:value="83.27">
            <text:p>83.27</text:p>
          </table:table-cell>
          <table:table-cell office:value-type="float" office:value="70">
            <text:p>7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Real Steel</text:p>
          </table:table-cell>
          <table:table-cell office:value-type="float" office:value="82.55">
            <text:p>82.55</text:p>
          </table:table-cell>
          <table:table-cell office:value-type="float" office:value="80">
            <text:p>8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Descendants</text:p>
          </table:table-cell>
          <table:table-cell office:value-type="float" office:value="82.28">
            <text:p>82.28</text:p>
          </table:table-cell>
          <table:table-cell office:value-type="float" office:value="20">
            <text:p>20</text:p>
          </table:table-cell>
          <table:table-cell office:value-type="string">
            <text:p>Fox Searchligh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razy, Stupid, Love</text:p>
          </table:table-cell>
          <table:table-cell office:value-type="float" office:value="82.07">
            <text:p>82.07</text:p>
          </table:table-cell>
          <table:table-cell office:value-type="float" office:value="50">
            <text:p>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Immortals</text:p>
          </table:table-cell>
          <table:table-cell office:value-type="float" office:value="81.89">
            <text:p>81.89</text:p>
          </table:table-cell>
          <table:table-cell office:value-type="float" office:value="75">
            <text:p>75</text:p>
          </table:table-cell>
          <table:table-cell office:value-type="string">
            <text:p>Relativity Media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Zookeeper</text:p>
          </table:table-cell>
          <table:table-cell office:value-type="float" office:value="79.23">
            <text:p>79.23</text:p>
          </table:table-cell>
          <table:table-cell office:value-type="float" office:value="80">
            <text:p>80</text:p>
          </table:table-cell>
          <table:table-cell office:value-type="string">
            <text:p>MGM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imitless</text:p>
          </table:table-cell>
          <table:table-cell office:value-type="float" office:value="78.46">
            <text:p>78.46</text:p>
          </table:table-cell>
          <table:table-cell office:value-type="float" office:value="43">
            <text:p>43</text:p>
          </table:table-cell>
          <table:table-cell office:value-type="string">
            <text:p>Rogue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ower Heist</text:p>
          </table:table-cell>
          <table:table-cell office:value-type="float" office:value="75.79">
            <text:p>75.79</text:p>
          </table:table-cell>
          <table:table-cell office:value-type="float" office:value="75">
            <text:p>7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We Bought a Zoo</text:p>
          </table:table-cell>
          <table:table-cell office:value-type="float" office:value="75.62">
            <text:p>75.62</text:p>
          </table:table-cell>
          <table:table-cell office:value-type="float" office:value="50">
            <text:p>50</text:p>
          </table:table-cell>
          <table:table-cell office:value-type="string">
            <text:p>20th Century Fox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War Horse</text:p>
          </table:table-cell>
          <table:table-cell office:value-type="float" office:value="75.62">
            <text:p>75.62</text:p>
          </table:table-cell>
          <table:table-cell office:value-type="float" office:value="66">
            <text:p>66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Moneyball</text:p>
          </table:table-cell>
          <table:table-cell office:value-type="float" office:value="74.32">
            <text:p>74.32</text:p>
          </table:table-cell>
          <table:table-cell office:value-type="float" office:value="47">
            <text:p>47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Contagion</text:p>
          </table:table-cell>
          <table:table-cell office:value-type="float" office:value="73.47">
            <text:p>73.47</text:p>
          </table:table-cell>
          <table:table-cell office:value-type="float" office:value="60">
            <text:p>6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ugo</text:p>
          </table:table-cell>
          <table:table-cell office:value-type="float" office:value="73.44">
            <text:p>73.44</text:p>
          </table:table-cell>
          <table:table-cell office:value-type="float" office:value="170">
            <text:p>17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Jack and Jill</text:p>
          </table:table-cell>
          <table:table-cell office:value-type="float" office:value="72.95">
            <text:p>72.95</text:p>
          </table:table-cell>
          <table:table-cell office:value-type="float" office:value="79">
            <text:p>79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Justin Bieber</text:p>
          </table:table-cell>
          <table:table-cell office:value-type="float" office:value="72.69">
            <text:p>72.69</text:p>
          </table:table-cell>
          <table:table-cell office:value-type="float" office:value="13">
            <text:p>13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string">
            <text:p>Tintin</text:p>
          </table:table-cell>
          <table:table-cell office:value-type="float" office:value="72.32">
            <text:p>72.32</text:p>
          </table:table-cell>
          <table:table-cell office:value-type="float" office:value="130">
            <text:p>1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Dolphin Tale</text:p>
          </table:table-cell>
          <table:table-cell office:value-type="float" office:value="71.07">
            <text:p>71.07</text:p>
          </table:table-cell>
          <table:table-cell office:value-type="float" office:value="37">
            <text:p>3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No Strings Attached</text:p>
          </table:table-cell>
          <table:table-cell office:value-type="float" office:value="70.63">
            <text:p>70.63</text:p>
          </table:table-cell>
          <table:table-cell office:value-type="float" office:value="25">
            <text:p>2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Mr. Popper's Penguins</text:p>
          </table:table-cell>
          <table:table-cell office:value-type="float" office:value="67.89">
            <text:p>67.89</text:p>
          </table:table-cell>
          <table:table-cell office:value-type="float" office:value="55">
            <text:p>5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nknown</text:p>
          </table:table-cell>
          <table:table-cell office:value-type="float" office:value="62.72">
            <text:p>62.72</text:p>
          </table:table-cell>
          <table:table-cell office:value-type="float" office:value="30">
            <text:p>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Happy Feet Two</text:p>
          </table:table-cell>
          <table:table-cell office:value-type="float" office:value="62.6">
            <text:p>62.6</text:p>
          </table:table-cell>
          <table:table-cell office:value-type="float" office:value="130">
            <text:p>13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The Adjustment Bureau</text:p>
          </table:table-cell>
          <table:table-cell office:value-type="float" office:value="62.3">
            <text:p>62.3</text:p>
          </table:table-cell>
          <table:table-cell office:value-type="float" office:value="65">
            <text:p>6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Avengers</text:p>
          </table:table-cell>
          <table:table-cell office:value-type="float" office:value="622.217">
            <text:p>622.217</text:p>
          </table:table-cell>
          <table:table-cell office:value-type="float" office:value="220">
            <text:p>22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Dark Knight Rises</text:p>
          </table:table-cell>
          <table:table-cell office:value-type="float" office:value="447.911">
            <text:p>447.911</text:p>
          </table:table-cell>
          <table:table-cell office:value-type="float" office:value="250">
            <text:p>2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Hunger Games</text:p>
          </table:table-cell>
          <table:table-cell office:value-type="float" office:value="407.884">
            <text:p>407.884</text:p>
          </table:table-cell>
          <table:table-cell office:value-type="float" office:value="100">
            <text:p>100</text:p>
          </table:table-cell>
          <table:table-cell office:value-type="string">
            <text:p>Lions Gate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007: Skyfall</text:p>
          </table:table-cell>
          <table:table-cell office:value-type="float" office:value="304.295">
            <text:p>304.295</text:p>
          </table:table-cell>
          <table:table-cell office:value-type="float" office:value="200">
            <text:p>20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Hobbit</text:p>
          </table:table-cell>
          <table:table-cell office:value-type="float" office:value="302.849">
            <text:p>302.849</text:p>
          </table:table-cell>
          <table:table-cell office:value-type="float" office:value="180">
            <text:p>18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reaking Dawn - Part 2</text:p>
          </table:table-cell>
          <table:table-cell office:value-type="float" office:value="292.299">
            <text:p>292.299</text:p>
          </table:table-cell>
          <table:table-cell office:value-type="float" office:value="131.5">
            <text:p>131.5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mazing Spider-Man</text:p>
          </table:table-cell>
          <table:table-cell office:value-type="float" office:value="261.939">
            <text:p>261.939</text:p>
          </table:table-cell>
          <table:table-cell office:value-type="float" office:value="230">
            <text:p>23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rave</text:p>
          </table:table-cell>
          <table:table-cell office:value-type="float" office:value="237.156">
            <text:p>237.156</text:p>
          </table:table-cell>
          <table:table-cell office:value-type="float" office:value="185">
            <text:p>18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ed</text:p>
          </table:table-cell>
          <table:table-cell office:value-type="float" office:value="218.629">
            <text:p>218.629</text:p>
          </table:table-cell>
          <table:table-cell office:value-type="float" office:value="38.7">
            <text:p>38.7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adagascar 3</text:p>
          </table:table-cell>
          <table:table-cell office:value-type="float" office:value="216.367">
            <text:p>216.367</text:p>
          </table:table-cell>
          <table:table-cell office:value-type="float" office:value="145">
            <text:p>145</text:p>
          </table:table-cell>
          <table:table-cell office:value-type="string">
            <text:p>DreamWorks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Dr. Seuss' The Lorax</text:p>
          </table:table-cell>
          <table:table-cell office:value-type="float" office:value="213.95">
            <text:p>213.95</text:p>
          </table:table-cell>
          <table:table-cell office:value-type="float" office:value="70">
            <text:p>7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Wreck-It Ralph</text:p>
          </table:table-cell>
          <table:table-cell office:value-type="float" office:value="189.29">
            <text:p>189.29</text:p>
          </table:table-cell>
          <table:table-cell office:value-type="float" office:value="165">
            <text:p>16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incoln</text:p>
          </table:table-cell>
          <table:table-cell office:value-type="float" office:value="182.14">
            <text:p>182.14</text:p>
          </table:table-cell>
          <table:table-cell office:value-type="float" office:value="100">
            <text:p>100</text:p>
          </table:table-cell>
          <table:table-cell office:value-type="string">
            <text:p>Touchstone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en in Black III</text:p>
          </table:table-cell>
          <table:table-cell office:value-type="float" office:value="179.02">
            <text:p>179.02</text:p>
          </table:table-cell>
          <table:table-cell office:value-type="float" office:value="225">
            <text:p>22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Django Unchained</text:p>
          </table:table-cell>
          <table:table-cell office:value-type="float" office:value="162.69">
            <text:p>162.69</text:p>
          </table:table-cell>
          <table:table-cell office:value-type="float" office:value="100">
            <text:p>100</text:p>
          </table:table-cell>
          <table:table-cell office:value-type="string">
            <text:p>Weinstein Co.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Ice Age: Continental Drift</text:p>
          </table:table-cell>
          <table:table-cell office:value-type="float" office:value="161.01">
            <text:p>161.01</text:p>
          </table:table-cell>
          <table:table-cell office:value-type="float" office:value="95">
            <text:p>9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now White...Huntsman</text:p>
          </table:table-cell>
          <table:table-cell office:value-type="float" office:value="154.92">
            <text:p>154.92</text:p>
          </table:table-cell>
          <table:table-cell office:value-type="float" office:value="170">
            <text:p>170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Les Misérables</text:p>
          </table:table-cell>
          <table:table-cell office:value-type="float" office:value="148.78">
            <text:p>148.78</text:p>
          </table:table-cell>
          <table:table-cell office:value-type="float" office:value="61">
            <text:p>61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otel Transylvania</text:p>
          </table:table-cell>
          <table:table-cell office:value-type="float" office:value="148.28">
            <text:p>148.28</text:p>
          </table:table-cell>
          <table:table-cell office:value-type="float" office:value="85">
            <text:p>8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aken II</text:p>
          </table:table-cell>
          <table:table-cell office:value-type="float" office:value="139.76">
            <text:p>139.76</text:p>
          </table:table-cell>
          <table:table-cell office:value-type="float" office:value="45">
            <text:p>4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21 Jump Street</text:p>
          </table:table-cell>
          <table:table-cell office:value-type="float" office:value="138.26">
            <text:p>138.26</text:p>
          </table:table-cell>
          <table:table-cell office:value-type="float" office:value="42">
            <text:p>42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rgo</text:p>
          </table:table-cell>
          <table:table-cell office:value-type="float" office:value="135.99">
            <text:p>135.99</text:p>
          </table:table-cell>
          <table:table-cell office:value-type="float" office:value="44.5">
            <text:p>44.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ilver Linings Playbook</text:p>
          </table:table-cell>
          <table:table-cell office:value-type="float" office:value="131.93">
            <text:p>131.93</text:p>
          </table:table-cell>
          <table:table-cell office:value-type="float" office:value="26">
            <text:p>26</text:p>
          </table:table-cell>
          <table:table-cell office:value-type="string">
            <text:p>Weinstein Co.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rometheus</text:p>
          </table:table-cell>
          <table:table-cell office:value-type="float" office:value="126.3">
            <text:p>126.3</text:p>
          </table:table-cell>
          <table:table-cell office:value-type="float" office:value="130">
            <text:p>13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Safe House</text:p>
          </table:table-cell>
          <table:table-cell office:value-type="float" office:value="126.15">
            <text:p>126.15</text:p>
          </table:table-cell>
          <table:table-cell office:value-type="float" office:value="85">
            <text:p>8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Vow</text:p>
          </table:table-cell>
          <table:table-cell office:value-type="float" office:value="124.93">
            <text:p>124.93</text:p>
          </table:table-cell>
          <table:table-cell office:value-type="float" office:value="30">
            <text:p>30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ife of Pi</text:p>
          </table:table-cell>
          <table:table-cell office:value-type="float" office:value="124.82">
            <text:p>124.82</text:p>
          </table:table-cell>
          <table:table-cell office:value-type="float" office:value="120">
            <text:p>12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agic Mike</text:p>
          </table:table-cell>
          <table:table-cell office:value-type="float" office:value="113.39">
            <text:p>113.39</text:p>
          </table:table-cell>
          <table:table-cell office:value-type="float" office:value="5">
            <text:p>5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The Bourne Legacy</text:p>
          </table:table-cell>
          <table:table-cell office:value-type="float" office:value="113.17">
            <text:p>113.17</text:p>
          </table:table-cell>
          <table:table-cell office:value-type="float" office:value="125">
            <text:p>12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ourney 2</text:p>
          </table:table-cell>
          <table:table-cell office:value-type="float" office:value="103.81">
            <text:p>103.81</text:p>
          </table:table-cell>
          <table:table-cell office:value-type="float" office:value="79">
            <text:p>79</text:p>
          </table:table-cell>
          <table:table-cell office:value-type="string">
            <text:p>New Line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Rise of the Guardians</text:p>
          </table:table-cell>
          <table:table-cell office:value-type="float" office:value="103.4">
            <text:p>103.4</text:p>
          </table:table-cell>
          <table:table-cell office:value-type="float" office:value="145">
            <text:p>14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ero Dark Thirty</text:p>
          </table:table-cell>
          <table:table-cell office:value-type="float" office:value="95.72">
            <text:p>95.72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Flight</text:p>
          </table:table-cell>
          <table:table-cell office:value-type="float" office:value="93.75">
            <text:p>93.75</text:p>
          </table:table-cell>
          <table:table-cell office:value-type="float" office:value="31">
            <text:p>31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ink Like a Man</text:p>
          </table:table-cell>
          <table:table-cell office:value-type="float" office:value="91.55">
            <text:p>91.55</text:p>
          </table:table-cell>
          <table:table-cell office:value-type="float" office:value="13">
            <text:p>13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Campaign</text:p>
          </table:table-cell>
          <table:table-cell office:value-type="float" office:value="86.85">
            <text:p>86.85</text:p>
          </table:table-cell>
          <table:table-cell office:value-type="string">
            <text:p/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is Means War</text:p>
          </table:table-cell>
          <table:table-cell office:value-type="float" office:value="86.54">
            <text:p>86.54</text:p>
          </table:table-cell>
          <table:table-cell office:value-type="float" office:value="65">
            <text:p>6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Expendables 2</text:p>
          </table:table-cell>
          <table:table-cell office:value-type="float" office:value="85.02">
            <text:p>85.02</text:p>
          </table:table-cell>
          <table:table-cell office:value-type="float" office:value="100">
            <text:p>10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Wrath of the Titans</text:p>
          </table:table-cell>
          <table:table-cell office:value-type="float" office:value="83.64">
            <text:p>83.64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Jack Reacher</text:p>
          </table:table-cell>
          <table:table-cell office:value-type="float" office:value="80.03">
            <text:p>80.03</text:p>
          </table:table-cell>
          <table:table-cell office:value-type="float" office:value="60">
            <text:p>6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Dark Shadows</text:p>
          </table:table-cell>
          <table:table-cell office:value-type="float" office:value="79.71">
            <text:p>79.71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arental Guidance</text:p>
          </table:table-cell>
          <table:table-cell office:value-type="float" office:value="77.05">
            <text:p>77.05</text:p>
          </table:table-cell>
          <table:table-cell office:value-type="float" office:value="25">
            <text:p>2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John Carter</text:p>
          </table:table-cell>
          <table:table-cell office:value-type="float" office:value="73">
            <text:p>73</text:p>
          </table:table-cell>
          <table:table-cell office:value-type="float" office:value="250">
            <text:p>250</text:p>
          </table:table-cell>
          <table:table-cell office:value-type="string">
            <text:p>CBS Film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Act of Valor</text:p>
          </table:table-cell>
          <table:table-cell office:value-type="float" office:value="69.98">
            <text:p>69.98</text:p>
          </table:table-cell>
          <table:table-cell office:value-type="float" office:value="15">
            <text:p>15</text:p>
          </table:table-cell>
          <table:table-cell office:value-type="string">
            <text:p>Relativity Med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is Is 40</text:p>
          </table:table-cell>
          <table:table-cell office:value-type="float" office:value="67.52">
            <text:p>67.52</text:p>
          </table:table-cell>
          <table:table-cell office:value-type="float" office:value="35">
            <text:p>35</text:p>
          </table:table-cell>
          <table:table-cell office:value-type="string">
            <text:p>Universal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Looper</text:p>
          </table:table-cell>
          <table:table-cell office:value-type="float" office:value="66.31">
            <text:p>66.31</text:p>
          </table:table-cell>
          <table:table-cell office:value-type="float" office:value="30">
            <text:p>30</text:p>
          </table:table-cell>
          <table:table-cell office:value-type="string">
            <text:p>FilmDistrict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adea's Witness Protection</text:p>
          </table:table-cell>
          <table:table-cell office:value-type="float" office:value="65.62">
            <text:p>65.62</text:p>
          </table:table-cell>
          <table:table-cell office:value-type="float" office:value="20">
            <text:p>2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attleship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Pitch Perfect</text:p>
          </table:table-cell>
          <table:table-cell office:value-type="float" office:value="64.97">
            <text:p>64.97</text:p>
          </table:table-cell>
          <table:table-cell office:value-type="float" office:value="17">
            <text:p>17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Mirror Mirror</text:p>
          </table:table-cell>
          <table:table-cell office:value-type="float" office:value="64.66">
            <text:p>64.66</text:p>
          </table:table-cell>
          <table:table-cell office:value-type="float" office:value="85">
            <text:p>85</text:p>
          </table:table-cell>
          <table:table-cell office:value-type="string">
            <text:p>Relativity Med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ontraband</text:p>
          </table:table-cell>
          <table:table-cell office:value-type="float" office:value="64.64">
            <text:p>64.64</text:p>
          </table:table-cell>
          <table:table-cell office:value-type="float" office:value="41">
            <text:p>41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Chronicle</text:p>
          </table:table-cell>
          <table:table-cell office:value-type="float" office:value="64.51">
            <text:p>64.51</text:p>
          </table:table-cell>
          <table:table-cell office:value-type="float" office:value="12">
            <text:p>12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Hope Springs</text:p>
          </table:table-cell>
          <table:table-cell office:value-type="float" office:value="63.54">
            <text:p>63.54</text:p>
          </table:table-cell>
          <table:table-cell office:value-type="float" office:value="30">
            <text:p>3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nderworld Awakening</text:p>
          </table:table-cell>
          <table:table-cell office:value-type="float" office:value="61.38">
            <text:p>61.38</text:p>
          </table:table-cell>
          <table:table-cell office:value-type="float" office:value="70">
            <text:p>70</text:p>
          </table:table-cell>
          <table:table-cell office:value-type="string">
            <text:p>Screen Gem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Lucky One</text:p>
          </table:table-cell>
          <table:table-cell office:value-type="float" office:value="60.15">
            <text:p>60.15</text:p>
          </table:table-cell>
          <table:table-cell office:value-type="float" office:value="35">
            <text:p>3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The Dictator</text:p>
          </table:table-cell>
          <table:table-cell office:value-type="float" office:value="59.62">
            <text:p>59.62</text:p>
          </table:table-cell>
          <table:table-cell office:value-type="float" office:value="65">
            <text:p>6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Hunger Games 2</text:p>
          </table:table-cell>
          <table:table-cell office:value-type="float" office:value="424.339">
            <text:p>424.339</text:p>
          </table:table-cell>
          <table:table-cell office:value-type="float" office:value="130">
            <text:p>130</text:p>
          </table:table-cell>
          <table:table-cell office:value-type="string">
            <text:p>Lions Gate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ron Man 3</text:p>
          </table:table-cell>
          <table:table-cell office:value-type="float" office:value="408.569">
            <text:p>408.569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rozen (2013)</text:p>
          </table:table-cell>
          <table:table-cell office:value-type="float" office:value="398.939">
            <text:p>398.939</text:p>
          </table:table-cell>
          <table:table-cell office:value-type="float" office:value="150">
            <text:p>15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Despicable Me 2</text:p>
          </table:table-cell>
          <table:table-cell office:value-type="float" office:value="368.05">
            <text:p>368.05</text:p>
          </table:table-cell>
          <table:table-cell office:value-type="float" office:value="76">
            <text:p>76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n of Steel</text:p>
          </table:table-cell>
          <table:table-cell office:value-type="float" office:value="290.65">
            <text:p>290.65</text:p>
          </table:table-cell>
          <table:table-cell office:value-type="float" office:value="175">
            <text:p>175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ravity</text:p>
          </table:table-cell>
          <table:table-cell office:value-type="float" office:value="273.343">
            <text:p>273.343</text:p>
          </table:table-cell>
          <table:table-cell office:value-type="float" office:value="100">
            <text:p>10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onsters University</text:p>
          </table:table-cell>
          <table:table-cell office:value-type="float" office:value="268.385">
            <text:p>268.385</text:p>
          </table:table-cell>
          <table:table-cell office:value-type="string">
            <text:p/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Hobbit 2</text:p>
          </table:table-cell>
          <table:table-cell office:value-type="float" office:value="258.206">
            <text:p>258.206</text:p>
          </table:table-cell>
          <table:table-cell office:value-type="float" office:value="250">
            <text:p>2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Fast &amp; Furious 6</text:p>
          </table:table-cell>
          <table:table-cell office:value-type="float" office:value="238.287">
            <text:p>238.287</text:p>
          </table:table-cell>
          <table:table-cell office:value-type="float" office:value="160">
            <text:p>16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Oz</text:p>
          </table:table-cell>
          <table:table-cell office:value-type="float" office:value="234.549">
            <text:p>234.549</text:p>
          </table:table-cell>
          <table:table-cell office:value-type="float" office:value="200">
            <text:p>20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tar Trek Into Darkness</text:p>
          </table:table-cell>
          <table:table-cell office:value-type="float" office:value="228.23">
            <text:p>228.23</text:p>
          </table:table-cell>
          <table:table-cell office:value-type="float" office:value="190">
            <text:p>19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or: The Dark World</text:p>
          </table:table-cell>
          <table:table-cell office:value-type="float" office:value="204.29">
            <text:p>204.29</text:p>
          </table:table-cell>
          <table:table-cell office:value-type="float" office:value="170">
            <text:p>17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orld War Z</text:p>
          </table:table-cell>
          <table:table-cell office:value-type="float" office:value="202.14">
            <text:p>202.14</text:p>
          </table:table-cell>
          <table:table-cell office:value-type="float" office:value="190">
            <text:p>19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he Croods</text:p>
          </table:table-cell>
          <table:table-cell office:value-type="float" office:value="186.86">
            <text:p>186.86</text:p>
          </table:table-cell>
          <table:table-cell office:value-type="float" office:value="135">
            <text:p>135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Heat</text:p>
          </table:table-cell>
          <table:table-cell office:value-type="float" office:value="159.51">
            <text:p>159.51</text:p>
          </table:table-cell>
          <table:table-cell office:value-type="float" office:value="43">
            <text:p>43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e're the Millers</text:p>
          </table:table-cell>
          <table:table-cell office:value-type="float" office:value="150.37">
            <text:p>150.37</text:p>
          </table:table-cell>
          <table:table-cell office:value-type="float" office:value="30">
            <text:p>30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merican Hustle</text:p>
          </table:table-cell>
          <table:table-cell office:value-type="float" office:value="150.12">
            <text:p>150.12</text:p>
          </table:table-cell>
          <table:table-cell office:value-type="float" office:value="40">
            <text:p>4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Great Gatsby</text:p>
          </table:table-cell>
          <table:table-cell office:value-type="float" office:value="144.71">
            <text:p>144.71</text:p>
          </table:table-cell>
          <table:table-cell office:value-type="float" office:value="127">
            <text:p>127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Conjuring</text:p>
          </table:table-cell>
          <table:table-cell office:value-type="float" office:value="137.34">
            <text:p>137.34</text:p>
          </table:table-cell>
          <table:table-cell office:value-type="float" office:value="13">
            <text:p>13</text:p>
          </table:table-cell>
          <table:table-cell office:value-type="string">
            <text:p>New Line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Identity Thief</text:p>
          </table:table-cell>
          <table:table-cell office:value-type="float" office:value="134.46">
            <text:p>134.46</text:p>
          </table:table-cell>
          <table:table-cell office:value-type="float" office:value="35">
            <text:p>3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rown Ups 2</text:p>
          </table:table-cell>
          <table:table-cell office:value-type="float" office:value="133.67">
            <text:p>133.67</text:p>
          </table:table-cell>
          <table:table-cell office:value-type="float" office:value="80">
            <text:p>8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Wolverine</text:p>
          </table:table-cell>
          <table:table-cell office:value-type="float" office:value="132.48">
            <text:p>132.48</text:p>
          </table:table-cell>
          <table:table-cell office:value-type="float" office:value="80">
            <text:p>8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nchorman 2</text:p>
          </table:table-cell>
          <table:table-cell office:value-type="float" office:value="127.1">
            <text:p>127.1</text:p>
          </table:table-cell>
          <table:table-cell office:value-type="float" office:value="50">
            <text:p>5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one Survivor</text:p>
          </table:table-cell>
          <table:table-cell office:value-type="float" office:value="124.57">
            <text:p>124.57</text:p>
          </table:table-cell>
          <table:table-cell office:value-type="float" office:value="50">
            <text:p>5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G.I. Joe 2: Retaliation</text:p>
          </table:table-cell>
          <table:table-cell office:value-type="float" office:value="122.26">
            <text:p>122.26</text:p>
          </table:table-cell>
          <table:table-cell office:value-type="float" office:value="130">
            <text:p>130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hance of Meatballs 2</text:p>
          </table:table-cell>
          <table:table-cell office:value-type="float" office:value="119.41">
            <text:p>119.41</text:p>
          </table:table-cell>
          <table:table-cell office:value-type="float" office:value="78">
            <text:p>78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Now You See Me</text:p>
          </table:table-cell>
          <table:table-cell office:value-type="float" office:value="117.39">
            <text:p>117.39</text:p>
          </table:table-cell>
          <table:table-cell office:value-type="float" office:value="70">
            <text:p>70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olf of Wall Street</text:p>
          </table:table-cell>
          <table:table-cell office:value-type="float" office:value="116.89">
            <text:p>116.89</text:p>
          </table:table-cell>
          <table:table-cell office:value-type="float" office:value="100">
            <text:p>100</text:p>
          </table:table-cell>
          <table:table-cell office:value-type="string">
            <text:p>Paramount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he Butler</text:p>
          </table:table-cell>
          <table:table-cell office:value-type="float" office:value="116.43">
            <text:p>116.43</text:p>
          </table:table-cell>
          <table:table-cell office:value-type="float" office:value="17">
            <text:p>17</text:p>
          </table:table-cell>
          <table:table-cell office:value-type="string">
            <text:p>Weinstein Co.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Hangover Part III</text:p>
          </table:table-cell>
          <table:table-cell office:value-type="float" office:value="111.65">
            <text:p>111.65</text:p>
          </table:table-cell>
          <table:table-cell office:value-type="float" office:value="103">
            <text:p>103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pic</text:p>
          </table:table-cell>
          <table:table-cell office:value-type="float" office:value="107.21">
            <text:p>107.21</text:p>
          </table:table-cell>
          <table:table-cell office:value-type="float" office:value="100">
            <text:p>10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Captain Phillips</text:p>
          </table:table-cell>
          <table:table-cell office:value-type="float" office:value="106.86">
            <text:p>106.86</text:p>
          </table:table-cell>
          <table:table-cell office:value-type="float" office:value="55">
            <text:p>5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ad Grandpa</text:p>
          </table:table-cell>
          <table:table-cell office:value-type="float" office:value="101.83">
            <text:p>101.83</text:p>
          </table:table-cell>
          <table:table-cell office:value-type="float" office:value="15">
            <text:p>15</text:p>
          </table:table-cell>
          <table:table-cell office:value-type="string">
            <text:p>Paramoun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Pacific Rim</text:p>
          </table:table-cell>
          <table:table-cell office:value-type="float" office:value="101.73">
            <text:p>101.73</text:p>
          </table:table-cell>
          <table:table-cell office:value-type="float" office:value="190">
            <text:p>19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is Is the End</text:p>
          </table:table-cell>
          <table:table-cell office:value-type="float" office:value="101.47">
            <text:p>101.47</text:p>
          </table:table-cell>
          <table:table-cell office:value-type="float" office:value="25">
            <text:p>25</text:p>
          </table:table-cell>
          <table:table-cell office:value-type="string">
            <text:p>Columbia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Olympus Has Fallen</text:p>
          </table:table-cell>
          <table:table-cell office:value-type="float" office:value="98.77">
            <text:p>98.77</text:p>
          </table:table-cell>
          <table:table-cell office:value-type="float" office:value="80">
            <text:p>80</text:p>
          </table:table-cell>
          <table:table-cell office:value-type="string">
            <text:p>FilmDistric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42</text:p>
          </table:table-cell>
          <table:table-cell office:value-type="float" office:value="94.93">
            <text:p>94.93</text:p>
          </table:table-cell>
          <table:table-cell office:value-type="float" office:value="40">
            <text:p>4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Elysium</text:p>
          </table:table-cell>
          <table:table-cell office:value-type="float" office:value="93.05">
            <text:p>93.05</text:p>
          </table:table-cell>
          <table:table-cell office:value-type="float" office:value="100">
            <text:p>10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Planes</text:p>
          </table:table-cell>
          <table:table-cell office:value-type="float" office:value="90.28">
            <text:p>90.28</text:p>
          </table:table-cell>
          <table:table-cell office:value-type="float" office:value="50">
            <text:p>50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Oblivion</text:p>
          </table:table-cell>
          <table:table-cell office:value-type="float" office:value="89.02">
            <text:p>89.02</text:p>
          </table:table-cell>
          <table:table-cell office:value-type="float" office:value="140">
            <text:p>14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Lone Ranger</text:p>
          </table:table-cell>
          <table:table-cell office:value-type="float" office:value="89.01">
            <text:p>89.01</text:p>
          </table:table-cell>
          <table:table-cell office:value-type="float" office:value="215">
            <text:p>215</text:p>
          </table:table-cell>
          <table:table-cell office:value-type="string">
            <text:p>Disney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Insidious: Chapter 2</text:p>
          </table:table-cell>
          <table:table-cell office:value-type="float" office:value="83.58">
            <text:p>83.58</text:p>
          </table:table-cell>
          <table:table-cell office:value-type="float" office:value="5">
            <text:p>5</text:p>
          </table:table-cell>
          <table:table-cell office:value-type="string">
            <text:p>FilmDistrict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string">
            <text:p>Turbo</text:p>
          </table:table-cell>
          <table:table-cell office:value-type="float" office:value="83.03">
            <text:p>83.03</text:p>
          </table:table-cell>
          <table:table-cell office:value-type="float" office:value="135">
            <text:p>135</text:p>
          </table:table-cell>
          <table:table-cell office:value-type="string">
            <text:p>DreamWork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aving Mr. Banks</text:p>
          </table:table-cell>
          <table:table-cell office:value-type="float" office:value="81.04">
            <text:p>81.04</text:p>
          </table:table-cell>
          <table:table-cell office:value-type="float" office:value="35">
            <text:p>35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2 Guns</text:p>
          </table:table-cell>
          <table:table-cell office:value-type="float" office:value="75.57">
            <text:p>75.57</text:p>
          </table:table-cell>
          <table:table-cell office:value-type="float" office:value="90">
            <text:p>90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hite House Down</text:p>
          </table:table-cell>
          <table:table-cell office:value-type="float" office:value="72.77">
            <text:p>72.77</text:p>
          </table:table-cell>
          <table:table-cell office:value-type="float" office:value="150">
            <text:p>150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Mama</text:p>
          </table:table-cell>
          <table:table-cell office:value-type="float" office:value="71.59">
            <text:p>71.59</text:p>
          </table:table-cell>
          <table:table-cell office:value-type="float" office:value="15">
            <text:p>15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Safe Haven</text:p>
          </table:table-cell>
          <table:table-cell office:value-type="float" office:value="71.28">
            <text:p>71.28</text:p>
          </table:table-cell>
          <table:table-cell office:value-type="float" office:value="28">
            <text:p>28</text:p>
          </table:table-cell>
          <table:table-cell office:value-type="string">
            <text:p>Relativity Med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Smurfs 2</text:p>
          </table:table-cell>
          <table:table-cell office:value-type="float" office:value="71.02">
            <text:p>71.02</text:p>
          </table:table-cell>
          <table:table-cell office:value-type="float" office:value="105">
            <text:p>105</text:p>
          </table:table-cell>
          <table:table-cell office:value-type="string">
            <text:p>Columbia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Best Man Holiday</text:p>
          </table:table-cell>
          <table:table-cell office:value-type="float" office:value="70.25">
            <text:p>70.25</text:p>
          </table:table-cell>
          <table:table-cell office:value-type="float" office:value="17">
            <text:p>17</text:p>
          </table:table-cell>
          <table:table-cell office:value-type="string">
            <text:p>Universal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Percy Jackson 2</text:p>
          </table:table-cell>
          <table:table-cell office:value-type="float" office:value="68.38">
            <text:p>68.38</text:p>
          </table:table-cell>
          <table:table-cell office:value-type="float" office:value="90">
            <text:p>90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A Good Day to Die Hard</text:p>
          </table:table-cell>
          <table:table-cell office:value-type="float" office:value="67.29">
            <text:p>67.29</text:p>
          </table:table-cell>
          <table:table-cell office:value-type="float" office:value="92">
            <text:p>92</text:p>
          </table:table-cell>
          <table:table-cell office:value-type="string">
            <text:p>20th Century Fox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arm Bodies</text:p>
          </table:table-cell>
          <table:table-cell office:value-type="float" office:value="66.36">
            <text:p>66.36</text:p>
          </table:table-cell>
          <table:table-cell office:value-type="float" office:value="30">
            <text:p>30</text:p>
          </table:table-cell>
          <table:table-cell office:value-type="string">
            <text:p>Summit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Jack the Giant Slayer</text:p>
          </table:table-cell>
          <table:table-cell office:value-type="float" office:value="65.11">
            <text:p>65.11</text:p>
          </table:table-cell>
          <table:table-cell office:value-type="float" office:value="150">
            <text:p>150</text:p>
          </table:table-cell>
          <table:table-cell office:value-type="string">
            <text:p>Warner Brothers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The Purge</text:p>
          </table:table-cell>
          <table:table-cell office:value-type="float" office:value="64.27">
            <text:p>64.27</text:p>
          </table:table-cell>
          <table:table-cell office:value-type="float" office:value="3">
            <text:p>3</text:p>
          </table:table-cell>
          <table:table-cell office:value-type="string">
            <text:p>Universal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4/08/2014</text:date>, <text:time>02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 Cer</meta:initial-creator>
    <meta:creation-date>2014-04-08T00:46:44.81</meta:creation-date>
    <dc:date>2014-04-08T02:09:42.31</dc:date>
    <dc:creator>My Cer</dc:creator>
    <meta:editing-duration>PT1H7M44S</meta:editing-duration>
    <meta:editing-cycles>6</meta:editing-cycles>
    <meta:generator>OpenOffice/4.0.1$Win32 OpenOffice.org_project/401m5$Build-9714</meta:generator>
    <meta:document-statistic meta:table-count="3" meta:cell-count="5780" meta:object-count="0"/>
  </office:meta>
</office:document-meta>
</file>